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1" manifest:media-type="application/x-openoffice-gdimetafile;windows_formatname=&quot;GDIMetaFile&quot;"/>
  <manifest:file-entry manifest:full-path="ObjectReplacements/Object 7" manifest:media-type="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Pictures/100000010000007600000066CD03CAC22A7B937C.png" manifest:media-type="image/png"/>
  <manifest:file-entry manifest:full-path="Object 15/Pictures/2000008A00000C1000000A7D199EC66980D53845.svm" manifest:media-type="image/x-svm"/>
  <manifest:file-entry manifest:full-path="Object 15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manifest.rdf" manifest:media-type="application/rdf+xml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95cm"/>
    </style:style>
    <style:style style:name="co3" style:family="table-column">
      <style:table-column-properties fo:break-before="auto" style:column-width="2.485cm"/>
    </style:style>
    <style:style style:name="co4" style:family="table-column">
      <style:table-column-properties fo:break-before="auto" style:column-width="2.295cm"/>
    </style:style>
    <style:style style:name="co5" style:family="table-column">
      <style:table-column-properties fo:break-before="auto" style:column-width="3.685cm"/>
    </style:style>
    <style:style style:name="co6" style:family="table-column">
      <style:table-column-properties fo:break-before="auto" style:column-width="2.378cm"/>
    </style:style>
    <style:style style:name="co7" style:family="table-column">
      <style:table-column-properties fo:break-before="auto" style:column-width="2.323cm"/>
    </style:style>
    <style:style style:name="co8" style:family="table-column">
      <style:table-column-properties fo:break-before="auto" style:column-width="3.648cm"/>
    </style:style>
    <style:style style:name="co9" style:family="table-column">
      <style:table-column-properties fo:break-before="auto" style:column-width="2.023cm"/>
    </style:style>
    <style:style style:name="co10" style:family="table-column">
      <style:table-column-properties fo:break-before="auto" style:column-width="2.432cm"/>
    </style:style>
    <style:style style:name="co11" style:family="table-column">
      <style:table-column-properties fo:break-before="auto" style:column-width="2.514cm"/>
    </style:style>
    <style:style style:name="co12" style:family="table-column">
      <style:table-column-properties fo:break-before="auto" style:column-width="2.976cm"/>
    </style:style>
    <style:style style:name="co13" style:family="table-column">
      <style:table-column-properties fo:break-before="auto" style:column-width="2.404cm"/>
    </style:style>
    <style:style style:name="co14" style:family="table-column">
      <style:table-column-properties fo:break-before="auto" style:column-width="2.214cm"/>
    </style:style>
    <style:style style:name="co15" style:family="table-column">
      <style:table-column-properties fo:break-before="auto" style:column-width="2.704cm"/>
    </style:style>
    <style:style style:name="co16" style:family="table-column">
      <style:table-column-properties fo:break-before="auto" style:column-width="3.1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2" style:family="table-cell" style:parent-style-name="Default">
      <style:table-cell-properties fo:background-color="#bf819e" fo:border="0.74pt solid #000000"/>
    </style:style>
    <style:style style:name="ce11" style:family="table-cell" style:parent-style-name="Default">
      <style:table-cell-properties fo:border-bottom="none" fo:background-color="#bbe33d" fo:border-left="0.74pt solid #000000" fo:border-right="none" fo:border-top="none"/>
    </style:style>
    <style:style style:name="ce12" style:family="table-cell" style:parent-style-name="Default">
      <style:table-cell-properties fo:border-bottom="0.74pt solid #000000" fo:background-color="#bbe33d" fo:border-left="0.74pt solid #000000" fo:border-right="none" fo:border-top="none"/>
    </style:style>
    <style:style style:name="ce26" style:family="table-cell" style:parent-style-name="Default">
      <style:table-cell-properties fo:background-color="#ff972f" style:text-align-source="fix" style:repeat-content="false" fo:border="0.74pt solid #000000"/>
      <style:paragraph-properties fo:text-align="center" fo:margin-left="0cm"/>
    </style:style>
    <style:style style:name="ce33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bbe33d" fo:border-left="none" fo:border-right="none" fo:border-top="0.74pt solid #000000"/>
    </style:style>
    <style:style style:name="ce16" style:family="table-cell" style:parent-style-name="Default">
      <style:table-cell-properties fo:background-color="#bbe33d"/>
    </style:style>
    <style:style style:name="ce18" style:family="table-cell" style:parent-style-name="Default">
      <style:table-cell-properties fo:border-bottom="0.74pt solid #000000" fo:background-color="#bbe33d" fo:border-left="none" fo:border-right="none" fo:border-top="none"/>
    </style:style>
    <style:style style:name="ce36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41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</style:style>
    <style:style style:name="ce3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order-bottom="none" fo:background-color="#bbe33d" fo:border-left="none" fo:border-right="0.74pt solid #000000" fo:border-top="0.74pt solid #000000"/>
    </style:style>
    <style:style style:name="ce22" style:family="table-cell" style:parent-style-name="Default">
      <style:table-cell-properties fo:border-bottom="none" fo:background-color="#bbe33d" fo:border-left="none" fo:border-right="0.74pt solid #000000" fo:border-top="none"/>
    </style:style>
    <style:style style:name="ce23" style:family="table-cell" style:parent-style-name="Default">
      <style:table-cell-properties fo:border-bottom="0.74pt solid #000000" fo:background-color="#bbe33d" fo:border-left="none" fo:border-right="0.74pt solid #000000" fo:border-top="none"/>
    </style:style>
    <style:style style:name="ce32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#5983b0" fo:border="0.74pt solid #000000"/>
    </style:style>
    <style:style style:name="ce7" style:family="table-cell" style:parent-style-name="Default">
      <style:table-cell-properties fo:background-color="#b4c7dc" fo:border="0.74pt solid #000000"/>
    </style:style>
    <style:style style:name="ce1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8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fo:background-color="#ff972f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 style:data-style-name="N10000">
      <style:table-cell-properties fo:background-color="#729fcf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00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00">
      <style:table-cell-properties fo:border="0.74pt solid #000000"/>
    </style:style>
    <style:style style:name="ce15" style:family="table-cell" style:parent-style-name="Default">
      <style:table-cell-properties style:vertical-align="middle"/>
    </style:style>
    <style:style style:name="ce14" style:family="table-cell" style:parent-style-name="Default" style:data-style-name="N10000">
      <style:table-cell-properties fo:background-color="#ff6d6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0000">
      <style:table-cell-properties fo:background-color="#bbe33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diagonal-bl-tr="none" style:diagonal-tl-br="none" style:text-align-source="fix" style:repeat-content="false"/>
      <style:paragraph-properties fo:text-align="start" fo:margin-left="0cm"/>
    </style:style>
    <style:style style:name="ce19" style:family="table-cell" style:parent-style-name="Default" style:data-style-name="N10000">
      <style:table-cell-properties fo:background-color="#ffde59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972f" style:text-align-source="fix" style:repeat-content="false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81d41a" fo:border="0.74pt solid #000000"/>
    </style:style>
    <style:style style:name="ce3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1" style:family="table-cell" style:parent-style-name="Default">
      <style:table-cell-properties fo:background-color="#ffb66c"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ara Gráfico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1" table:number-columns-repeated="7" table:default-cell-style-name="Default"/>
        <table:table-column table:style-name="co1" table:default-cell-style-name="ce11"/>
        <table:table-column table:style-name="co1" table:number-columns-repeated="7" table:default-cell-style-name="ce16"/>
        <table:table-column table:style-name="co5" table:default-cell-style-name="ce16"/>
        <table:table-column table:style-name="co1" table:number-columns-repeated="5" table:default-cell-style-name="ce16"/>
        <table:table-column table:style-name="co1" table:default-cell-style-name="ce22"/>
        <table:table-row table:style-name="ro1">
          <table:table-cell table:number-columns-repeated="17"/>
          <table:table-cell table:style-name="Default" table:number-columns-repeated="15"/>
        </table:table-row>
        <table:table-row table:style-name="ro1">
          <table:table-cell/>
          <table:table-cell table:style-name="ce2" office:value-type="string" calcext:value-type="string">
            <text:p>Mínimo</text:p>
          </table:table-cell>
          <table:table-cell table:number-columns-repeated="7"/>
          <table:table-cell table:style-name="ce2" office:value-type="string" calcext:value-type="string">
            <text:p>Média</text:p>
          </table:table-cell>
          <table:table-cell table:number-columns-repeated="7"/>
          <table:table-cell table:style-name="ce2" office:value-type="string" calcext:value-type="string">
            <text:p>Junção</text:p>
          </table:table-cell>
          <table:table-cell table:style-name="Default" table:number-columns-repeated="7"/>
          <table:table-cell table:style-name="ce44" office:value-type="string" calcext:value-type="string">
            <text:p>Nomes das Medidas</text:p>
          </table:table-cell>
          <table:table-cell table:style-name="Default" table:number-columns-repeated="6"/>
        </table:table-row>
        <table:table-row table:style-name="ro1">
          <table:table-cell/>
          <table:table-cell>
            <draw:frame draw:z-index="1" draw:style-name="gr1" draw:text-style-name="P1" svg:width="16.009cm" svg:height="9.748cm" svg:x="0.003cm" svg:y="0cm">
              <draw:object draw:notify-on-update-of-ranges="'ProfBcast-MIN'.P22:'ProfBcast-MIN'.P22 'ProfBcast-MIN'.P23:'ProfBcast-MIN'.P23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7"/>
          <table:table-cell>
            <draw:frame draw:z-index="0" draw:style-name="gr1" draw:text-style-name="P1" svg:width="16.009cm" svg:height="9.748cm" svg:x="0.001cm" svg:y="0cm">
              <draw:object draw:notify-on-update-of-ranges="'ProfBcast-MED'.P22:'ProfBcast-MED'.P22 'ProfBcast-MED'.P23:'ProfBcast-MED'.P23" xlink:href="./Object 8" xlink:type="simple" xlink:show="embed" xlink:actuate="onLoad">
                <loext:p/>
              </draw:object>
              <draw:image xlink:href="./ObjectReplacements/Object 8" xlink:type="simple" xlink:show="embed" xlink:actuate="onLoad"/>
            </draw:frame>
          </table:table-cell>
          <table:table-cell table:number-columns-repeated="7"/>
          <table:table-cell table:style-name="Default">
            <draw:frame draw:z-index="2" draw:style-name="gr1" draw:text-style-name="P1" svg:width="16.009cm" svg:height="9.748cm" svg:x="0.002cm" svg:y="0cm">
              <draw:object draw:notify-on-update-of-ranges="'Compara Gráficos'.Z3:'Compara Gráficos'.Z3 'Compara Gráficos'.Z4:'Compara Gráficos'.Z4 'Compara Gráficos'.Z6:'Compara Gráficos'.Z6 'Compara Gráficos'.Z5:'Compara Gráficos'.Z5" xlink:href="./Object 9" xlink:type="simple" xlink:show="embed" xlink:actuate="onLoad">
                <loext:p/>
              </draw:object>
              <draw:image xlink:href="./ObjectReplacements/Object 9" xlink:type="simple" xlink:show="embed" xlink:actuate="onLoad"/>
            </draw:frame>
          </table:table-cell>
          <table:table-cell table:style-name="Default" table:number-columns-repeated="7"/>
          <table:table-cell table:style-name="ce7" office:value-type="string" calcext:value-type="string">
            <text:p>Mínimo MPI_Bcast</text:p>
          </table:table-cell>
          <table:table-cell table:style-name="Default" table:number-columns-repeated="6"/>
        </table:table-row>
        <table:table-row table:style-name="ro1">
          <table:table-cell table:number-columns-repeated="17"/>
          <table:table-cell table:style-name="Default" table:number-columns-repeated="8"/>
          <table:table-cell table:style-name="ce7" office:value-type="string" calcext:value-type="string">
            <text:p>Mínimo sBBT_Bcast</text:p>
          </table:table-cell>
          <table:table-cell table:style-name="Default" table:number-columns-repeated="6"/>
        </table:table-row>
        <table:table-row table:style-name="ro1">
          <table:table-cell table:number-columns-repeated="17"/>
          <table:table-cell table:style-name="Default" table:number-columns-repeated="8"/>
          <table:table-cell table:style-name="ce7" office:value-type="string" calcext:value-type="string">
            <text:p>Média MPI_Bcast</text:p>
          </table:table-cell>
          <table:table-cell table:style-name="Default" table:number-columns-repeated="6"/>
        </table:table-row>
        <table:table-row table:style-name="ro1">
          <table:table-cell table:number-columns-repeated="17"/>
          <table:table-cell table:style-name="Default" table:number-columns-repeated="8"/>
          <table:table-cell table:style-name="ce7" office:value-type="string" calcext:value-type="string">
            <text:p>Média sBBT_Bcast</text:p>
          </table:table-cell>
          <table:table-cell table:style-name="Default" table:number-columns-repeated="6"/>
        </table:table-row>
        <table:table-row table:style-name="ro1" table:number-rows-repeated="18">
          <table:table-cell table:number-columns-repeated="17"/>
          <table:table-cell table:style-name="Default" table:number-columns-repeated="15"/>
        </table:table-row>
        <table:table-row table:style-name="ro1">
          <table:table-cell table:number-columns-repeated="17"/>
          <table:table-cell table:style-name="ce32"/>
          <table:table-cell table:style-name="Default" table:number-columns-repeated="14"/>
        </table:table-row>
        <table:table-row table:style-name="ro1">
          <table:table-cell/>
          <table:table-cell table:style-name="ce2" office:value-type="string" calcext:value-type="string">
            <text:p>8 Processos</text:p>
          </table:table-cell>
          <table:table-cell table:style-name="ce13" table:number-columns-repeated="7"/>
          <table:table-cell table:style-name="ce2" office:value-type="string" calcext:value-type="string">
            <text:p>16 Processos</text:p>
          </table:table-cell>
          <table:table-cell table:style-name="ce13" table:number-columns-repeated="5"/>
          <table:table-cell table:style-name="ce20"/>
          <table:table-cell/>
          <table:table-cell table:style-name="ce2" office:value-type="string" calcext:value-type="string">
            <text:p>8 Processos</text:p>
          </table:table-cell>
          <table:table-cell table:style-name="ce13" table:number-columns-repeated="7"/>
          <table:table-cell table:style-name="ce2" office:value-type="string" calcext:value-type="string">
            <text:p>16 Processos</text:p>
          </table:table-cell>
          <table:table-cell table:style-name="ce13" table:number-columns-repeated="5"/>
          <table:table-cell table:style-name="ce20"/>
        </table:table-row>
        <table:table-row table:style-name="ro1">
          <table:table-cell/>
          <table:table-cell table:style-name="ce11">
            <draw:frame draw:z-index="3" draw:style-name="gr1" draw:text-style-name="P1" svg:width="16.009cm" svg:height="9.748cm" svg:x="0.001cm" svg:y="0cm">
              <draw:object draw:notify-on-update-of-ranges="'ProfBcast-MED'.B2:'ProfBcast-MED'.E3 'Compara Gráficos'.Z3:'Compara Gráficos'.Z3 'MPIBcast-MIN'.B17:'MPIBcast-MIN'.E17 'Compara Gráficos'.Z4:'Compara Gráficos'.Z4 'ProfBcast-MIN'.B17:'ProfBcast-MIN'.E17 'Compara Gráficos'.Z5:'Compara Gráficos'.Z5 'MPIBcast-MED'.B17:'MPIBcast-MED'.E17 'Compara Gráficos'.Z6:'Compara Gráficos'.Z6 'ProfBcast-MED'.B17:'ProfBcast-MED'.E17" xlink:href="./Object 10" xlink:type="simple" xlink:show="embed" xlink:actuate="onLoad">
                <loext:p/>
              </draw:object>
              <draw:image xlink:href="./ObjectReplacements/Object 10" xlink:type="simple" xlink:show="embed" xlink:actuate="onLoad"/>
            </draw:frame>
          </table:table-cell>
          <table:table-cell table:style-name="ce16" table:number-columns-repeated="7"/>
          <table:table-cell table:style-name="ce16">
            <draw:frame draw:z-index="4" draw:style-name="gr1" draw:text-style-name="P1" svg:width="16.009cm" svg:height="9.748cm" svg:x="0.001cm" svg:y="0cm">
              <draw:object draw:notify-on-update-of-ranges="'ProfBcast-MED'.H2:'ProfBcast-MED'.K3 'Compara Gráficos'.Z3:'Compara Gráficos'.Z3 'MPIBcast-MIN'.H17:'MPIBcast-MIN'.K17 'Compara Gráficos'.Z4:'Compara Gráficos'.Z4 'ProfBcast-MIN'.H17:'ProfBcast-MIN'.K17 'Compara Gráficos'.Z5:'Compara Gráficos'.Z5 'MPIBcast-MED'.H17:'MPIBcast-MED'.K17 'Compara Gráficos'.Z6:'Compara Gráficos'.Z6 'ProfBcast-MED'.H17:'ProfBcast-MED'.K17" xlink:href="./Object 11" xlink:type="simple" xlink:show="embed" xlink:actuate="onLoad">
                <loext:p/>
              </draw:object>
              <draw:image xlink:href="./ObjectReplacements/Object 11" xlink:type="simple" xlink:show="embed" xlink:actuate="onLoad"/>
            </draw:frame>
          </table:table-cell>
          <table:table-cell table:style-name="ce16" table:number-columns-repeated="5"/>
          <table:table-cell table:style-name="ce22"/>
          <table:table-cell/>
          <table:table-cell>
            <draw:frame draw:z-index="7" draw:style-name="gr1" draw:text-style-name="P1" svg:width="16.237cm" svg:height="9.748cm" svg:x="0.001cm" svg:y="0cm">
              <draw:object draw:notify-on-update-of-ranges="'ProfBcast-MED'.B3:'ProfBcast-MED'.E3 'Compara Gráficos'.Z3:'Compara Gráficos'.Z3 'MPIBcast-MIN'.B17:'MPIBcast-MIN'.E17 'Compara Gráficos'.Z4:'Compara Gráficos'.Z4 'ProfBcast-MIN'.B17:'ProfBcast-MIN'.E17 'Compara Gráficos'.Z5:'Compara Gráficos'.Z5 'MPIBcast-MED'.B17:'MPIBcast-MED'.E17 'Compara Gráficos'.Z6:'Compara Gráficos'.Z6 'ProfBcast-MED'.B17:'ProfBcast-MED'.E17" xlink:href="./Object 14" xlink:type="simple" xlink:show="embed" xlink:actuate="onLoad">
                <loext:p/>
              </draw:object>
              <draw:image xlink:href="./ObjectReplacements/Object 14" xlink:type="simple" xlink:show="embed" xlink:actuate="onLoad"/>
            </draw:frame>
          </table:table-cell>
          <table:table-cell table:number-columns-repeated="7"/>
          <table:table-cell>
            <draw:frame draw:z-index="8" draw:style-name="gr1" draw:text-style-name="P1" svg:width="16.237cm" svg:height="9.748cm" svg:x="0.258cm" svg:y="0cm">
              <draw:object draw:notify-on-update-of-ranges="'ProfBcast-MED'.H3:'ProfBcast-MED'.K3 'Compara Gráficos'.Z3:'Compara Gráficos'.Z3 'MPIBcast-MIN'.H17:'MPIBcast-MIN'.K17 'Compara Gráficos'.Z4:'Compara Gráficos'.Z4 'ProfBcast-MIN'.H17:'ProfBcast-MIN'.K17 'Compara Gráficos'.Z5:'Compara Gráficos'.Z5 'MPIBcast-MED'.H17:'MPIBcast-MED'.K17 'Compara Gráficos'.Z6:'Compara Gráficos'.Z6 'ProfBcast-MED'.H17:'ProfBcast-MED'.K17" xlink:href="./Object 15" xlink:type="simple" xlink:show="embed" xlink:actuate="onLoad">
                <loext:p/>
              </draw:object>
              <draw:image xlink:href="./ObjectReplacements/Object 15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22">
          <table:table-cell/>
          <table:table-cell table:style-name="ce11"/>
          <table:table-cell table:style-name="ce16" table:number-columns-repeated="13"/>
          <table:table-cell table:style-name="ce22"/>
          <table:table-cell table:number-columns-repeated="16"/>
        </table:table-row>
        <table:table-row table:style-name="ro1">
          <table:table-cell/>
          <table:table-cell table:style-name="ce2" office:value-type="string" calcext:value-type="string">
            <text:p>32 Processos</text:p>
          </table:table-cell>
          <table:table-cell table:style-name="ce16" table:number-columns-repeated="7"/>
          <table:table-cell table:style-name="ce2" office:value-type="string" calcext:value-type="string">
            <text:p>64 Processos</text:p>
          </table:table-cell>
          <table:table-cell table:style-name="ce16" table:number-columns-repeated="5"/>
          <table:table-cell table:style-name="ce22"/>
          <table:table-cell/>
          <table:table-cell table:style-name="ce2" office:value-type="string" calcext:value-type="string">
            <text:p>32 Processos</text:p>
          </table:table-cell>
          <table:table-cell table:number-columns-repeated="7"/>
          <table:table-cell table:style-name="ce2" office:value-type="string" calcext:value-type="string">
            <text:p>64 Processos</text:p>
          </table:table-cell>
          <table:table-cell table:number-columns-repeated="6"/>
        </table:table-row>
        <table:table-row table:style-name="ro1">
          <table:table-cell/>
          <table:table-cell table:style-name="ce11">
            <draw:frame draw:z-index="5" draw:style-name="gr1" draw:text-style-name="P1" svg:width="16.009cm" svg:height="9.748cm" svg:x="0.036cm" svg:y="0.034cm">
              <draw:object draw:notify-on-update-of-ranges="'ProfBcast-MED'.N2:'ProfBcast-MED'.Q3 'Compara Gráficos'.Z3:'Compara Gráficos'.Z3 'MPIBcast-MIN'.N17:'MPIBcast-MIN'.Q17 'Compara Gráficos'.Z4:'Compara Gráficos'.Z4 'ProfBcast-MIN'.N17:'ProfBcast-MIN'.Q17 'Compara Gráficos'.Z5:'Compara Gráficos'.Z5 'MPIBcast-MED'.N17:'MPIBcast-MED'.Q17 'Compara Gráficos'.Z6:'Compara Gráficos'.Z6 'ProfBcast-MED'.N17:'ProfBcast-MED'.Q17" xlink:href="./Object 12" xlink:type="simple" xlink:show="embed" xlink:actuate="onLoad">
                <loext:p/>
              </draw:object>
              <draw:image xlink:href="./ObjectReplacements/Object 12" xlink:type="simple" xlink:show="embed" xlink:actuate="onLoad"/>
            </draw:frame>
          </table:table-cell>
          <table:table-cell table:style-name="ce16" table:number-columns-repeated="7"/>
          <table:table-cell table:style-name="ce16">
            <draw:frame draw:z-index="6" draw:style-name="gr1" draw:text-style-name="P1" svg:width="16.009cm" svg:height="9.748cm" svg:x="0.001cm" svg:y="0cm">
              <draw:object draw:notify-on-update-of-ranges="'ProfBcast-MED'.T2:'ProfBcast-MED'.W3 'Compara Gráficos'.Z3:'Compara Gráficos'.Z3 'MPIBcast-MIN'.T17:'MPIBcast-MIN'.W17 'Compara Gráficos'.Z4:'Compara Gráficos'.Z4 'ProfBcast-MIN'.T17:'ProfBcast-MIN'.W17 'Compara Gráficos'.Z5:'Compara Gráficos'.Z5 'MPIBcast-MED'.T17:'MPIBcast-MED'.W17 'Compara Gráficos'.Z6:'Compara Gráficos'.Z6 'ProfBcast-MED'.T17:'ProfBcast-MED'.W17" xlink:href="./Object 13" xlink:type="simple" xlink:show="embed" xlink:actuate="onLoad">
                <loext:p/>
              </draw:object>
              <draw:image xlink:href="./ObjectReplacements/Object 13" xlink:type="simple" xlink:show="embed" xlink:actuate="onLoad"/>
            </draw:frame>
          </table:table-cell>
          <table:table-cell table:style-name="ce16" table:number-columns-repeated="5"/>
          <table:table-cell table:style-name="ce22"/>
          <table:table-cell/>
          <table:table-cell>
            <draw:frame draw:z-index="9" draw:style-name="gr1" draw:text-style-name="P1" svg:width="16.236cm" svg:height="9.748cm" svg:x="0.037cm" svg:y="0.034cm">
              <draw:object draw:notify-on-update-of-ranges="'ProfBcast-MED'.N3:'ProfBcast-MED'.Q3 'Compara Gráficos'.Z3:'Compara Gráficos'.Z3 'MPIBcast-MIN'.N17:'MPIBcast-MIN'.Q17 'Compara Gráficos'.Z4:'Compara Gráficos'.Z4 'ProfBcast-MIN'.N17:'ProfBcast-MIN'.Q17 'Compara Gráficos'.Z5:'Compara Gráficos'.Z5 'MPIBcast-MED'.N17:'MPIBcast-MED'.Q17 'Compara Gráficos'.Z6:'Compara Gráficos'.Z6 'ProfBcast-MED'.N17:'ProfBcast-MED'.Q17" xlink:href="./Object 16" xlink:type="simple" xlink:show="embed" xlink:actuate="onLoad">
                <loext:p/>
              </draw:object>
              <draw:image xlink:href="./ObjectReplacements/Object 16" xlink:type="simple" xlink:show="embed" xlink:actuate="onLoad"/>
            </draw:frame>
          </table:table-cell>
          <table:table-cell table:number-columns-repeated="7"/>
          <table:table-cell>
            <draw:frame draw:z-index="10" draw:style-name="gr1" draw:text-style-name="P1" svg:width="16.237cm" svg:height="9.748cm" svg:x="0.258cm" svg:y="0cm">
              <draw:object draw:notify-on-update-of-ranges="'ProfBcast-MED'.T3:'ProfBcast-MED'.W3 'Compara Gráficos'.Z3:'Compara Gráficos'.Z3 'MPIBcast-MIN'.T17:'MPIBcast-MIN'.W17 'Compara Gráficos'.Z4:'Compara Gráficos'.Z4 'ProfBcast-MIN'.T17:'ProfBcast-MIN'.W17 'Compara Gráficos'.Z5:'Compara Gráficos'.Z5 'MPIBcast-MED'.T17:'MPIBcast-MED'.W17 'Compara Gráficos'.Z6:'Compara Gráficos'.Z6 'ProfBcast-MED'.T17:'ProfBcast-MED'.W17" xlink:href="./Object 17" xlink:type="simple" xlink:show="embed" xlink:actuate="onLoad">
                <loext:p/>
              </draw:object>
              <draw:image xlink:href="./ObjectReplacements/Object 17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2">
          <table:table-cell/>
          <table:table-cell table:style-name="ce11"/>
          <table:table-cell table:style-name="ce16" table:number-columns-repeated="13"/>
          <table:table-cell table:style-name="ce22"/>
          <table:table-cell table:number-columns-repeated="16"/>
        </table:table-row>
        <table:table-row table:style-name="ro1">
          <table:table-cell/>
          <table:table-cell table:style-name="ce11"/>
          <table:table-cell table:style-name="ce16" table:number-columns-repeated="13"/>
          <table:table-cell table:style-name="ce22"/>
          <table:table-cell table:style-name="ce32"/>
          <table:table-cell table:number-columns-repeated="15"/>
        </table:table-row>
        <table:table-row table:style-name="ro1" table:number-rows-repeated="17">
          <table:table-cell/>
          <table:table-cell table:style-name="ce11"/>
          <table:table-cell table:style-name="ce16" table:number-columns-repeated="13"/>
          <table:table-cell table:style-name="ce22"/>
          <table:table-cell table:number-columns-repeated="16"/>
        </table:table-row>
        <table:table-row table:style-name="ro1">
          <table:table-cell/>
          <table:table-cell table:style-name="ce12"/>
          <table:table-cell table:style-name="ce18" table:number-columns-repeated="13"/>
          <table:table-cell table:style-name="ce23"/>
          <table:table-cell/>
          <table:table-cell table:style-name="ce12"/>
          <table:table-cell table:style-name="ce18" table:number-columns-repeated="13"/>
          <table:table-cell table:style-name="ce23"/>
        </table:table-row>
        <table:table-row table:style-name="ro1">
          <table:table-cell table:number-columns-repeated="17"/>
          <table:table-cell table:style-name="Default" table:number-columns-repeated="15"/>
        </table:table-row>
        <table:table-row table:style-name="ro1">
          <table:table-cell/>
          <table:table-cell table:style-name="ce26" office:value-type="string" calcext:value-type="string">
            <text:p>Algoritmos</text:p>
          </table:table-cell>
          <table:table-cell table:style-name="ce36" office:value-type="string" calcext:value-type="string">
            <text:p>Experimentos</text:p>
          </table:table-cell>
          <table:table-cell table:style-name="ce39" table:number-columns-repeated="7"/>
          <table:table-cell table:number-columns-repeated="7"/>
          <table:table-cell table:style-name="ce2" office:value-type="string" calcext:value-type="string">
            <text:p>8 Processos</text:p>
          </table:table-cell>
          <table:table-cell table:style-name="ce13" table:number-columns-repeated="7"/>
          <table:table-cell table:style-name="ce2" office:value-type="string" calcext:value-type="string">
            <text:p>16 Processos</text:p>
          </table:table-cell>
          <table:table-cell table:style-name="ce13" table:number-columns-repeated="5"/>
          <table:table-cell table:style-name="ce20"/>
        </table:table-row>
        <table:table-row table:style-name="ro1">
          <table:table-cell/>
          <table:table-cell table:style-name="ce33" office:value-type="string" calcext:value-type="string" table:number-columns-spanned="1" table:number-rows-spanned="2">
            <text:p>Binomial Tree</text:p>
          </table:table-cell>
          <table:table-cell table:style-name="ce41" office:value-type="string" calcext:value-type="string" table:number-columns-spanned="4" table:number-rows-spanned="1">
            <text:p>8Bytes</text:p>
          </table:table-cell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1KBytes</text:p>
          </table:table-cell>
          <table:covered-table-cell table:number-columns-repeated="3" table:style-name="ce41"/>
          <table:table-cell table:number-columns-repeated="7"/>
          <table:table-cell>
            <draw:frame draw:z-index="11" draw:style-name="gr1" draw:text-style-name="P1" svg:width="16.237cm" svg:height="9.748cm" svg:x="0.001cm" svg:y="0cm">
              <draw:object draw:notify-on-update-of-ranges="'ProfBcast-MED'.B2:'ProfBcast-MED'.E3 'Compara Gráficos'.Z5:'Compara Gráficos'.Z5 'MPIBcast-MED'.B17:'MPIBcast-MED'.E17 'Compara Gráficos'.Z6:'Compara Gráficos'.Z6 'ProfBcast-MED'.B17:'ProfBcast-MED'.E17" xlink:href="./Object 18" xlink:type="simple" xlink:show="embed" xlink:actuate="onLoad">
                <loext:p/>
              </draw:object>
              <draw:image xlink:href="./ObjectReplacements/Object 18" xlink:type="simple" xlink:show="embed" xlink:actuate="onLoad"/>
            </draw:frame>
          </table:table-cell>
          <table:table-cell table:number-columns-repeated="7"/>
          <table:table-cell>
            <draw:frame draw:z-index="12" draw:style-name="gr1" draw:text-style-name="P1" svg:width="16.237cm" svg:height="9.748cm" svg:x="0.258cm" svg:y="0cm">
              <draw:object draw:notify-on-update-of-ranges="'ProfBcast-MED'.H2:'ProfBcast-MED'.K3 'Compara Gráficos'.Z5:'Compara Gráficos'.Z5 'MPIBcast-MED'.H17:'MPIBcast-MED'.K17 'Compara Gráficos'.Z6:'Compara Gráficos'.Z6 'ProfBcast-MED'.H17:'ProfBcast-MED'.K17" xlink:href="./Object 19" xlink:type="simple" xlink:show="embed" xlink:actuate="onLoad">
                <loext:p/>
              </draw:object>
              <draw:image xlink:href="./ObjectReplacements/Object 19" xlink:type="simple" xlink:show="embed" xlink:actuate="onLoad"/>
            </draw:frame>
          </table:table-cell>
          <table:table-cell table:number-columns-repeated="6"/>
        </table:table-row>
        <table:table-row table:style-name="ro1">
          <table:table-cell/>
          <table:covered-table-cell table:style-name="ce33"/>
          <table:table-cell table:style-name="ce38" office:value-type="string" calcext:value-type="string">
            <text:p>8 Processos</text:p>
          </table:table-cell>
          <table:table-cell table:style-name="ce38" office:value-type="string" calcext:value-type="string">
            <text:p>16 Processos</text:p>
          </table:table-cell>
          <table:table-cell table:style-name="ce38" office:value-type="string" calcext:value-type="string">
            <text:p>32 Processos</text:p>
          </table:table-cell>
          <table:table-cell table:style-name="ce38" office:value-type="string" calcext:value-type="string">
            <text:p>64 Processos</text:p>
          </table:table-cell>
          <table:table-cell table:style-name="ce38" office:value-type="string" calcext:value-type="string">
            <text:p>8 Processos</text:p>
          </table:table-cell>
          <table:table-cell table:style-name="ce38" office:value-type="string" calcext:value-type="string">
            <text:p>16 Processos</text:p>
          </table:table-cell>
          <table:table-cell table:style-name="ce38" office:value-type="string" calcext:value-type="string">
            <text:p>32 Processos</text:p>
          </table:table-cell>
          <table:table-cell table:style-name="ce38" office:value-type="string" calcext:value-type="string">
            <text:p>64 Processos</text:p>
          </table:table-cell>
          <table:table-cell table:number-columns-repeated="22"/>
        </table:table-row>
        <table:table-row table:style-name="ro1">
          <table:table-cell/>
          <table:table-cell table:style-name="ce33" office:value-type="string" calcext:value-type="string" table:number-columns-spanned="1" table:number-rows-spanned="2">
            <text:p>Split Binary Tree</text:p>
          </table:table-cell>
          <table:table-cell table:style-name="ce41" office:value-type="string" calcext:value-type="string" table:number-columns-spanned="4" table:number-rows-spanned="1">
            <text:p>4Kbytes</text:p>
          </table:table-cell>
          <table:covered-table-cell table:number-columns-repeated="3" table:style-name="ce41"/>
          <table:table-cell table:style-name="ce41" office:value-type="string" calcext:value-type="string" table:number-columns-spanned="4" table:number-rows-spanned="1">
            <text:p>16KBytes</text:p>
          </table:table-cell>
          <table:covered-table-cell table:number-columns-repeated="3" table:style-name="ce41"/>
          <table:table-cell table:number-columns-repeated="22"/>
        </table:table-row>
        <table:table-row table:style-name="ro1">
          <table:table-cell/>
          <table:covered-table-cell table:style-name="ce33"/>
          <table:table-cell table:style-name="ce38" office:value-type="string" calcext:value-type="string">
            <text:p>8 Processos</text:p>
          </table:table-cell>
          <table:table-cell table:style-name="ce38" office:value-type="string" calcext:value-type="string">
            <text:p>16 Processos</text:p>
          </table:table-cell>
          <table:table-cell table:style-name="ce38" office:value-type="string" calcext:value-type="string">
            <text:p>32 Processos</text:p>
          </table:table-cell>
          <table:table-cell table:style-name="ce38" office:value-type="string" calcext:value-type="string">
            <text:p>64 Processos</text:p>
          </table:table-cell>
          <table:table-cell table:style-name="ce38" office:value-type="string" calcext:value-type="string">
            <text:p>8 Processos</text:p>
          </table:table-cell>
          <table:table-cell table:style-name="ce38" office:value-type="string" calcext:value-type="string">
            <text:p>16 Processos</text:p>
          </table:table-cell>
          <table:table-cell table:style-name="ce38" office:value-type="string" calcext:value-type="string">
            <text:p>32 Processos</text:p>
          </table:table-cell>
          <table:table-cell table:style-name="ce38" office:value-type="string" calcext:value-type="string">
            <text:p>64 Processos</text:p>
          </table:table-cell>
          <table:table-cell table:number-columns-repeated="22"/>
        </table:table-row>
        <table:table-row table:style-name="ro1" table:number-rows-repeated="19">
          <table:table-cell table:number-columns-repeated="32"/>
        </table:table-row>
        <table:table-row table:style-name="ro1">
          <table:table-cell table:number-columns-repeated="17"/>
          <table:table-cell table:style-name="ce2" office:value-type="string" calcext:value-type="string">
            <text:p>32 Processos</text:p>
          </table:table-cell>
          <table:table-cell table:number-columns-repeated="7"/>
          <table:table-cell table:style-name="ce2" office:value-type="string" calcext:value-type="string">
            <text:p>64 Processos</text:p>
          </table:table-cell>
          <table:table-cell table:number-columns-repeated="6"/>
        </table:table-row>
        <table:table-row table:style-name="ro1">
          <table:table-cell table:number-columns-repeated="17"/>
          <table:table-cell>
            <draw:frame draw:z-index="13" draw:style-name="gr1" draw:text-style-name="P1" svg:width="16.236cm" svg:height="9.748cm" svg:x="0.037cm" svg:y="0.035cm">
              <draw:object draw:notify-on-update-of-ranges="'ProfBcast-MED'.N2:'ProfBcast-MED'.Q3 'Compara Gráficos'.Z5:'Compara Gráficos'.Z5 'MPIBcast-MED'.N17:'MPIBcast-MED'.Q17 'Compara Gráficos'.Z6:'Compara Gráficos'.Z6 'ProfBcast-MED'.N17:'ProfBcast-MED'.Q17" xlink:href="./Object 20" xlink:type="simple" xlink:show="embed" xlink:actuate="onLoad">
                <loext:p/>
              </draw:object>
              <draw:image xlink:href="./ObjectReplacements/Object 20" xlink:type="simple" xlink:show="embed" xlink:actuate="onLoad"/>
            </draw:frame>
          </table:table-cell>
          <table:table-cell table:number-columns-repeated="7"/>
          <table:table-cell>
            <draw:frame draw:z-index="14" draw:style-name="gr1" draw:text-style-name="P1" svg:width="16.237cm" svg:height="9.748cm" svg:x="0.258cm" svg:y="0.001cm">
              <draw:object draw:notify-on-update-of-ranges="'ProfBcast-MED'.T2:'ProfBcast-MED'.W3 'Compara Gráficos'.Z5:'Compara Gráficos'.Z5 'MPIBcast-MED'.T17:'MPIBcast-MED'.W17 'Compara Gráficos'.Z6:'Compara Gráficos'.Z6 'ProfBcast-MED'.T17:'ProfBcast-MED'.W17" xlink:href="./Object 21" xlink:type="simple" xlink:show="embed" xlink:actuate="onLoad">
                <loext:p/>
              </draw:object>
              <draw:image xlink:href="./ObjectReplacements/Object 21" xlink:type="simple" xlink:show="embed" xlink:actuate="onLoad"/>
            </draw:frame>
          </table:table-cell>
          <table:table-cell table:number-columns-repeated="6"/>
        </table:table-row>
        <table:table-row table:style-name="ro1" table:number-rows-repeated="20">
          <table:table-cell table:number-columns-repeated="32"/>
        </table:table-row>
        <table:table-row table:style-name="ro1">
          <table:table-cell table:number-columns-repeated="17"/>
          <table:table-cell table:style-name="ce12"/>
          <table:table-cell table:style-name="ce18" table:number-columns-repeated="13"/>
          <table:table-cell table:style-name="ce23"/>
        </table:table-row>
      </table:table>
      <table:table table:name="ProfBcast-MIN" table:style-name="ta1">
        <table:shapes>
          <draw:frame draw:z-index="0" draw:style-name="gr1" draw:text-style-name="P1" svg:width="16.009cm" svg:height="9.748cm" svg:x="2.271cm" svg:y="8.58cm">
            <draw:object draw:notify-on-update-of-ranges="'ProfBcast-MIN'.J25:'ProfBcast-MIN'.M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ce3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7" table:default-cell-style-name="Default"/>
        <table:table-column table:style-name="co11" table:default-cell-style-name="ce3"/>
        <table:table-column table:style-name="co12" table:default-cell-style-name="ce3"/>
        <table:table-column table:style-name="co10" table:default-cell-style-name="Default"/>
        <table:table-column table:style-name="co1" table:default-cell-style-name="Default"/>
        <table:table-column table:style-name="co10" table:default-cell-style-name="Default"/>
        <table:table-column table:style-name="co7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" table:default-cell-style-name="Default"/>
        <table:table-column table:style-name="co11" table:default-cell-style-name="Default"/>
        <table:table-row table:style-name="ro1">
          <table:table-cell table:number-columns-repeated="4"/>
          <table:table-cell table:style-name="ce21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6" office:value-type="string" calcext:value-type="string" table:number-columns-spanned="4" table:number-rows-spanned="1">
            <text:p>8 processos</text:p>
          </table:table-cell>
          <table:covered-table-cell table:number-columns-repeated="2"/>
          <table:covered-table-cell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16 processos</text:p>
          </table:table-cell>
          <table:covered-table-cell/>
          <table:covered-table-cell table:number-columns-repeated="2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32 processos</text:p>
          </table:table-cell>
          <table:covered-table-cell table:number-columns-repeated="3"/>
          <table:table-cell table:number-columns-repeated="2"/>
          <table:table-cell table:style-name="ce28" office:value-type="string" calcext:value-type="string" table:number-columns-spanned="4" table:number-rows-spanned="1">
            <text:p>64 processos</text:p>
          </table:table-cell>
          <table:covered-table-cell table:number-columns-repeated="3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/>
          <table:table-cell table:style-name="ce3" office:value-type="float" office:value="994466135" calcext:value-type="float">
            <text:p>994466135</text:p>
          </table:table-cell>
          <table:table-cell table:style-name="ce3" office:value-type="float" office:value="527268524" calcext:value-type="float">
            <text:p>527268524</text:p>
          </table:table-cell>
          <table:table-cell table:style-name="ce3" office:value-type="float" office:value="308226641" calcext:value-type="float">
            <text:p>308226641</text:p>
          </table:table-cell>
          <table:table-cell office:value-type="float" office:value="210917881" calcext:value-type="float">
            <text:p>210917881</text:p>
          </table:table-cell>
          <table:table-cell table:number-columns-repeated="2"/>
          <table:table-cell table:style-name="ce3" office:value-type="float" office:value="1092863111" calcext:value-type="float">
            <text:p>1092863111</text:p>
          </table:table-cell>
          <table:table-cell table:style-name="ce3" office:value-type="float" office:value="667102823" calcext:value-type="float">
            <text:p>667102823</text:p>
          </table:table-cell>
          <table:table-cell office:value-type="float" office:value="434966462" calcext:value-type="float">
            <text:p>434966462</text:p>
          </table:table-cell>
          <table:table-cell office:value-type="float" office:value="260707791" calcext:value-type="float">
            <text:p>260707791</text:p>
          </table:table-cell>
          <table:table-cell table:number-columns-repeated="2"/>
          <table:table-cell table:style-name="ce3" office:value-type="float" office:value="1400329541" calcext:value-type="float">
            <text:p>1400329541</text:p>
          </table:table-cell>
          <table:table-cell table:style-name="ce3" office:value-type="float" office:value="757141999" calcext:value-type="float">
            <text:p>757141999</text:p>
          </table:table-cell>
          <table:table-cell table:style-name="ce3" office:value-type="float" office:value="599939999" calcext:value-type="float">
            <text:p>599939999</text:p>
          </table:table-cell>
          <table:table-cell table:style-name="ce3" office:value-type="float" office:value="367939384" calcext:value-type="float">
            <text:p>367939384</text:p>
          </table:table-cell>
          <table:table-cell table:number-columns-repeated="2"/>
          <table:table-cell table:style-name="ce3" office:value-type="float" office:value="988512624" calcext:value-type="float">
            <text:p>988512624</text:p>
          </table:table-cell>
          <table:table-cell table:style-name="ce3" office:value-type="float" office:value="1356313025" calcext:value-type="float">
            <text:p>1356313025</text:p>
          </table:table-cell>
          <table:table-cell table:style-name="ce3" office:value-type="float" office:value="808524890" calcext:value-type="float">
            <text:p>808524890</text:p>
          </table:table-cell>
          <table:table-cell table:style-name="ce3" office:value-type="float" office:value="215954378" calcext:value-type="float">
            <text:p>215954378</text:p>
          </table:table-cell>
        </table:table-row>
        <table:table-row table:style-name="ro1">
          <table:table-cell/>
          <table:table-cell table:style-name="ce3" office:value-type="float" office:value="1040951837" calcext:value-type="float">
            <text:p>1040951837</text:p>
          </table:table-cell>
          <table:table-cell table:style-name="ce3" office:value-type="float" office:value="519610449" calcext:value-type="float">
            <text:p>519610449</text:p>
          </table:table-cell>
          <table:table-cell table:style-name="ce3" office:value-type="float" office:value="315727284" calcext:value-type="float">
            <text:p>315727284</text:p>
          </table:table-cell>
          <table:table-cell office:value-type="float" office:value="198310893" calcext:value-type="float">
            <text:p>198310893</text:p>
          </table:table-cell>
          <table:table-cell table:number-columns-repeated="2"/>
          <table:table-cell table:style-name="ce3" office:value-type="float" office:value="1113098164" calcext:value-type="float">
            <text:p>1113098164</text:p>
          </table:table-cell>
          <table:table-cell table:style-name="ce3" office:value-type="float" office:value="700172211" calcext:value-type="float">
            <text:p>700172211</text:p>
          </table:table-cell>
          <table:table-cell office:value-type="float" office:value="397911194" calcext:value-type="float">
            <text:p>397911194</text:p>
          </table:table-cell>
          <table:table-cell office:value-type="float" office:value="284305378" calcext:value-type="float">
            <text:p>284305378</text:p>
          </table:table-cell>
          <table:table-cell table:number-columns-repeated="2"/>
          <table:table-cell table:style-name="ce3" office:value-type="float" office:value="1189873662" calcext:value-type="float">
            <text:p>1189873662</text:p>
          </table:table-cell>
          <table:table-cell table:style-name="ce3" office:value-type="float" office:value="798024119" calcext:value-type="float">
            <text:p>798024119</text:p>
          </table:table-cell>
          <table:table-cell table:style-name="ce3" office:value-type="float" office:value="542248790" calcext:value-type="float">
            <text:p>542248790</text:p>
          </table:table-cell>
          <table:table-cell table:style-name="ce3" office:value-type="float" office:value="272156860" calcext:value-type="float">
            <text:p>272156860</text:p>
          </table:table-cell>
          <table:table-cell table:number-columns-repeated="2"/>
          <table:table-cell table:style-name="ce3" office:value-type="float" office:value="942334321" calcext:value-type="float">
            <text:p>942334321</text:p>
          </table:table-cell>
          <table:table-cell table:style-name="ce3" office:value-type="float" office:value="1245741642" calcext:value-type="float">
            <text:p>1245741642</text:p>
          </table:table-cell>
          <table:table-cell table:style-name="ce3" office:value-type="float" office:value="786418453" calcext:value-type="float">
            <text:p>786418453</text:p>
          </table:table-cell>
          <table:table-cell table:style-name="ce3" office:value-type="float" office:value="201669556" calcext:value-type="float">
            <text:p>201669556</text:p>
          </table:table-cell>
        </table:table-row>
        <table:table-row table:style-name="ro1">
          <table:table-cell/>
          <table:table-cell table:style-name="ce3" office:value-type="float" office:value="959789690" calcext:value-type="float">
            <text:p>959789690</text:p>
          </table:table-cell>
          <table:table-cell table:style-name="ce3" office:value-type="float" office:value="525018875" calcext:value-type="float">
            <text:p>525018875</text:p>
          </table:table-cell>
          <table:table-cell table:style-name="ce3" office:value-type="float" office:value="313505701" calcext:value-type="float">
            <text:p>313505701</text:p>
          </table:table-cell>
          <table:table-cell office:value-type="float" office:value="211517239" calcext:value-type="float">
            <text:p>211517239</text:p>
          </table:table-cell>
          <table:table-cell table:number-columns-repeated="2"/>
          <table:table-cell table:style-name="ce3" office:value-type="float" office:value="963383652" calcext:value-type="float">
            <text:p>963383652</text:p>
          </table:table-cell>
          <table:table-cell table:style-name="ce3" office:value-type="float" office:value="604730942" calcext:value-type="float">
            <text:p>604730942</text:p>
          </table:table-cell>
          <table:table-cell office:value-type="float" office:value="367402520" calcext:value-type="float">
            <text:p>367402520</text:p>
          </table:table-cell>
          <table:table-cell office:value-type="float" office:value="286472369" calcext:value-type="float">
            <text:p>286472369</text:p>
          </table:table-cell>
          <table:table-cell table:number-columns-repeated="2"/>
          <table:table-cell table:style-name="ce3" office:value-type="float" office:value="1148922726" calcext:value-type="float">
            <text:p>1148922726</text:p>
          </table:table-cell>
          <table:table-cell table:style-name="ce3" office:value-type="float" office:value="773593947" calcext:value-type="float">
            <text:p>773593947</text:p>
          </table:table-cell>
          <table:table-cell table:style-name="ce3" office:value-type="float" office:value="552320838" calcext:value-type="float">
            <text:p>552320838</text:p>
          </table:table-cell>
          <table:table-cell table:style-name="ce3" office:value-type="float" office:value="334767752" calcext:value-type="float">
            <text:p>334767752</text:p>
          </table:table-cell>
          <table:table-cell table:number-columns-repeated="2"/>
          <table:table-cell table:style-name="ce3" office:value-type="float" office:value="899781035" calcext:value-type="float">
            <text:p>899781035</text:p>
          </table:table-cell>
          <table:table-cell table:style-name="ce3" office:value-type="float" office:value="1260928493" calcext:value-type="float">
            <text:p>1260928493</text:p>
          </table:table-cell>
          <table:table-cell table:style-name="ce3" office:value-type="float" office:value="834750801" calcext:value-type="float">
            <text:p>834750801</text:p>
          </table:table-cell>
          <table:table-cell table:style-name="ce3" office:value-type="float" office:value="233262059" calcext:value-type="float">
            <text:p>233262059</text:p>
          </table:table-cell>
        </table:table-row>
        <table:table-row table:style-name="ro1">
          <table:table-cell/>
          <table:table-cell table:style-name="ce3" office:value-type="float" office:value="1092187332" calcext:value-type="float">
            <text:p>1092187332</text:p>
          </table:table-cell>
          <table:table-cell table:style-name="ce3" office:value-type="float" office:value="551964424" calcext:value-type="float">
            <text:p>551964424</text:p>
          </table:table-cell>
          <table:table-cell table:style-name="ce3" office:value-type="float" office:value="295674309" calcext:value-type="float">
            <text:p>295674309</text:p>
          </table:table-cell>
          <table:table-cell office:value-type="float" office:value="210796396" calcext:value-type="float">
            <text:p>210796396</text:p>
          </table:table-cell>
          <table:table-cell table:number-columns-repeated="2"/>
          <table:table-cell table:style-name="ce3" office:value-type="float" office:value="1103583331" calcext:value-type="float">
            <text:p>1103583331</text:p>
          </table:table-cell>
          <table:table-cell table:style-name="ce3" office:value-type="float" office:value="652752443" calcext:value-type="float">
            <text:p>652752443</text:p>
          </table:table-cell>
          <table:table-cell office:value-type="float" office:value="437871984" calcext:value-type="float">
            <text:p>437871984</text:p>
          </table:table-cell>
          <table:table-cell office:value-type="float" office:value="284602139" calcext:value-type="float">
            <text:p>284602139</text:p>
          </table:table-cell>
          <table:table-cell table:number-columns-repeated="2"/>
          <table:table-cell table:style-name="ce3" office:value-type="float" office:value="1070451310" calcext:value-type="float">
            <text:p>1070451310</text:p>
          </table:table-cell>
          <table:table-cell table:style-name="ce3" office:value-type="float" office:value="719075423" calcext:value-type="float">
            <text:p>719075423</text:p>
          </table:table-cell>
          <table:table-cell table:style-name="ce3" office:value-type="float" office:value="618067837" calcext:value-type="float">
            <text:p>618067837</text:p>
          </table:table-cell>
          <table:table-cell table:style-name="ce3" office:value-type="float" office:value="349770003" calcext:value-type="float">
            <text:p>349770003</text:p>
          </table:table-cell>
          <table:table-cell table:number-columns-repeated="2"/>
          <table:table-cell table:style-name="ce3" office:value-type="float" office:value="964909299" calcext:value-type="float">
            <text:p>964909299</text:p>
          </table:table-cell>
          <table:table-cell table:style-name="ce3" office:value-type="float" office:value="1266384191" calcext:value-type="float">
            <text:p>1266384191</text:p>
          </table:table-cell>
          <table:table-cell table:style-name="ce3" office:value-type="float" office:value="805272773" calcext:value-type="float">
            <text:p>805272773</text:p>
          </table:table-cell>
          <table:table-cell table:style-name="ce3" office:value-type="float" office:value="211954759" calcext:value-type="float">
            <text:p>211954759</text:p>
          </table:table-cell>
        </table:table-row>
        <table:table-row table:style-name="ro1">
          <table:table-cell/>
          <table:table-cell table:style-name="ce3" office:value-type="float" office:value="1012309342" calcext:value-type="float">
            <text:p>1012309342</text:p>
          </table:table-cell>
          <table:table-cell table:style-name="ce3" office:value-type="float" office:value="574974060" calcext:value-type="float">
            <text:p>574974060</text:p>
          </table:table-cell>
          <table:table-cell table:style-name="ce3" office:value-type="float" office:value="300168242" calcext:value-type="float">
            <text:p>300168242</text:p>
          </table:table-cell>
          <table:table-cell office:value-type="float" office:value="215470134" calcext:value-type="float">
            <text:p>215470134</text:p>
          </table:table-cell>
          <table:table-cell table:number-columns-repeated="2"/>
          <table:table-cell table:style-name="ce3" office:value-type="float" office:value="1091597151" calcext:value-type="float">
            <text:p>1091597151</text:p>
          </table:table-cell>
          <table:table-cell table:style-name="ce3" office:value-type="float" office:value="665722567" calcext:value-type="float">
            <text:p>665722567</text:p>
          </table:table-cell>
          <table:table-cell office:value-type="float" office:value="409741998" calcext:value-type="float">
            <text:p>409741998</text:p>
          </table:table-cell>
          <table:table-cell office:value-type="float" office:value="257696740" calcext:value-type="float">
            <text:p>257696740</text:p>
          </table:table-cell>
          <table:table-cell table:number-columns-repeated="2"/>
          <table:table-cell table:style-name="ce3" office:value-type="float" office:value="1288266763" calcext:value-type="float">
            <text:p>1288266763</text:p>
          </table:table-cell>
          <table:table-cell table:style-name="ce3" office:value-type="float" office:value="818274614" calcext:value-type="float">
            <text:p>818274614</text:p>
          </table:table-cell>
          <table:table-cell table:style-name="ce3" office:value-type="float" office:value="635907638" calcext:value-type="float">
            <text:p>635907638</text:p>
          </table:table-cell>
          <table:table-cell table:style-name="ce3" office:value-type="float" office:value="303280944" calcext:value-type="float">
            <text:p>303280944</text:p>
          </table:table-cell>
          <table:table-cell table:number-columns-repeated="2"/>
          <table:table-cell table:style-name="ce3" office:value-type="float" office:value="835973461" calcext:value-type="float">
            <text:p>835973461</text:p>
          </table:table-cell>
          <table:table-cell table:style-name="ce3" office:value-type="float" office:value="1275771878" calcext:value-type="float">
            <text:p>1275771878</text:p>
          </table:table-cell>
          <table:table-cell table:style-name="ce3" office:value-type="float" office:value="908259794" calcext:value-type="float">
            <text:p>908259794</text:p>
          </table:table-cell>
          <table:table-cell table:style-name="ce3" office:value-type="float" office:value="221386850" calcext:value-type="float">
            <text:p>221386850</text:p>
          </table:table-cell>
        </table:table-row>
        <table:table-row table:style-name="ro1">
          <table:table-cell/>
          <table:table-cell table:style-name="ce3" office:value-type="float" office:value="1007824487" calcext:value-type="float">
            <text:p>1007824487</text:p>
          </table:table-cell>
          <table:table-cell table:style-name="ce3" office:value-type="float" office:value="518899621" calcext:value-type="float">
            <text:p>518899621</text:p>
          </table:table-cell>
          <table:table-cell table:style-name="ce3" office:value-type="float" office:value="345394336" calcext:value-type="float">
            <text:p>345394336</text:p>
          </table:table-cell>
          <table:table-cell office:value-type="float" office:value="214957395" calcext:value-type="float">
            <text:p>214957395</text:p>
          </table:table-cell>
          <table:table-cell table:number-columns-repeated="2"/>
          <table:table-cell table:style-name="ce3" office:value-type="float" office:value="1079311757" calcext:value-type="float">
            <text:p>1079311757</text:p>
          </table:table-cell>
          <table:table-cell table:style-name="ce3" office:value-type="float" office:value="686452992" calcext:value-type="float">
            <text:p>686452992</text:p>
          </table:table-cell>
          <table:table-cell office:value-type="float" office:value="413881230" calcext:value-type="float">
            <text:p>413881230</text:p>
          </table:table-cell>
          <table:table-cell office:value-type="float" office:value="288827931" calcext:value-type="float">
            <text:p>288827931</text:p>
          </table:table-cell>
          <table:table-cell table:number-columns-repeated="2"/>
          <table:table-cell table:style-name="ce3" office:value-type="float" office:value="1331654905" calcext:value-type="float">
            <text:p>1331654905</text:p>
          </table:table-cell>
          <table:table-cell table:style-name="ce3" office:value-type="float" office:value="774187263" calcext:value-type="float">
            <text:p>774187263</text:p>
          </table:table-cell>
          <table:table-cell table:style-name="ce3" office:value-type="float" office:value="601312691" calcext:value-type="float">
            <text:p>601312691</text:p>
          </table:table-cell>
          <table:table-cell table:style-name="ce3" office:value-type="float" office:value="328642111" calcext:value-type="float">
            <text:p>328642111</text:p>
          </table:table-cell>
          <table:table-cell table:number-columns-repeated="2"/>
          <table:table-cell table:style-name="ce3" office:value-type="float" office:value="980890671" calcext:value-type="float">
            <text:p>980890671</text:p>
          </table:table-cell>
          <table:table-cell table:style-name="ce3" office:value-type="float" office:value="1288971769" calcext:value-type="float">
            <text:p>1288971769</text:p>
          </table:table-cell>
          <table:table-cell table:style-name="ce3" office:value-type="float" office:value="755262819" calcext:value-type="float">
            <text:p>755262819</text:p>
          </table:table-cell>
          <table:table-cell table:style-name="ce3" office:value-type="float" office:value="221236671" calcext:value-type="float">
            <text:p>221236671</text:p>
          </table:table-cell>
        </table:table-row>
        <table:table-row table:style-name="ro1">
          <table:table-cell/>
          <table:table-cell table:style-name="ce3" office:value-type="float" office:value="1017011904" calcext:value-type="float">
            <text:p>1017011904</text:p>
          </table:table-cell>
          <table:table-cell table:style-name="ce3" office:value-type="float" office:value="530023299" calcext:value-type="float">
            <text:p>530023299</text:p>
          </table:table-cell>
          <table:table-cell table:style-name="ce3" office:value-type="float" office:value="301743470" calcext:value-type="float">
            <text:p>301743470</text:p>
          </table:table-cell>
          <table:table-cell office:value-type="float" office:value="220099059" calcext:value-type="float">
            <text:p>220099059</text:p>
          </table:table-cell>
          <table:table-cell table:number-columns-repeated="2"/>
          <table:table-cell table:style-name="ce3" office:value-type="float" office:value="1062863733" calcext:value-type="float">
            <text:p>1062863733</text:p>
          </table:table-cell>
          <table:table-cell table:style-name="ce3" office:value-type="float" office:value="687322841" calcext:value-type="float">
            <text:p>687322841</text:p>
          </table:table-cell>
          <table:table-cell office:value-type="float" office:value="420496254" calcext:value-type="float">
            <text:p>420496254</text:p>
          </table:table-cell>
          <table:table-cell office:value-type="float" office:value="287404299" calcext:value-type="float">
            <text:p>287404299</text:p>
          </table:table-cell>
          <table:table-cell table:number-columns-repeated="2"/>
          <table:table-cell table:style-name="ce3" office:value-type="float" office:value="1143451642" calcext:value-type="float">
            <text:p>1143451642</text:p>
          </table:table-cell>
          <table:table-cell table:style-name="ce3" office:value-type="float" office:value="802980448" calcext:value-type="float">
            <text:p>802980448</text:p>
          </table:table-cell>
          <table:table-cell table:style-name="ce3" office:value-type="float" office:value="601451610" calcext:value-type="float">
            <text:p>601451610</text:p>
          </table:table-cell>
          <table:table-cell table:style-name="ce3" office:value-type="float" office:value="334211860" calcext:value-type="float">
            <text:p>334211860</text:p>
          </table:table-cell>
          <table:table-cell table:number-columns-repeated="2"/>
          <table:table-cell table:style-name="ce3" office:value-type="float" office:value="895377811" calcext:value-type="float">
            <text:p>895377811</text:p>
          </table:table-cell>
          <table:table-cell table:style-name="ce3" office:value-type="float" office:value="1221521351" calcext:value-type="float">
            <text:p>1221521351</text:p>
          </table:table-cell>
          <table:table-cell table:style-name="ce3" office:value-type="float" office:value="701588084" calcext:value-type="float">
            <text:p>701588084</text:p>
          </table:table-cell>
          <table:table-cell table:style-name="ce3" office:value-type="float" office:value="213981929" calcext:value-type="float">
            <text:p>213981929</text:p>
          </table:table-cell>
        </table:table-row>
        <table:table-row table:style-name="ro1">
          <table:table-cell/>
          <table:table-cell table:style-name="ce3" office:value-type="float" office:value="1009265287" calcext:value-type="float">
            <text:p>1009265287</text:p>
          </table:table-cell>
          <table:table-cell table:style-name="ce3" office:value-type="float" office:value="504556994" calcext:value-type="float">
            <text:p>504556994</text:p>
          </table:table-cell>
          <table:table-cell table:style-name="ce3" office:value-type="float" office:value="323425229" calcext:value-type="float">
            <text:p>323425229</text:p>
          </table:table-cell>
          <table:table-cell office:value-type="float" office:value="217794069" calcext:value-type="float">
            <text:p>217794069</text:p>
          </table:table-cell>
          <table:table-cell table:number-columns-repeated="2"/>
          <table:table-cell table:style-name="ce3" office:value-type="float" office:value="1071281608" calcext:value-type="float">
            <text:p>1071281608</text:p>
          </table:table-cell>
          <table:table-cell table:style-name="ce3" office:value-type="float" office:value="683563824" calcext:value-type="float">
            <text:p>683563824</text:p>
          </table:table-cell>
          <table:table-cell office:value-type="float" office:value="419290559" calcext:value-type="float">
            <text:p>419290559</text:p>
          </table:table-cell>
          <table:table-cell office:value-type="float" office:value="279142444" calcext:value-type="float">
            <text:p>279142444</text:p>
          </table:table-cell>
          <table:table-cell table:number-columns-repeated="2"/>
          <table:table-cell table:style-name="ce3" office:value-type="float" office:value="1129821100" calcext:value-type="float">
            <text:p>1129821100</text:p>
          </table:table-cell>
          <table:table-cell table:style-name="ce3" office:value-type="float" office:value="870221843" calcext:value-type="float">
            <text:p>870221843</text:p>
          </table:table-cell>
          <table:table-cell table:style-name="ce3" office:value-type="float" office:value="559002425" calcext:value-type="float">
            <text:p>559002425</text:p>
          </table:table-cell>
          <table:table-cell table:style-name="ce3" office:value-type="float" office:value="367854248" calcext:value-type="float">
            <text:p>367854248</text:p>
          </table:table-cell>
          <table:table-cell table:number-columns-repeated="2"/>
          <table:table-cell table:style-name="ce3" office:value-type="float" office:value="850146705" calcext:value-type="float">
            <text:p>850146705</text:p>
          </table:table-cell>
          <table:table-cell table:style-name="ce3" office:value-type="float" office:value="1254023040" calcext:value-type="float">
            <text:p>1254023040</text:p>
          </table:table-cell>
          <table:table-cell table:style-name="ce3" office:value-type="float" office:value="852831916" calcext:value-type="float">
            <text:p>852831916</text:p>
          </table:table-cell>
          <table:table-cell table:style-name="ce3" office:value-type="float" office:value="202289242" calcext:value-type="float">
            <text:p>202289242</text:p>
          </table:table-cell>
        </table:table-row>
        <table:table-row table:style-name="ro1">
          <table:table-cell/>
          <table:table-cell table:style-name="ce3" office:value-type="float" office:value="1024059678" calcext:value-type="float">
            <text:p>1024059678</text:p>
          </table:table-cell>
          <table:table-cell table:style-name="ce3" office:value-type="float" office:value="509115334" calcext:value-type="float">
            <text:p>509115334</text:p>
          </table:table-cell>
          <table:table-cell table:style-name="ce3" office:value-type="float" office:value="314809949" calcext:value-type="float">
            <text:p>314809949</text:p>
          </table:table-cell>
          <table:table-cell office:value-type="float" office:value="209864078" calcext:value-type="float">
            <text:p>209864078</text:p>
          </table:table-cell>
          <table:table-cell table:number-columns-repeated="2"/>
          <table:table-cell table:style-name="ce3" office:value-type="float" office:value="1075945436" calcext:value-type="float">
            <text:p>1075945436</text:p>
          </table:table-cell>
          <table:table-cell table:style-name="ce3" office:value-type="float" office:value="654957886" calcext:value-type="float">
            <text:p>654957886</text:p>
          </table:table-cell>
          <table:table-cell office:value-type="float" office:value="431570001" calcext:value-type="float">
            <text:p>431570001</text:p>
          </table:table-cell>
          <table:table-cell office:value-type="float" office:value="256694622" calcext:value-type="float">
            <text:p>256694622</text:p>
          </table:table-cell>
          <table:table-cell table:number-columns-repeated="2"/>
          <table:table-cell table:style-name="ce3" office:value-type="float" office:value="1191792300" calcext:value-type="float">
            <text:p>1191792300</text:p>
          </table:table-cell>
          <table:table-cell table:style-name="ce3" office:value-type="float" office:value="789462492" calcext:value-type="float">
            <text:p>789462492</text:p>
          </table:table-cell>
          <table:table-cell table:style-name="ce3" office:value-type="float" office:value="557637571" calcext:value-type="float">
            <text:p>557637571</text:p>
          </table:table-cell>
          <table:table-cell table:style-name="ce3" office:value-type="float" office:value="333945094" calcext:value-type="float">
            <text:p>333945094</text:p>
          </table:table-cell>
          <table:table-cell table:number-columns-repeated="2"/>
          <table:table-cell table:style-name="ce3" office:value-type="float" office:value="987487075" calcext:value-type="float">
            <text:p>987487075</text:p>
          </table:table-cell>
          <table:table-cell table:style-name="ce3" office:value-type="float" office:value="1291462789" calcext:value-type="float">
            <text:p>1291462789</text:p>
          </table:table-cell>
          <table:table-cell table:style-name="ce3" office:value-type="float" office:value="751273704" calcext:value-type="float">
            <text:p>751273704</text:p>
          </table:table-cell>
          <table:table-cell table:style-name="ce3" office:value-type="float" office:value="215823738" calcext:value-type="float">
            <text:p>215823738</text:p>
          </table:table-cell>
        </table:table-row>
        <table:table-row table:style-name="ro1">
          <table:table-cell/>
          <table:table-cell table:style-name="ce3" office:value-type="float" office:value="1016159041" calcext:value-type="float">
            <text:p>1016159041</text:p>
          </table:table-cell>
          <table:table-cell table:style-name="ce3" office:value-type="float" office:value="486613150" calcext:value-type="float">
            <text:p>486613150</text:p>
          </table:table-cell>
          <table:table-cell table:style-name="ce3" office:value-type="float" office:value="310143229" calcext:value-type="float">
            <text:p>310143229</text:p>
          </table:table-cell>
          <table:table-cell office:value-type="float" office:value="217862620" calcext:value-type="float">
            <text:p>217862620</text:p>
          </table:table-cell>
          <table:table-cell table:number-columns-repeated="2"/>
          <table:table-cell table:style-name="ce3" office:value-type="float" office:value="1095392392" calcext:value-type="float">
            <text:p>1095392392</text:p>
          </table:table-cell>
          <table:table-cell table:style-name="ce3" office:value-type="float" office:value="673842447" calcext:value-type="float">
            <text:p>673842447</text:p>
          </table:table-cell>
          <table:table-cell office:value-type="float" office:value="424854970" calcext:value-type="float">
            <text:p>424854970</text:p>
          </table:table-cell>
          <table:table-cell office:value-type="float" office:value="285666821" calcext:value-type="float">
            <text:p>285666821</text:p>
          </table:table-cell>
          <table:table-cell table:number-columns-repeated="2"/>
          <table:table-cell table:style-name="ce3" office:value-type="float" office:value="1134391528" calcext:value-type="float">
            <text:p>1134391528</text:p>
          </table:table-cell>
          <table:table-cell table:style-name="ce3" office:value-type="float" office:value="833610460" calcext:value-type="float">
            <text:p>833610460</text:p>
          </table:table-cell>
          <table:table-cell table:style-name="ce3" office:value-type="float" office:value="581591810" calcext:value-type="float">
            <text:p>581591810</text:p>
          </table:table-cell>
          <table:table-cell table:style-name="ce3" office:value-type="float" office:value="300188934" calcext:value-type="float">
            <text:p>300188934</text:p>
          </table:table-cell>
          <table:table-cell table:number-columns-repeated="2"/>
          <table:table-cell table:style-name="ce3" office:value-type="float" office:value="910791990" calcext:value-type="float">
            <text:p>910791990</text:p>
          </table:table-cell>
          <table:table-cell table:style-name="ce3" office:value-type="float" office:value="1291116842" calcext:value-type="float">
            <text:p>1291116842</text:p>
          </table:table-cell>
          <table:table-cell table:style-name="ce3" office:value-type="float" office:value="783649183" calcext:value-type="float">
            <text:p>783649183</text:p>
          </table:table-cell>
          <table:table-cell table:style-name="ce3" office:value-type="float" office:value="244192046" calcext:value-type="float">
            <text:p>244192046</text:p>
          </table:table-cell>
        </table:table-row>
        <table:table-row table:style-name="ro1">
          <table:table-cell/>
          <table:table-cell office:value-type="float" office:value="1019293339" calcext:value-type="float">
            <text:p>1019293339</text:p>
          </table:table-cell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Experimento</text:p>
          </table:table-cell>
          <table:table-cell table:style-name="ce9" office:value-type="float" office:value="1033454447" calcext:value-type="float">
            <text:p>1033454447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 table:style-name="ce1" office:value-type="string" calcext:value-type="string">
            <text:p>Mínimo</text:p>
          </table:table-cell>
          <table:table-cell table:style-name="ce4" table:formula="of:=MIN([.B4:.B13])/(1000*1000*1000)/[.K20]" office:value-type="float" office:value="0.000095978969" calcext:value-type="float">
            <text:p>0.000095978969</text:p>
          </table:table-cell>
          <table:table-cell table:style-name="ce4" table:formula="of:=MIN([.C4:.C13])/(1000*1000*1000)/[.L20]" office:value-type="float" office:value="0.00009732263" calcext:value-type="float">
            <text:p>0.00009732263</text:p>
          </table:table-cell>
          <table:table-cell table:style-name="ce4" table:formula="of:=MIN([.D4:.D13])/(1000*1000*1000)/[.M20]" office:value-type="float" office:value="0.0001182697236" calcext:value-type="float">
            <text:p>0.0001182697236</text:p>
          </table:table-cell>
          <table:table-cell table:style-name="ce4" table:formula="of:=MIN([.E4:.E13])/(1000*1000*1000)/[.N20]" office:value-type="float" office:value="0.0001586487144" calcext:value-type="float">
            <text:p>0.0001586487144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H4:.H13])/(1000*1000*1000)/[.K20]" office:value-type="float" office:value="0.0000963383652" calcext:value-type="float">
            <text:p>0.0000963383652</text:p>
          </table:table-cell>
          <table:table-cell table:style-name="ce4" table:formula="of:=MIN([.I4:.I13])/(1000*1000*1000)/[.L20]" office:value-type="float" office:value="0.0001209461884" calcext:value-type="float">
            <text:p>0.0001209461884</text:p>
          </table:table-cell>
          <table:table-cell table:style-name="ce4" table:formula="of:=MIN([.J4:.J13])/(1000*1000*1000)/[.M20]" office:value-type="float" office:value="0.000146961008" calcext:value-type="float">
            <text:p>0.000146961008</text:p>
          </table:table-cell>
          <table:table-cell table:style-name="ce4" table:formula="of:=MIN([.K4:.K13])/(1000*1000*1000)/[.N20]" office:value-type="float" office:value="0.0002053556976" calcext:value-type="float">
            <text:p>0.0002053556976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N4:.N13])/(1000*1000*1000)/[.K20]" office:value-type="float" office:value="0.000107045131" calcext:value-type="float">
            <text:p>0.000107045131</text:p>
          </table:table-cell>
          <table:table-cell table:style-name="ce4" table:formula="of:=MIN([.O4:.O13])/(1000*1000*1000)/[.L20]" office:value-type="float" office:value="0.0001438150846" calcext:value-type="float">
            <text:p>0.0001438150846</text:p>
          </table:table-cell>
          <table:table-cell table:style-name="ce4" table:formula="of:=MIN([.P4:.P13])/(1000*1000*1000)/[.M20]" office:value-type="float" office:value="0.000216899516" calcext:value-type="float">
            <text:p>0.000216899516</text:p>
          </table:table-cell>
          <table:table-cell table:style-name="ce4" table:formula="of:=MIN([.Q4:.Q13])/(1000*1000*1000)/[.N20]" office:value-type="float" office:value="0.000217725488" calcext:value-type="float">
            <text:p>0.000217725488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T4:.T13])/(1000*1000*1000)/[.K20]" office:value-type="float" office:value="0.0000835973461" calcext:value-type="float">
            <text:p>0.0000835973461</text:p>
          </table:table-cell>
          <table:table-cell table:style-name="ce4" table:formula="of:=MIN([.U4:.U13])/(1000*1000*1000)/[.L20]" office:value-type="float" office:value="0.0002443042702" calcext:value-type="float">
            <text:p>0.0002443042702</text:p>
          </table:table-cell>
          <table:table-cell table:style-name="ce4" table:formula="of:=MIN([.V4:.V13])/(1000*1000*1000)/[.M20]" office:value-type="float" office:value="0.0002806352336" calcext:value-type="float">
            <text:p>0.0002806352336</text:p>
          </table:table-cell>
          <table:table-cell table:style-name="ce4" table:formula="of:=MIN([.W4:.W13])/(1000*1000*1000)/[.N20]" office:value-type="float" office:value="0.0001613356448" calcext:value-type="float">
            <text:p>0.0001613356448</text:p>
          </table:table-cell>
        </table:table-row>
        <table:table-row table:style-name="ro1">
          <table:table-cell table:style-name="ce5" office:value-type="string" calcext:value-type="string">
            <text:p>Mínimo us</text:p>
          </table:table-cell>
          <table:table-cell table:style-name="ce4" table:formula="of:=( MIN([.B4:.B13])/1000 ) /[.K$20]" office:value-type="float" office:value="95.978969" calcext:value-type="float">
            <text:p>95.978969</text:p>
          </table:table-cell>
          <table:table-cell table:style-name="ce4" table:formula="of:=( MIN([.C4:.C13])/1000 ) /[.L$20]" office:value-type="float" office:value="97.32263" calcext:value-type="float">
            <text:p>97.32263</text:p>
          </table:table-cell>
          <table:table-cell table:style-name="ce4" table:formula="of:=( MIN([.D4:.D13])/1000 ) /[.M$20]" office:value-type="float" office:value="118.2697236" calcext:value-type="float">
            <text:p>118.2697236</text:p>
          </table:table-cell>
          <table:table-cell table:style-name="ce4" table:formula="of:=( MIN([.E4:.E13])/1000 ) /[.N$20]" office:value-type="float" office:value="158.6487144" calcext:value-type="float">
            <text:p>158.6487144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 MIN([.H4:.H13])/1000 ) / [.K$20]" office:value-type="float" office:value="96.3383652" calcext:value-type="float">
            <text:p>96.3383652</text:p>
          </table:table-cell>
          <table:table-cell table:style-name="ce4" table:formula="of:=( MIN([.I4:.I13])/1000 ) / [.L$20]" office:value-type="float" office:value="120.9461884" calcext:value-type="float">
            <text:p>120.9461884</text:p>
          </table:table-cell>
          <table:table-cell table:style-name="ce4" table:formula="of:=( MIN([.J4:.J13])/1000 ) / [.M$20]" office:value-type="float" office:value="146.961008" calcext:value-type="float">
            <text:p>146.961008</text:p>
          </table:table-cell>
          <table:table-cell table:style-name="ce4" table:formula="of:=( MIN([.K4:.K13])/1000 ) / [.N$20]" office:value-type="float" office:value="205.3556976" calcext:value-type="float">
            <text:p>205.3556976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 MIN([.N4:.N13])/1000 ) / [.K$20]" office:value-type="float" office:value="107.045131" calcext:value-type="float">
            <text:p>107.045131</text:p>
          </table:table-cell>
          <table:table-cell table:style-name="ce4" table:formula="of:=( MIN([.O4:.O13])/1000 ) / [.L$20]" office:value-type="float" office:value="143.8150846" calcext:value-type="float">
            <text:p>143.8150846</text:p>
          </table:table-cell>
          <table:table-cell table:style-name="ce4" table:formula="of:=( MIN([.P4:.P13])/1000 ) / [.M$20]" office:value-type="float" office:value="216.899516" calcext:value-type="float">
            <text:p>216.899516</text:p>
          </table:table-cell>
          <table:table-cell table:style-name="ce4" table:formula="of:=( MIN([.Q4:.Q13])/1000 ) / [.N$20]" office:value-type="float" office:value="217.725488" calcext:value-type="float">
            <text:p>217.725488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MIN([.T4:.T13])/1000 ) / [.K$20]" office:value-type="float" office:value="83.5973461" calcext:value-type="float">
            <text:p>83.5973461</text:p>
          </table:table-cell>
          <table:table-cell table:style-name="ce4" table:formula="of:=(MIN([.U4:.U13])/1000 ) / [.L$20]" office:value-type="float" office:value="244.3042702" calcext:value-type="float">
            <text:p>244.3042702</text:p>
          </table:table-cell>
          <table:table-cell table:style-name="ce4" table:formula="of:=(MIN([.V4:.V13])/1000 ) / [.M$20]" office:value-type="float" office:value="280.6352336" calcext:value-type="float">
            <text:p>280.6352336</text:p>
          </table:table-cell>
          <table:table-cell table:style-name="ce4" table:formula="of:=(MIN([.W4:.W13])/1000 ) / [.N$20]" office:value-type="float" office:value="161.3356448" calcext:value-type="float">
            <text:p>161.3356448</text:p>
          </table:table-cell>
        </table:table-row>
        <table:table-row table:style-name="ro2">
          <table:table-cell table:style-name="ce8" office:value-type="string" calcext:value-type="string">
            <text:p>speedup MPIBcast</text:p>
          </table:table-cell>
          <table:table-cell table:style-name="ce15" table:formula="of:=[.B17]/[$'MPIBcast-MIN'.B17]" office:value-type="float" office:value="1.02206065047164" calcext:value-type="float">
            <text:p>1,02206065047164</text:p>
          </table:table-cell>
          <table:table-cell table:style-name="ce15" table:formula="of:=[.C17]/[$'MPIBcast-MIN'.C17]" office:value-type="float" office:value="0.811946793079462" calcext:value-type="float">
            <text:p>0,811946793079462</text:p>
          </table:table-cell>
          <table:table-cell table:style-name="ce15" table:formula="of:=[.D17]/[$'MPIBcast-MIN'.D17]" office:value-type="float" office:value="1.03470575151569" calcext:value-type="float">
            <text:p>1,03470575151569</text:p>
          </table:table-cell>
          <table:table-cell table:style-name="ce15" table:formula="of:=[.E17]/[$'MPIBcast-MIN'.E17]" office:value-type="float" office:value="0.910680491326054" calcext:value-type="float">
            <text:p>0,910680491326054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H17]/[$'MPIBcast-MIN'.H17]" office:value-type="float" office:value="0.695179547333264" calcext:value-type="float">
            <text:p>0,695179547333264</text:p>
          </table:table-cell>
          <table:table-cell table:style-name="ce15" table:formula="of:=[.I17]/[$'MPIBcast-MIN'.I17]" office:value-type="float" office:value="0.752378461774093" calcext:value-type="float">
            <text:p>0,752378461774093</text:p>
          </table:table-cell>
          <table:table-cell table:style-name="ce15" table:formula="of:=[.J17]/[$'MPIBcast-MIN'.J17]" office:value-type="float" office:value="1.00383758684826" calcext:value-type="float">
            <text:p>1,00383758684826</text:p>
          </table:table-cell>
          <table:table-cell table:style-name="ce15" table:formula="of:=[.K17]/[$'MPIBcast-MIN'.K17]" office:value-type="float" office:value="1.07800352973551" calcext:value-type="float">
            <text:p>1,07800352973551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N17]/[$'MPIBcast-MIN'.N17]" office:value-type="float" office:value="0.919258032021717" calcext:value-type="float">
            <text:p>0,919258032021717</text:p>
          </table:table-cell>
          <table:table-cell table:style-name="ce15" table:formula="of:=[.O17]/[$'MPIBcast-MIN'.O17]" office:value-type="float" office:value="0.889381276421323" calcext:value-type="float">
            <text:p>0,889381276421323</text:p>
          </table:table-cell>
          <table:table-cell table:style-name="ce15" table:formula="of:=[.P17]/[$'MPIBcast-MIN'.P17]" office:value-type="float" office:value="1.03304760477829" calcext:value-type="float">
            <text:p>1,03304760477829</text:p>
          </table:table-cell>
          <table:table-cell table:style-name="ce15" table:formula="of:=[.Q17]/[$'MPIBcast-MIN'.Q17]" office:value-type="float" office:value="0.754060144410224" calcext:value-type="float">
            <text:p>0,754060144410224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T17]/[$'MPIBcast-MIN'.T17]" office:value-type="float" office:value="0.297981860343002" calcext:value-type="float">
            <text:p>0,297981860343002</text:p>
          </table:table-cell>
          <table:table-cell table:style-name="ce15" table:formula="of:=[.U17]/[$'MPIBcast-MIN'.U17]" office:value-type="float" office:value="0.678972584437265" calcext:value-type="float">
            <text:p>0,678972584437265</text:p>
          </table:table-cell>
          <table:table-cell table:style-name="ce15" table:formula="of:=[.V17]/[$'MPIBcast-MIN'.V17]" office:value-type="float" office:value="0.715616531702779" calcext:value-type="float">
            <text:p>0,715616531702779</text:p>
          </table:table-cell>
          <table:table-cell table:style-name="ce15" table:formula="of:=[.W17]/[$'MPIBcast-MIN'.W17]" office:value-type="float" office:value="0.370686119755342" calcext:value-type="float">
            <text:p>0,370686119755342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9" office:value-type="string" calcext:value-type="string">
            <text:p>Experimento</text:p>
          </table:table-cell>
          <table:table-cell table:style-name="ce31" office:value-type="string" calcext:value-type="string">
            <text:p>Num Mensagens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000" calcext:value-type="float">
            <text:p>10000</text:p>
          </table:table-cell>
          <table:table-cell table:formula="of:=[.K21]" office:value-type="float" office:value="5000" calcext:value-type="float">
            <text:p>5000</text:p>
          </table:table-cell>
          <table:table-cell table:formula="of:=[.K22]" office:value-type="float" office:value="2500" calcext:value-type="float">
            <text:p>2500</text:p>
          </table:table-cell>
          <table:table-cell table:formula="of:=[.K23]" office:value-type="float" office:value="1250" calcext:value-type="float">
            <text:p>1250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K</text:p>
          </table:table-cell>
          <table:table-cell table:style-name="ce30" table:formula="of:=[.K20]/2" office:value-type="float" office:value="5000" calcext:value-type="float">
            <text:p>50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4K</text:p>
          </table:table-cell>
          <table:table-cell table:style-name="ce30" table:formula="of:=[.K21]/2" office:value-type="float" office:value="2500" calcext:value-type="float">
            <text:p>2500</text:p>
          </table:table-cell>
          <table:table-cell table:number-columns-repeated="4"/>
          <table:table-cell office:value-type="string" calcext:value-type="string">
            <text:p>ProfBcast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6K</text:p>
          </table:table-cell>
          <table:table-cell table:style-name="ce30" table:formula="of:=[.K22]/2" office:value-type="float" office:value="1250" calcext:value-type="float">
            <text:p>1250</text:p>
          </table:table-cell>
          <table:table-cell table:number-columns-repeated="4"/>
          <table:table-cell office:value-type="string" calcext:value-type="string">
            <text:p>MPIBcast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>
            <draw:frame draw:z-index="1" draw:style-name="gr1" draw:text-style-name="P1" svg:width="16.009cm" svg:height="9.748cm" svg:x="0.015cm" svg:y="-0.001cm">
              <draw:object draw:notify-on-update-of-ranges="'ProfBcast-MIN'.P22:'ProfBcast-MIN'.P22 'ProfBcast-MIN'.P23:'ProfBcast-MIN'.P23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6"/>
          <table:table-cell table:style-name="ce32"/>
          <table:table-cell table:number-columns-repeated="5"/>
        </table:table-row>
      </table:table>
      <table:table table:name="MPIBcast-MIN" table:style-name="ta1">
        <table:shapes>
          <draw:frame draw:z-index="0" draw:style-name="gr1" draw:text-style-name="P1" svg:width="16.009cm" svg:height="9.748cm" svg:x="2.271cm" svg:y="8.58cm">
            <draw:object draw:notify-on-update-of-ranges="'MPIBcast-MIN'.J25:'MPIBcast-MIN'.M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Default"/>
        <table:table-column table:style-name="co7" table:number-columns-repeated="2" table:default-cell-style-name="Default"/>
        <table:table-column table:style-name="co16" table:default-cell-style-name="Default"/>
        <table:table-column table:style-name="co9" table:default-cell-style-name="ce3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7" table:default-cell-style-name="Default"/>
        <table:table-column table:style-name="co11" table:default-cell-style-name="ce3"/>
        <table:table-column table:style-name="co12" table:default-cell-style-name="ce3"/>
        <table:table-column table:style-name="co10" table:default-cell-style-name="Default"/>
        <table:table-column table:style-name="co1" table:default-cell-style-name="Default"/>
        <table:table-column table:style-name="co10" table:default-cell-style-name="Default"/>
        <table:table-column table:style-name="co7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" table:default-cell-style-name="Default"/>
        <table:table-column table:style-name="co11" table:default-cell-style-name="Default"/>
        <table:table-row table:style-name="ro1">
          <table:table-cell table:number-columns-repeated="4"/>
          <table:table-cell table:style-name="ce21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26" office:value-type="string" calcext:value-type="string" table:number-columns-spanned="4" table:number-rows-spanned="1">
            <text:p>8 processos</text:p>
          </table:table-cell>
          <table:covered-table-cell table:number-columns-repeated="2"/>
          <table:covered-table-cell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16 processos</text:p>
          </table:table-cell>
          <table:covered-table-cell/>
          <table:covered-table-cell table:number-columns-repeated="2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32 processos</text:p>
          </table:table-cell>
          <table:covered-table-cell table:number-columns-repeated="3"/>
          <table:table-cell table:number-columns-repeated="2"/>
          <table:table-cell table:style-name="ce28" office:value-type="string" calcext:value-type="string" table:number-columns-spanned="4" table:number-rows-spanned="1">
            <text:p>64 processos</text:p>
          </table:table-cell>
          <table:covered-table-cell table:number-columns-repeated="3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/>
          <table:table-cell table:style-name="ce3" office:value-type="float" office:value="1249507285" calcext:value-type="float">
            <text:p>1249507285</text:p>
          </table:table-cell>
          <table:table-cell table:style-name="ce3" office:value-type="float" office:value="651361851" calcext:value-type="float">
            <text:p>651361851</text:p>
          </table:table-cell>
          <table:table-cell table:style-name="ce3" office:value-type="float" office:value="305022321" calcext:value-type="float">
            <text:p>305022321</text:p>
          </table:table-cell>
          <table:table-cell office:value-type="float" office:value="229499193" calcext:value-type="float">
            <text:p>229499193</text:p>
          </table:table-cell>
          <table:table-cell table:number-columns-repeated="2"/>
          <table:table-cell table:style-name="ce3" office:value-type="float" office:value="1435357476" calcext:value-type="float">
            <text:p>1435357476</text:p>
          </table:table-cell>
          <table:table-cell table:style-name="ce3" office:value-type="float" office:value="974564198" calcext:value-type="float">
            <text:p>974564198</text:p>
          </table:table-cell>
          <table:table-cell office:value-type="float" office:value="366466936" calcext:value-type="float">
            <text:p>366466936</text:p>
          </table:table-cell>
          <table:table-cell office:value-type="float" office:value="246603106" calcext:value-type="float">
            <text:p>246603106</text:p>
          </table:table-cell>
          <table:table-cell table:number-columns-repeated="2"/>
          <table:table-cell table:style-name="ce3" office:value-type="float" office:value="1205922335" calcext:value-type="float">
            <text:p>1205922335</text:p>
          </table:table-cell>
          <table:table-cell table:style-name="ce3" office:value-type="float" office:value="957777059" calcext:value-type="float">
            <text:p>957777059</text:p>
          </table:table-cell>
          <table:table-cell table:style-name="ce3" office:value-type="float" office:value="587350420" calcext:value-type="float">
            <text:p>587350420</text:p>
          </table:table-cell>
          <table:table-cell table:style-name="ce3" office:value-type="float" office:value="432680088" calcext:value-type="float">
            <text:p>432680088</text:p>
          </table:table-cell>
          <table:table-cell table:number-columns-repeated="2"/>
          <table:table-cell table:style-name="ce3" office:value-type="float" office:value="2938345869" calcext:value-type="float">
            <text:p>2938345869</text:p>
          </table:table-cell>
          <table:table-cell table:style-name="ce3" office:value-type="float" office:value="1956761110" calcext:value-type="float">
            <text:p>1956761110</text:p>
          </table:table-cell>
          <table:table-cell table:style-name="ce3" office:value-type="float" office:value="1049249724" calcext:value-type="float">
            <text:p>1049249724</text:p>
          </table:table-cell>
          <table:table-cell table:style-name="ce3" office:value-type="float" office:value="619055621" calcext:value-type="float">
            <text:p>619055621</text:p>
          </table:table-cell>
        </table:table-row>
        <table:table-row table:style-name="ro1">
          <table:table-cell/>
          <table:table-cell table:style-name="ce3" office:value-type="float" office:value="1065750617" calcext:value-type="float">
            <text:p>1065750617</text:p>
          </table:table-cell>
          <table:table-cell table:style-name="ce3" office:value-type="float" office:value="688765543" calcext:value-type="float">
            <text:p>688765543</text:p>
          </table:table-cell>
          <table:table-cell table:style-name="ce3" office:value-type="float" office:value="306080709" calcext:value-type="float">
            <text:p>306080709</text:p>
          </table:table-cell>
          <table:table-cell office:value-type="float" office:value="226472533" calcext:value-type="float">
            <text:p>226472533</text:p>
          </table:table-cell>
          <table:table-cell table:number-columns-repeated="2"/>
          <table:table-cell table:style-name="ce3" office:value-type="float" office:value="1524859962" calcext:value-type="float">
            <text:p>1524859962</text:p>
          </table:table-cell>
          <table:table-cell table:style-name="ce3" office:value-type="float" office:value="1021364966" calcext:value-type="float">
            <text:p>1021364966</text:p>
          </table:table-cell>
          <table:table-cell office:value-type="float" office:value="476447717" calcext:value-type="float">
            <text:p>476447717</text:p>
          </table:table-cell>
          <table:table-cell office:value-type="float" office:value="285971094" calcext:value-type="float">
            <text:p>285971094</text:p>
          </table:table-cell>
          <table:table-cell table:number-columns-repeated="2"/>
          <table:table-cell table:style-name="ce3" office:value-type="float" office:value="1492410814" calcext:value-type="float">
            <text:p>1492410814</text:p>
          </table:table-cell>
          <table:table-cell table:style-name="ce3" office:value-type="float" office:value="903379159" calcext:value-type="float">
            <text:p>903379159</text:p>
          </table:table-cell>
          <table:table-cell table:style-name="ce3" office:value-type="float" office:value="533364564" calcext:value-type="float">
            <text:p>533364564</text:p>
          </table:table-cell>
          <table:table-cell table:style-name="ce3" office:value-type="float" office:value="378999142" calcext:value-type="float">
            <text:p>378999142</text:p>
          </table:table-cell>
          <table:table-cell table:number-columns-repeated="2"/>
          <table:table-cell table:style-name="ce3" office:value-type="float" office:value="2938547554" calcext:value-type="float">
            <text:p>2938547554</text:p>
          </table:table-cell>
          <table:table-cell table:style-name="ce3" office:value-type="float" office:value="1834269547" calcext:value-type="float">
            <text:p>1834269547</text:p>
          </table:table-cell>
          <table:table-cell table:style-name="ce3" office:value-type="float" office:value="1111781625" calcext:value-type="float">
            <text:p>1111781625</text:p>
          </table:table-cell>
          <table:table-cell table:style-name="ce3" office:value-type="float" office:value="670859111" calcext:value-type="float">
            <text:p>670859111</text:p>
          </table:table-cell>
        </table:table-row>
        <table:table-row table:style-name="ro1">
          <table:table-cell/>
          <table:table-cell table:style-name="ce3" office:value-type="float" office:value="1111627466" calcext:value-type="float">
            <text:p>1111627466</text:p>
          </table:table-cell>
          <table:table-cell table:style-name="ce3" office:value-type="float" office:value="658114168" calcext:value-type="float">
            <text:p>658114168</text:p>
          </table:table-cell>
          <table:table-cell table:style-name="ce3" office:value-type="float" office:value="285756901" calcext:value-type="float">
            <text:p>285756901</text:p>
          </table:table-cell>
          <table:table-cell office:value-type="float" office:value="220335786" calcext:value-type="float">
            <text:p>220335786</text:p>
          </table:table-cell>
          <table:table-cell table:number-columns-repeated="2"/>
          <table:table-cell table:style-name="ce3" office:value-type="float" office:value="1493732908" calcext:value-type="float">
            <text:p>1493732908</text:p>
          </table:table-cell>
          <table:table-cell table:style-name="ce3" office:value-type="float" office:value="803758976" calcext:value-type="float">
            <text:p>803758976</text:p>
          </table:table-cell>
          <table:table-cell office:value-type="float" office:value="382765007" calcext:value-type="float">
            <text:p>382765007</text:p>
          </table:table-cell>
          <table:table-cell office:value-type="float" office:value="251435912" calcext:value-type="float">
            <text:p>251435912</text:p>
          </table:table-cell>
          <table:table-cell table:number-columns-repeated="2"/>
          <table:table-cell table:style-name="ce3" office:value-type="float" office:value="1210394059" calcext:value-type="float">
            <text:p>1210394059</text:p>
          </table:table-cell>
          <table:table-cell table:style-name="ce3" office:value-type="float" office:value="808511987" calcext:value-type="float">
            <text:p>808511987</text:p>
          </table:table-cell>
          <table:table-cell table:style-name="ce3" office:value-type="float" office:value="579130501" calcext:value-type="float">
            <text:p>579130501</text:p>
          </table:table-cell>
          <table:table-cell table:style-name="ce3" office:value-type="float" office:value="450861797" calcext:value-type="float">
            <text:p>450861797</text:p>
          </table:table-cell>
          <table:table-cell table:number-columns-repeated="2"/>
          <table:table-cell table:style-name="ce3" office:value-type="float" office:value="3165194452" calcext:value-type="float">
            <text:p>3165194452</text:p>
          </table:table-cell>
          <table:table-cell table:style-name="ce3" office:value-type="float" office:value="1809465843" calcext:value-type="float">
            <text:p>1809465843</text:p>
          </table:table-cell>
          <table:table-cell table:style-name="ce3" office:value-type="float" office:value="1184009124" calcext:value-type="float">
            <text:p>1184009124</text:p>
          </table:table-cell>
          <table:table-cell table:style-name="ce3" office:value-type="float" office:value="694040258" calcext:value-type="float">
            <text:p>694040258</text:p>
          </table:table-cell>
        </table:table-row>
        <table:table-row table:style-name="ro1">
          <table:table-cell/>
          <table:table-cell table:style-name="ce3" office:value-type="float" office:value="1029103277" calcext:value-type="float">
            <text:p>1029103277</text:p>
          </table:table-cell>
          <table:table-cell table:style-name="ce3" office:value-type="float" office:value="636571699" calcext:value-type="float">
            <text:p>636571699</text:p>
          </table:table-cell>
          <table:table-cell table:style-name="ce3" office:value-type="float" office:value="305858963" calcext:value-type="float">
            <text:p>305858963</text:p>
          </table:table-cell>
          <table:table-cell office:value-type="float" office:value="226387509" calcext:value-type="float">
            <text:p>226387509</text:p>
          </table:table-cell>
          <table:table-cell table:number-columns-repeated="2"/>
          <table:table-cell table:style-name="ce3" office:value-type="float" office:value="1669371677" calcext:value-type="float">
            <text:p>1669371677</text:p>
          </table:table-cell>
          <table:table-cell table:style-name="ce3" office:value-type="float" office:value="931752602" calcext:value-type="float">
            <text:p>931752602</text:p>
          </table:table-cell>
          <table:table-cell office:value-type="float" office:value="383813809" calcext:value-type="float">
            <text:p>383813809</text:p>
          </table:table-cell>
          <table:table-cell office:value-type="float" office:value="238541657" calcext:value-type="float">
            <text:p>238541657</text:p>
          </table:table-cell>
          <table:table-cell table:number-columns-repeated="2"/>
          <table:table-cell table:style-name="ce3" office:value-type="float" office:value="1213472274" calcext:value-type="float">
            <text:p>1213472274</text:p>
          </table:table-cell>
          <table:table-cell table:style-name="ce3" office:value-type="float" office:value="851144306" calcext:value-type="float">
            <text:p>851144306</text:p>
          </table:table-cell>
          <table:table-cell table:style-name="ce3" office:value-type="float" office:value="587251197" calcext:value-type="float">
            <text:p>587251197</text:p>
          </table:table-cell>
          <table:table-cell table:style-name="ce3" office:value-type="float" office:value="419572417" calcext:value-type="float">
            <text:p>419572417</text:p>
          </table:table-cell>
          <table:table-cell table:number-columns-repeated="2"/>
          <table:table-cell table:style-name="ce3" office:value-type="float" office:value="3120699774" calcext:value-type="float">
            <text:p>3120699774</text:p>
          </table:table-cell>
          <table:table-cell table:style-name="ce3" office:value-type="float" office:value="1799073157" calcext:value-type="float">
            <text:p>1799073157</text:p>
          </table:table-cell>
          <table:table-cell table:style-name="ce3" office:value-type="float" office:value="980396697" calcext:value-type="float">
            <text:p>980396697</text:p>
          </table:table-cell>
          <table:table-cell table:style-name="ce3" office:value-type="float" office:value="666764362" calcext:value-type="float">
            <text:p>666764362</text:p>
          </table:table-cell>
        </table:table-row>
        <table:table-row table:style-name="ro1">
          <table:table-cell/>
          <table:table-cell table:style-name="ce3" office:value-type="float" office:value="974560965" calcext:value-type="float">
            <text:p>974560965</text:p>
          </table:table-cell>
          <table:table-cell table:style-name="ce3" office:value-type="float" office:value="599316549" calcext:value-type="float">
            <text:p>599316549</text:p>
          </table:table-cell>
          <table:table-cell table:style-name="ce3" office:value-type="float" office:value="308669386" calcext:value-type="float">
            <text:p>308669386</text:p>
          </table:table-cell>
          <table:table-cell office:value-type="float" office:value="229131392" calcext:value-type="float">
            <text:p>229131392</text:p>
          </table:table-cell>
          <table:table-cell table:number-columns-repeated="2"/>
          <table:table-cell table:style-name="ce3" office:value-type="float" office:value="1487731345" calcext:value-type="float">
            <text:p>1487731345</text:p>
          </table:table-cell>
          <table:table-cell table:style-name="ce3" office:value-type="float" office:value="807123492" calcext:value-type="float">
            <text:p>807123492</text:p>
          </table:table-cell>
          <table:table-cell office:value-type="float" office:value="367859570" calcext:value-type="float">
            <text:p>367859570</text:p>
          </table:table-cell>
          <table:table-cell office:value-type="float" office:value="238925996" calcext:value-type="float">
            <text:p>238925996</text:p>
          </table:table-cell>
          <table:table-cell table:number-columns-repeated="2"/>
          <table:table-cell table:style-name="ce3" office:value-type="float" office:value="1227185528" calcext:value-type="float">
            <text:p>1227185528</text:p>
          </table:table-cell>
          <table:table-cell table:style-name="ce3" office:value-type="float" office:value="908375897" calcext:value-type="float">
            <text:p>908375897</text:p>
          </table:table-cell>
          <table:table-cell table:style-name="ce3" office:value-type="float" office:value="678860363" calcext:value-type="float">
            <text:p>678860363</text:p>
          </table:table-cell>
          <table:table-cell table:style-name="ce3" office:value-type="float" office:value="415362835" calcext:value-type="float">
            <text:p>415362835</text:p>
          </table:table-cell>
          <table:table-cell table:number-columns-repeated="2"/>
          <table:table-cell table:style-name="ce3" office:value-type="float" office:value="3059991532" calcext:value-type="float">
            <text:p>3059991532</text:p>
          </table:table-cell>
          <table:table-cell table:style-name="ce3" office:value-type="float" office:value="2007838099" calcext:value-type="float">
            <text:p>2007838099</text:p>
          </table:table-cell>
          <table:table-cell table:style-name="ce3" office:value-type="float" office:value="1023473292" calcext:value-type="float">
            <text:p>1023473292</text:p>
          </table:table-cell>
          <table:table-cell table:style-name="ce3" office:value-type="float" office:value="544043991" calcext:value-type="float">
            <text:p>544043991</text:p>
          </table:table-cell>
        </table:table-row>
        <table:table-row table:style-name="ro1">
          <table:table-cell/>
          <table:table-cell table:style-name="ce3" office:value-type="float" office:value="978608171" calcext:value-type="float">
            <text:p>978608171</text:p>
          </table:table-cell>
          <table:table-cell table:style-name="ce3" office:value-type="float" office:value="643261558" calcext:value-type="float">
            <text:p>643261558</text:p>
          </table:table-cell>
          <table:table-cell table:style-name="ce3" office:value-type="float" office:value="302742549" calcext:value-type="float">
            <text:p>302742549</text:p>
          </table:table-cell>
          <table:table-cell office:value-type="float" office:value="217761218" calcext:value-type="float">
            <text:p>217761218</text:p>
          </table:table-cell>
          <table:table-cell table:number-columns-repeated="2"/>
          <table:table-cell table:style-name="ce3" office:value-type="float" office:value="1401028737" calcext:value-type="float">
            <text:p>1401028737</text:p>
          </table:table-cell>
          <table:table-cell table:style-name="ce3" office:value-type="float" office:value="829305333" calcext:value-type="float">
            <text:p>829305333</text:p>
          </table:table-cell>
          <table:table-cell office:value-type="float" office:value="375759463" calcext:value-type="float">
            <text:p>375759463</text:p>
          </table:table-cell>
          <table:table-cell office:value-type="float" office:value="242973180" calcext:value-type="float">
            <text:p>242973180</text:p>
          </table:table-cell>
          <table:table-cell table:number-columns-repeated="2"/>
          <table:table-cell table:style-name="ce3" office:value-type="float" office:value="1219065064" calcext:value-type="float">
            <text:p>1219065064</text:p>
          </table:table-cell>
          <table:table-cell table:style-name="ce3" office:value-type="float" office:value="909117704" calcext:value-type="float">
            <text:p>909117704</text:p>
          </table:table-cell>
          <table:table-cell table:style-name="ce3" office:value-type="float" office:value="694013492" calcext:value-type="float">
            <text:p>694013492</text:p>
          </table:table-cell>
          <table:table-cell table:style-name="ce3" office:value-type="float" office:value="492239560" calcext:value-type="float">
            <text:p>492239560</text:p>
          </table:table-cell>
          <table:table-cell table:number-columns-repeated="2"/>
          <table:table-cell table:style-name="ce3" office:value-type="float" office:value="2992012807" calcext:value-type="float">
            <text:p>2992012807</text:p>
          </table:table-cell>
          <table:table-cell table:style-name="ce3" office:value-type="float" office:value="2066260756" calcext:value-type="float">
            <text:p>2066260756</text:p>
          </table:table-cell>
          <table:table-cell table:style-name="ce3" office:value-type="float" office:value="1062827438" calcext:value-type="float">
            <text:p>1062827438</text:p>
          </table:table-cell>
          <table:table-cell table:style-name="ce3" office:value-type="float" office:value="765588753" calcext:value-type="float">
            <text:p>765588753</text:p>
          </table:table-cell>
        </table:table-row>
        <table:table-row table:style-name="ro1">
          <table:table-cell/>
          <table:table-cell table:style-name="ce3" office:value-type="float" office:value="939073126" calcext:value-type="float">
            <text:p>939073126</text:p>
          </table:table-cell>
          <table:table-cell table:style-name="ce3" office:value-type="float" office:value="644018756" calcext:value-type="float">
            <text:p>644018756</text:p>
          </table:table-cell>
          <table:table-cell table:style-name="ce3" office:value-type="float" office:value="304408632" calcext:value-type="float">
            <text:p>304408632</text:p>
          </table:table-cell>
          <table:table-cell office:value-type="float" office:value="230614051" calcext:value-type="float">
            <text:p>230614051</text:p>
          </table:table-cell>
          <table:table-cell table:number-columns-repeated="2"/>
          <table:table-cell table:style-name="ce3" office:value-type="float" office:value="1472141439" calcext:value-type="float">
            <text:p>1472141439</text:p>
          </table:table-cell>
          <table:table-cell table:style-name="ce3" office:value-type="float" office:value="939291423" calcext:value-type="float">
            <text:p>939291423</text:p>
          </table:table-cell>
          <table:table-cell office:value-type="float" office:value="369708079" calcext:value-type="float">
            <text:p>369708079</text:p>
          </table:table-cell>
          <table:table-cell office:value-type="float" office:value="322884384" calcext:value-type="float">
            <text:p>322884384</text:p>
          </table:table-cell>
          <table:table-cell table:number-columns-repeated="2"/>
          <table:table-cell table:style-name="ce3" office:value-type="float" office:value="1379646835" calcext:value-type="float">
            <text:p>1379646835</text:p>
          </table:table-cell>
          <table:table-cell table:style-name="ce3" office:value-type="float" office:value="808709623" calcext:value-type="float">
            <text:p>808709623</text:p>
          </table:table-cell>
          <table:table-cell table:style-name="ce3" office:value-type="float" office:value="650311727" calcext:value-type="float">
            <text:p>650311727</text:p>
          </table:table-cell>
          <table:table-cell table:style-name="ce3" office:value-type="float" office:value="451085488" calcext:value-type="float">
            <text:p>451085488</text:p>
          </table:table-cell>
          <table:table-cell table:number-columns-repeated="2"/>
          <table:table-cell table:style-name="ce3" office:value-type="float" office:value="2938483235" calcext:value-type="float">
            <text:p>2938483235</text:p>
          </table:table-cell>
          <table:table-cell table:style-name="ce3" office:value-type="float" office:value="2074066035" calcext:value-type="float">
            <text:p>2074066035</text:p>
          </table:table-cell>
          <table:table-cell table:style-name="ce3" office:value-type="float" office:value="987032071" calcext:value-type="float">
            <text:p>987032071</text:p>
          </table:table-cell>
          <table:table-cell table:style-name="ce3" office:value-type="float" office:value="695771431" calcext:value-type="float">
            <text:p>695771431</text:p>
          </table:table-cell>
        </table:table-row>
        <table:table-row table:style-name="ro1">
          <table:table-cell/>
          <table:table-cell table:style-name="ce3" office:value-type="float" office:value="987729756" calcext:value-type="float">
            <text:p>987729756</text:p>
          </table:table-cell>
          <table:table-cell table:style-name="ce3" office:value-type="float" office:value="615965060" calcext:value-type="float">
            <text:p>615965060</text:p>
          </table:table-cell>
          <table:table-cell table:style-name="ce3" office:value-type="float" office:value="308527557" calcext:value-type="float">
            <text:p>308527557</text:p>
          </table:table-cell>
          <table:table-cell office:value-type="float" office:value="226416742" calcext:value-type="float">
            <text:p>226416742</text:p>
          </table:table-cell>
          <table:table-cell table:number-columns-repeated="2"/>
          <table:table-cell table:style-name="ce3" office:value-type="float" office:value="1622656321" calcext:value-type="float">
            <text:p>1622656321</text:p>
          </table:table-cell>
          <table:table-cell table:style-name="ce3" office:value-type="float" office:value="820235220" calcext:value-type="float">
            <text:p>820235220</text:p>
          </table:table-cell>
          <table:table-cell office:value-type="float" office:value="378729942" calcext:value-type="float">
            <text:p>378729942</text:p>
          </table:table-cell>
          <table:table-cell office:value-type="float" office:value="238212542" calcext:value-type="float">
            <text:p>238212542</text:p>
          </table:table-cell>
          <table:table-cell table:number-columns-repeated="2"/>
          <table:table-cell table:style-name="ce3" office:value-type="float" office:value="1164473165" calcext:value-type="float">
            <text:p>1164473165</text:p>
          </table:table-cell>
          <table:table-cell table:style-name="ce3" office:value-type="float" office:value="997031413" calcext:value-type="float">
            <text:p>997031413</text:p>
          </table:table-cell>
          <table:table-cell table:style-name="ce3" office:value-type="float" office:value="631989765" calcext:value-type="float">
            <text:p>631989765</text:p>
          </table:table-cell>
          <table:table-cell table:style-name="ce3" office:value-type="float" office:value="394547445" calcext:value-type="float">
            <text:p>394547445</text:p>
          </table:table-cell>
          <table:table-cell table:number-columns-repeated="2"/>
          <table:table-cell table:style-name="ce3" office:value-type="float" office:value="2828685507" calcext:value-type="float">
            <text:p>2828685507</text:p>
          </table:table-cell>
          <table:table-cell table:style-name="ce3" office:value-type="float" office:value="1927813415" calcext:value-type="float">
            <text:p>1927813415</text:p>
          </table:table-cell>
          <table:table-cell table:style-name="ce3" office:value-type="float" office:value="1081541570" calcext:value-type="float">
            <text:p>1081541570</text:p>
          </table:table-cell>
          <table:table-cell table:style-name="ce3" office:value-type="float" office:value="614417920" calcext:value-type="float">
            <text:p>614417920</text:p>
          </table:table-cell>
        </table:table-row>
        <table:table-row table:style-name="ro1">
          <table:table-cell/>
          <table:table-cell table:style-name="ce3" office:value-type="float" office:value="961261286" calcext:value-type="float">
            <text:p>961261286</text:p>
          </table:table-cell>
          <table:table-cell table:style-name="ce3" office:value-type="float" office:value="662586638" calcext:value-type="float">
            <text:p>662586638</text:p>
          </table:table-cell>
          <table:table-cell table:style-name="ce3" office:value-type="float" office:value="308449560" calcext:value-type="float">
            <text:p>308449560</text:p>
          </table:table-cell>
          <table:table-cell office:value-type="float" office:value="237938318" calcext:value-type="float">
            <text:p>237938318</text:p>
          </table:table-cell>
          <table:table-cell table:number-columns-repeated="2"/>
          <table:table-cell table:style-name="ce3" office:value-type="float" office:value="1634575376" calcext:value-type="float">
            <text:p>1634575376</text:p>
          </table:table-cell>
          <table:table-cell table:style-name="ce3" office:value-type="float" office:value="938811832" calcext:value-type="float">
            <text:p>938811832</text:p>
          </table:table-cell>
          <table:table-cell office:value-type="float" office:value="379191300" calcext:value-type="float">
            <text:p>379191300</text:p>
          </table:table-cell>
          <table:table-cell office:value-type="float" office:value="238120391" calcext:value-type="float">
            <text:p>238120391</text:p>
          </table:table-cell>
          <table:table-cell table:number-columns-repeated="2"/>
          <table:table-cell table:style-name="ce3" office:value-type="float" office:value="1200640849" calcext:value-type="float">
            <text:p>1200640849</text:p>
          </table:table-cell>
          <table:table-cell table:style-name="ce3" office:value-type="float" office:value="892210756" calcext:value-type="float">
            <text:p>892210756</text:p>
          </table:table-cell>
          <table:table-cell table:style-name="ce3" office:value-type="float" office:value="524902035" calcext:value-type="float">
            <text:p>524902035</text:p>
          </table:table-cell>
          <table:table-cell table:style-name="ce3" office:value-type="float" office:value="360921953" calcext:value-type="float">
            <text:p>360921953</text:p>
          </table:table-cell>
          <table:table-cell table:number-columns-repeated="2"/>
          <table:table-cell table:style-name="ce3" office:value-type="float" office:value="2986354193" calcext:value-type="float">
            <text:p>2986354193</text:p>
          </table:table-cell>
          <table:table-cell table:style-name="ce3" office:value-type="float" office:value="2222449745" calcext:value-type="float">
            <text:p>2222449745</text:p>
          </table:table-cell>
          <table:table-cell table:style-name="ce3" office:value-type="float" office:value="1094432691" calcext:value-type="float">
            <text:p>1094432691</text:p>
          </table:table-cell>
          <table:table-cell table:style-name="ce3" office:value-type="float" office:value="626953125" calcext:value-type="float">
            <text:p>626953125</text:p>
          </table:table-cell>
        </table:table-row>
        <table:table-row table:style-name="ro1">
          <table:table-cell/>
          <table:table-cell table:style-name="ce3" office:value-type="float" office:value="971311467" calcext:value-type="float">
            <text:p>971311467</text:p>
          </table:table-cell>
          <table:table-cell table:style-name="ce3" office:value-type="float" office:value="660321443" calcext:value-type="float">
            <text:p>660321443</text:p>
          </table:table-cell>
          <table:table-cell table:style-name="ce3" office:value-type="float" office:value="316565389" calcext:value-type="float">
            <text:p>316565389</text:p>
          </table:table-cell>
          <table:table-cell office:value-type="float" office:value="224894536" calcext:value-type="float">
            <text:p>224894536</text:p>
          </table:table-cell>
          <table:table-cell table:number-columns-repeated="2"/>
          <table:table-cell table:style-name="ce3" office:value-type="float" office:value="1385805517" calcext:value-type="float">
            <text:p>1385805517</text:p>
          </table:table-cell>
          <table:table-cell table:style-name="ce3" office:value-type="float" office:value="973954317" calcext:value-type="float">
            <text:p>973954317</text:p>
          </table:table-cell>
          <table:table-cell office:value-type="float" office:value="365997971" calcext:value-type="float">
            <text:p>365997971</text:p>
          </table:table-cell>
          <table:table-cell office:value-type="float" office:value="242385464" calcext:value-type="float">
            <text:p>242385464</text:p>
          </table:table-cell>
          <table:table-cell table:number-columns-repeated="2"/>
          <table:table-cell table:style-name="ce3" office:value-type="float" office:value="1185943900" calcext:value-type="float">
            <text:p>1185943900</text:p>
          </table:table-cell>
          <table:table-cell table:style-name="ce3" office:value-type="float" office:value="830279639" calcext:value-type="float">
            <text:p>830279639</text:p>
          </table:table-cell>
          <table:table-cell table:style-name="ce3" office:value-type="float" office:value="641304243" calcext:value-type="float">
            <text:p>641304243</text:p>
          </table:table-cell>
          <table:table-cell table:style-name="ce3" office:value-type="float" office:value="398611867" calcext:value-type="float">
            <text:p>398611867</text:p>
          </table:table-cell>
          <table:table-cell table:number-columns-repeated="2"/>
          <table:table-cell table:style-name="ce3" office:value-type="float" office:value="2805450842" calcext:value-type="float">
            <text:p>2805450842</text:p>
          </table:table-cell>
          <table:table-cell table:style-name="ce3" office:value-type="float" office:value="1943346995" calcext:value-type="float">
            <text:p>1943346995</text:p>
          </table:table-cell>
          <table:table-cell table:style-name="ce3" office:value-type="float" office:value="1177734840" calcext:value-type="float">
            <text:p>1177734840</text:p>
          </table:table-cell>
          <table:table-cell table:style-name="ce3" office:value-type="float" office:value="682240956" calcext:value-type="float">
            <text:p>682240956</text:p>
          </table:table-cell>
        </table:table-row>
        <table:table-row table:style-name="ro1">
          <table:table-cell/>
          <table:table-cell office:value-type="float" office:value="999077108" calcext:value-type="float">
            <text:p>999077108</text:p>
          </table:table-cell>
          <table:table-cell table:number-columns-repeated="2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Experimento</text:p>
          </table:table-cell>
          <table:table-cell table:style-name="ce9" office:value-type="float" office:value="979826557" calcext:value-type="float">
            <text:p>979826557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 table:style-name="ce1" office:value-type="string" calcext:value-type="string">
            <text:p>Mínimo</text:p>
          </table:table-cell>
          <table:table-cell table:style-name="ce4" table:formula="of:=MIN([.B4:.B13])/(1000*1000*1000)/[.K20]" office:value-type="float" office:value="0.0000939073126" calcext:value-type="float">
            <text:p>0.0000939073126</text:p>
          </table:table-cell>
          <table:table-cell table:style-name="ce4" table:formula="of:=MIN([.C4:.C13])/(1000*1000*1000)/[.L20]" office:value-type="float" office:value="0.0001198633098" calcext:value-type="float">
            <text:p>0.0001198633098</text:p>
          </table:table-cell>
          <table:table-cell table:style-name="ce4" table:formula="of:=MIN([.D4:.D13])/(1000*1000*1000)/[.M20]" office:value-type="float" office:value="0.0001143027604" calcext:value-type="float">
            <text:p>0.0001143027604</text:p>
          </table:table-cell>
          <table:table-cell table:style-name="ce4" table:formula="of:=MIN([.E4:.E13])/(1000*1000*1000)/[.N20]" office:value-type="float" office:value="0.0001742089744" calcext:value-type="float">
            <text:p>0.0001742089744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H4:.H13])/(1000*1000*1000)/[.K20]" office:value-type="float" office:value="0.0001385805517" calcext:value-type="float">
            <text:p>0.0001385805517</text:p>
          </table:table-cell>
          <table:table-cell table:style-name="ce4" table:formula="of:=MIN([.I4:.I13])/(1000*1000*1000)/[.L20]" office:value-type="float" office:value="0.0001607517952" calcext:value-type="float">
            <text:p>0.0001607517952</text:p>
          </table:table-cell>
          <table:table-cell table:style-name="ce4" table:formula="of:=MIN([.J4:.J13])/(1000*1000*1000)/[.M20]" office:value-type="float" office:value="0.0001463991884" calcext:value-type="float">
            <text:p>0.0001463991884</text:p>
          </table:table-cell>
          <table:table-cell table:style-name="ce4" table:formula="of:=MIN([.K4:.K13])/(1000*1000*1000)/[.N20]" office:value-type="float" office:value="0.0001904963128" calcext:value-type="float">
            <text:p>0.0001904963128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N4:.N13])/(1000*1000*1000)/[.K20]" office:value-type="float" office:value="0.0001164473165" calcext:value-type="float">
            <text:p>0.0001164473165</text:p>
          </table:table-cell>
          <table:table-cell table:style-name="ce4" table:formula="of:=MIN([.O4:.O13])/(1000*1000*1000)/[.L20]" office:value-type="float" office:value="0.0001617023974" calcext:value-type="float">
            <text:p>0.0001617023974</text:p>
          </table:table-cell>
          <table:table-cell table:style-name="ce4" table:formula="of:=MIN([.P4:.P13])/(1000*1000*1000)/[.M20]" office:value-type="float" office:value="0.000209960814" calcext:value-type="float">
            <text:p>0.000209960814</text:p>
          </table:table-cell>
          <table:table-cell table:style-name="ce4" table:formula="of:=MIN([.Q4:.Q13])/(1000*1000*1000)/[.N20]" office:value-type="float" office:value="0.0002887375624" calcext:value-type="float">
            <text:p>0.0002887375624</text:p>
          </table:table-cell>
          <table:table-cell/>
          <table:table-cell table:style-name="ce1" office:value-type="string" calcext:value-type="string">
            <text:p>Mínimo</text:p>
          </table:table-cell>
          <table:table-cell table:style-name="ce4" table:formula="of:=MIN([.T4:.T13])/(1000*1000*1000)/[.K20]" office:value-type="float" office:value="0.0002805450842" calcext:value-type="float">
            <text:p>0.0002805450842</text:p>
          </table:table-cell>
          <table:table-cell table:style-name="ce4" table:formula="of:=MIN([.U4:.U13])/(1000*1000*1000)/[.L20]" office:value-type="float" office:value="0.0003598146314" calcext:value-type="float">
            <text:p>0.0003598146314</text:p>
          </table:table-cell>
          <table:table-cell table:style-name="ce4" table:formula="of:=MIN([.V4:.V13])/(1000*1000*1000)/[.M20]" office:value-type="float" office:value="0.0003921586788" calcext:value-type="float">
            <text:p>0.0003921586788</text:p>
          </table:table-cell>
          <table:table-cell table:style-name="ce4" table:formula="of:=MIN([.W4:.W13])/(1000*1000*1000)/[.N20]" office:value-type="float" office:value="0.0004352351928" calcext:value-type="float">
            <text:p>0.0004352351928</text:p>
          </table:table-cell>
        </table:table-row>
        <table:table-row table:style-name="ro1">
          <table:table-cell table:style-name="ce5" office:value-type="string" calcext:value-type="string">
            <text:p>Mínimo us</text:p>
          </table:table-cell>
          <table:table-cell table:style-name="ce4" table:formula="of:=( MIN([.B4:.B13])/1000 ) /[.K$20]" office:value-type="float" office:value="93.9073126" calcext:value-type="float">
            <text:p>93.9073126</text:p>
          </table:table-cell>
          <table:table-cell table:style-name="ce4" table:formula="of:=( MIN([.C4:.C13])/1000 ) /[.L$20]" office:value-type="float" office:value="119.8633098" calcext:value-type="float">
            <text:p>119.8633098</text:p>
          </table:table-cell>
          <table:table-cell table:style-name="ce4" table:formula="of:=( MIN([.D4:.D13])/1000 ) /[.M$20]" office:value-type="float" office:value="114.3027604" calcext:value-type="float">
            <text:p>114.3027604</text:p>
          </table:table-cell>
          <table:table-cell table:style-name="ce4" table:formula="of:=( MIN([.E4:.E13])/1000 ) /[.N$20]" office:value-type="float" office:value="174.2089744" calcext:value-type="float">
            <text:p>174.2089744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 MIN([.H4:.H13])/1000 ) / [.K$20]" office:value-type="float" office:value="138.5805517" calcext:value-type="float">
            <text:p>138.5805517</text:p>
          </table:table-cell>
          <table:table-cell table:style-name="ce4" table:formula="of:=( MIN([.I4:.I13])/1000 ) / [.L$20]" office:value-type="float" office:value="160.7517952" calcext:value-type="float">
            <text:p>160.7517952</text:p>
          </table:table-cell>
          <table:table-cell table:style-name="ce4" table:formula="of:=( MIN([.J4:.J13])/1000 ) / [.M$20]" office:value-type="float" office:value="146.3991884" calcext:value-type="float">
            <text:p>146.3991884</text:p>
          </table:table-cell>
          <table:table-cell table:style-name="ce4" table:formula="of:=( MIN([.K4:.K13])/1000 ) / [.N$20]" office:value-type="float" office:value="190.4963128" calcext:value-type="float">
            <text:p>190.4963128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 MIN([.N4:.N13])/1000 ) / [.K$20]" office:value-type="float" office:value="116.4473165" calcext:value-type="float">
            <text:p>116.4473165</text:p>
          </table:table-cell>
          <table:table-cell table:style-name="ce4" table:formula="of:=( MIN([.O4:.O13])/1000 ) / [.L$20]" office:value-type="float" office:value="161.7023974" calcext:value-type="float">
            <text:p>161.7023974</text:p>
          </table:table-cell>
          <table:table-cell table:style-name="ce4" table:formula="of:=( MIN([.P4:.P13])/1000 ) / [.M$20]" office:value-type="float" office:value="209.960814" calcext:value-type="float">
            <text:p>209.960814</text:p>
          </table:table-cell>
          <table:table-cell table:style-name="ce4" table:formula="of:=( MIN([.Q4:.Q13])/1000 ) / [.N$20]" office:value-type="float" office:value="288.7375624" calcext:value-type="float">
            <text:p>288.7375624</text:p>
          </table:table-cell>
          <table:table-cell/>
          <table:table-cell table:style-name="ce5" office:value-type="string" calcext:value-type="string">
            <text:p>Mínimo us</text:p>
          </table:table-cell>
          <table:table-cell table:style-name="ce4" table:formula="of:=(MIN([.T4:.T13])/1000 ) / [.K$20]" office:value-type="float" office:value="280.5450842" calcext:value-type="float">
            <text:p>280.5450842</text:p>
          </table:table-cell>
          <table:table-cell table:style-name="ce4" table:formula="of:=(MIN([.U4:.U13])/1000 ) / [.L$20]" office:value-type="float" office:value="359.8146314" calcext:value-type="float">
            <text:p>359.8146314</text:p>
          </table:table-cell>
          <table:table-cell table:style-name="ce4" table:formula="of:=(MIN([.V4:.V13])/1000 ) / [.M$20]" office:value-type="float" office:value="392.1586788" calcext:value-type="float">
            <text:p>392.1586788</text:p>
          </table:table-cell>
          <table:table-cell table:style-name="ce4" table:formula="of:=(MIN([.W4:.W13])/1000 ) / [.N$20]" office:value-type="float" office:value="435.2351928" calcext:value-type="float">
            <text:p>435.2351928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9" office:value-type="string" calcext:value-type="string">
            <text:p>Experimento</text:p>
          </table:table-cell>
          <table:table-cell table:style-name="ce31" office:value-type="string" calcext:value-type="string">
            <text:p>Num Mensagens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000" calcext:value-type="float">
            <text:p>10000</text:p>
          </table:table-cell>
          <table:table-cell table:formula="of:=[.K21]" office:value-type="float" office:value="5000" calcext:value-type="float">
            <text:p>5000</text:p>
          </table:table-cell>
          <table:table-cell table:formula="of:=[.K22]" office:value-type="float" office:value="2500" calcext:value-type="float">
            <text:p>2500</text:p>
          </table:table-cell>
          <table:table-cell table:formula="of:=[.K23]" office:value-type="float" office:value="1250" calcext:value-type="float">
            <text:p>1250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K</text:p>
          </table:table-cell>
          <table:table-cell table:style-name="ce30" table:formula="of:=[.K20]/2" office:value-type="float" office:value="5000" calcext:value-type="float">
            <text:p>50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4K</text:p>
          </table:table-cell>
          <table:table-cell table:style-name="ce30" table:formula="of:=[.K21]/2" office:value-type="float" office:value="2500" calcext:value-type="float">
            <text:p>25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6K</text:p>
          </table:table-cell>
          <table:table-cell table:style-name="ce30" table:formula="of:=[.K22]/2" office:value-type="float" office:value="1250" calcext:value-type="float">
            <text:p>1250</text:p>
          </table:table-cell>
          <table:table-cell table:number-columns-repeated="1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6"/>
          <table:table-cell table:style-name="ce32"/>
          <table:table-cell table:number-columns-repeated="5"/>
        </table:table-row>
      </table:table>
      <table:table table:name="ProfBcast-MED" table:style-name="ta1">
        <table:shapes>
          <draw:frame draw:z-index="0" draw:style-name="gr1" draw:text-style-name="P1" svg:width="16.009cm" svg:height="9.748cm" svg:x="2.271cm" svg:y="8.58cm">
            <draw:object draw:notify-on-update-of-ranges="'ProfBcast-MED'.J25:'ProfBcast-MED'.M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ce3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7" table:default-cell-style-name="Default"/>
        <table:table-column table:style-name="co11" table:default-cell-style-name="ce3"/>
        <table:table-column table:style-name="co12" table:default-cell-style-name="ce3"/>
        <table:table-column table:style-name="co10" table:default-cell-style-name="Default"/>
        <table:table-column table:style-name="co1" table:default-cell-style-name="Default"/>
        <table:table-column table:style-name="co10" table:default-cell-style-name="Default"/>
        <table:table-column table:style-name="co7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" table:default-cell-style-name="Default"/>
        <table:table-column table:style-name="co11" table:default-cell-style-name="Default"/>
        <table:table-row table:style-name="ro1">
          <table:table-cell table:number-columns-repeated="4"/>
          <table:table-cell table:style-name="ce21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26" office:value-type="string" calcext:value-type="string" table:number-columns-spanned="4" table:number-rows-spanned="1">
            <text:p>8 processos</text:p>
          </table:table-cell>
          <table:covered-table-cell table:number-columns-repeated="2"/>
          <table:covered-table-cell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16 processos</text:p>
          </table:table-cell>
          <table:covered-table-cell/>
          <table:covered-table-cell table:number-columns-repeated="2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32 processos</text:p>
          </table:table-cell>
          <table:covered-table-cell table:number-columns-repeated="3"/>
          <table:table-cell table:number-columns-repeated="2"/>
          <table:table-cell table:style-name="ce28" office:value-type="string" calcext:value-type="string" table:number-columns-spanned="4" table:number-rows-spanned="1">
            <text:p>64 processos</text:p>
          </table:table-cell>
          <table:covered-table-cell table:number-columns-repeated="3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/>
          <table:table-cell table:style-name="ce3" office:value-type="float" office:value="994466135" calcext:value-type="float">
            <text:p>994466135</text:p>
          </table:table-cell>
          <table:table-cell table:style-name="ce3" office:value-type="float" office:value="527268524" calcext:value-type="float">
            <text:p>527268524</text:p>
          </table:table-cell>
          <table:table-cell table:style-name="ce3" office:value-type="float" office:value="308226641" calcext:value-type="float">
            <text:p>308226641</text:p>
          </table:table-cell>
          <table:table-cell office:value-type="float" office:value="210917881" calcext:value-type="float">
            <text:p>210917881</text:p>
          </table:table-cell>
          <table:table-cell table:number-columns-repeated="2"/>
          <table:table-cell table:style-name="ce3" office:value-type="float" office:value="1092863111" calcext:value-type="float">
            <text:p>1092863111</text:p>
          </table:table-cell>
          <table:table-cell table:style-name="ce3" office:value-type="float" office:value="667102823" calcext:value-type="float">
            <text:p>667102823</text:p>
          </table:table-cell>
          <table:table-cell office:value-type="float" office:value="434966462" calcext:value-type="float">
            <text:p>434966462</text:p>
          </table:table-cell>
          <table:table-cell office:value-type="float" office:value="260707791" calcext:value-type="float">
            <text:p>260707791</text:p>
          </table:table-cell>
          <table:table-cell table:number-columns-repeated="2"/>
          <table:table-cell table:style-name="ce3" office:value-type="float" office:value="1400329541" calcext:value-type="float">
            <text:p>1400329541</text:p>
          </table:table-cell>
          <table:table-cell table:style-name="ce3" office:value-type="float" office:value="757141999" calcext:value-type="float">
            <text:p>757141999</text:p>
          </table:table-cell>
          <table:table-cell table:style-name="ce3" office:value-type="float" office:value="599939999" calcext:value-type="float">
            <text:p>599939999</text:p>
          </table:table-cell>
          <table:table-cell table:style-name="ce3" office:value-type="float" office:value="367939384" calcext:value-type="float">
            <text:p>367939384</text:p>
          </table:table-cell>
          <table:table-cell table:number-columns-repeated="2"/>
          <table:table-cell table:style-name="ce3" office:value-type="float" office:value="988512624" calcext:value-type="float">
            <text:p>988512624</text:p>
          </table:table-cell>
          <table:table-cell table:style-name="ce3" office:value-type="float" office:value="1356313025" calcext:value-type="float">
            <text:p>1356313025</text:p>
          </table:table-cell>
          <table:table-cell table:style-name="ce3" office:value-type="float" office:value="808524890" calcext:value-type="float">
            <text:p>808524890</text:p>
          </table:table-cell>
          <table:table-cell table:style-name="ce3" office:value-type="float" office:value="215954378" calcext:value-type="float">
            <text:p>215954378</text:p>
          </table:table-cell>
        </table:table-row>
        <table:table-row table:style-name="ro1">
          <table:table-cell/>
          <table:table-cell table:style-name="ce3" office:value-type="float" office:value="1040951837" calcext:value-type="float">
            <text:p>1040951837</text:p>
          </table:table-cell>
          <table:table-cell table:style-name="ce3" office:value-type="float" office:value="519610449" calcext:value-type="float">
            <text:p>519610449</text:p>
          </table:table-cell>
          <table:table-cell table:style-name="ce3" office:value-type="float" office:value="315727284" calcext:value-type="float">
            <text:p>315727284</text:p>
          </table:table-cell>
          <table:table-cell office:value-type="float" office:value="198310893" calcext:value-type="float">
            <text:p>198310893</text:p>
          </table:table-cell>
          <table:table-cell table:number-columns-repeated="2"/>
          <table:table-cell table:style-name="ce3" office:value-type="float" office:value="1113098164" calcext:value-type="float">
            <text:p>1113098164</text:p>
          </table:table-cell>
          <table:table-cell table:style-name="ce3" office:value-type="float" office:value="700172211" calcext:value-type="float">
            <text:p>700172211</text:p>
          </table:table-cell>
          <table:table-cell office:value-type="float" office:value="397911194" calcext:value-type="float">
            <text:p>397911194</text:p>
          </table:table-cell>
          <table:table-cell office:value-type="float" office:value="284305378" calcext:value-type="float">
            <text:p>284305378</text:p>
          </table:table-cell>
          <table:table-cell table:number-columns-repeated="2"/>
          <table:table-cell table:style-name="ce3" office:value-type="float" office:value="1189873662" calcext:value-type="float">
            <text:p>1189873662</text:p>
          </table:table-cell>
          <table:table-cell table:style-name="ce3" office:value-type="float" office:value="798024119" calcext:value-type="float">
            <text:p>798024119</text:p>
          </table:table-cell>
          <table:table-cell table:style-name="ce3" office:value-type="float" office:value="542248790" calcext:value-type="float">
            <text:p>542248790</text:p>
          </table:table-cell>
          <table:table-cell table:style-name="ce3" office:value-type="float" office:value="272156860" calcext:value-type="float">
            <text:p>272156860</text:p>
          </table:table-cell>
          <table:table-cell table:number-columns-repeated="2"/>
          <table:table-cell table:style-name="ce3" office:value-type="float" office:value="942334321" calcext:value-type="float">
            <text:p>942334321</text:p>
          </table:table-cell>
          <table:table-cell table:style-name="ce3" office:value-type="float" office:value="1245741642" calcext:value-type="float">
            <text:p>1245741642</text:p>
          </table:table-cell>
          <table:table-cell table:style-name="ce3" office:value-type="float" office:value="786418453" calcext:value-type="float">
            <text:p>786418453</text:p>
          </table:table-cell>
          <table:table-cell table:style-name="ce3" office:value-type="float" office:value="201669556" calcext:value-type="float">
            <text:p>201669556</text:p>
          </table:table-cell>
        </table:table-row>
        <table:table-row table:style-name="ro1">
          <table:table-cell/>
          <table:table-cell table:style-name="ce3" office:value-type="float" office:value="959789690" calcext:value-type="float">
            <text:p>959789690</text:p>
          </table:table-cell>
          <table:table-cell table:style-name="ce3" office:value-type="float" office:value="525018875" calcext:value-type="float">
            <text:p>525018875</text:p>
          </table:table-cell>
          <table:table-cell table:style-name="ce3" office:value-type="float" office:value="313505701" calcext:value-type="float">
            <text:p>313505701</text:p>
          </table:table-cell>
          <table:table-cell office:value-type="float" office:value="211517239" calcext:value-type="float">
            <text:p>211517239</text:p>
          </table:table-cell>
          <table:table-cell table:number-columns-repeated="2"/>
          <table:table-cell table:style-name="ce3" office:value-type="float" office:value="963383652" calcext:value-type="float">
            <text:p>963383652</text:p>
          </table:table-cell>
          <table:table-cell table:style-name="ce3" office:value-type="float" office:value="604730942" calcext:value-type="float">
            <text:p>604730942</text:p>
          </table:table-cell>
          <table:table-cell office:value-type="float" office:value="367402520" calcext:value-type="float">
            <text:p>367402520</text:p>
          </table:table-cell>
          <table:table-cell office:value-type="float" office:value="286472369" calcext:value-type="float">
            <text:p>286472369</text:p>
          </table:table-cell>
          <table:table-cell table:number-columns-repeated="2"/>
          <table:table-cell table:style-name="ce3" office:value-type="float" office:value="1148922726" calcext:value-type="float">
            <text:p>1148922726</text:p>
          </table:table-cell>
          <table:table-cell table:style-name="ce3" office:value-type="float" office:value="773593947" calcext:value-type="float">
            <text:p>773593947</text:p>
          </table:table-cell>
          <table:table-cell table:style-name="ce3" office:value-type="float" office:value="552320838" calcext:value-type="float">
            <text:p>552320838</text:p>
          </table:table-cell>
          <table:table-cell table:style-name="ce3" office:value-type="float" office:value="334767752" calcext:value-type="float">
            <text:p>334767752</text:p>
          </table:table-cell>
          <table:table-cell table:number-columns-repeated="2"/>
          <table:table-cell table:style-name="ce3" office:value-type="float" office:value="899781035" calcext:value-type="float">
            <text:p>899781035</text:p>
          </table:table-cell>
          <table:table-cell table:style-name="ce3" office:value-type="float" office:value="1260928493" calcext:value-type="float">
            <text:p>1260928493</text:p>
          </table:table-cell>
          <table:table-cell table:style-name="ce3" office:value-type="float" office:value="834750801" calcext:value-type="float">
            <text:p>834750801</text:p>
          </table:table-cell>
          <table:table-cell table:style-name="ce3" office:value-type="float" office:value="233262059" calcext:value-type="float">
            <text:p>233262059</text:p>
          </table:table-cell>
        </table:table-row>
        <table:table-row table:style-name="ro1">
          <table:table-cell/>
          <table:table-cell table:style-name="ce3" office:value-type="float" office:value="1092187332" calcext:value-type="float">
            <text:p>1092187332</text:p>
          </table:table-cell>
          <table:table-cell table:style-name="ce3" office:value-type="float" office:value="551964424" calcext:value-type="float">
            <text:p>551964424</text:p>
          </table:table-cell>
          <table:table-cell table:style-name="ce3" office:value-type="float" office:value="295674309" calcext:value-type="float">
            <text:p>295674309</text:p>
          </table:table-cell>
          <table:table-cell office:value-type="float" office:value="210796396" calcext:value-type="float">
            <text:p>210796396</text:p>
          </table:table-cell>
          <table:table-cell table:number-columns-repeated="2"/>
          <table:table-cell table:style-name="ce3" office:value-type="float" office:value="1103583331" calcext:value-type="float">
            <text:p>1103583331</text:p>
          </table:table-cell>
          <table:table-cell table:style-name="ce3" office:value-type="float" office:value="652752443" calcext:value-type="float">
            <text:p>652752443</text:p>
          </table:table-cell>
          <table:table-cell office:value-type="float" office:value="437871984" calcext:value-type="float">
            <text:p>437871984</text:p>
          </table:table-cell>
          <table:table-cell office:value-type="float" office:value="284602139" calcext:value-type="float">
            <text:p>284602139</text:p>
          </table:table-cell>
          <table:table-cell table:number-columns-repeated="2"/>
          <table:table-cell table:style-name="ce3" office:value-type="float" office:value="1070451310" calcext:value-type="float">
            <text:p>1070451310</text:p>
          </table:table-cell>
          <table:table-cell table:style-name="ce3" office:value-type="float" office:value="719075423" calcext:value-type="float">
            <text:p>719075423</text:p>
          </table:table-cell>
          <table:table-cell table:style-name="ce3" office:value-type="float" office:value="618067837" calcext:value-type="float">
            <text:p>618067837</text:p>
          </table:table-cell>
          <table:table-cell table:style-name="ce3" office:value-type="float" office:value="349770003" calcext:value-type="float">
            <text:p>349770003</text:p>
          </table:table-cell>
          <table:table-cell table:number-columns-repeated="2"/>
          <table:table-cell table:style-name="ce3" office:value-type="float" office:value="964909299" calcext:value-type="float">
            <text:p>964909299</text:p>
          </table:table-cell>
          <table:table-cell table:style-name="ce3" office:value-type="float" office:value="1266384191" calcext:value-type="float">
            <text:p>1266384191</text:p>
          </table:table-cell>
          <table:table-cell table:style-name="ce3" office:value-type="float" office:value="805272773" calcext:value-type="float">
            <text:p>805272773</text:p>
          </table:table-cell>
          <table:table-cell table:style-name="ce3" office:value-type="float" office:value="211954759" calcext:value-type="float">
            <text:p>211954759</text:p>
          </table:table-cell>
        </table:table-row>
        <table:table-row table:style-name="ro1">
          <table:table-cell/>
          <table:table-cell table:style-name="ce3" office:value-type="float" office:value="1012309342" calcext:value-type="float">
            <text:p>1012309342</text:p>
          </table:table-cell>
          <table:table-cell table:style-name="ce3" office:value-type="float" office:value="574974060" calcext:value-type="float">
            <text:p>574974060</text:p>
          </table:table-cell>
          <table:table-cell table:style-name="ce3" office:value-type="float" office:value="300168242" calcext:value-type="float">
            <text:p>300168242</text:p>
          </table:table-cell>
          <table:table-cell office:value-type="float" office:value="215470134" calcext:value-type="float">
            <text:p>215470134</text:p>
          </table:table-cell>
          <table:table-cell table:number-columns-repeated="2"/>
          <table:table-cell table:style-name="ce3" office:value-type="float" office:value="1091597151" calcext:value-type="float">
            <text:p>1091597151</text:p>
          </table:table-cell>
          <table:table-cell table:style-name="ce3" office:value-type="float" office:value="665722567" calcext:value-type="float">
            <text:p>665722567</text:p>
          </table:table-cell>
          <table:table-cell office:value-type="float" office:value="409741998" calcext:value-type="float">
            <text:p>409741998</text:p>
          </table:table-cell>
          <table:table-cell office:value-type="float" office:value="257696740" calcext:value-type="float">
            <text:p>257696740</text:p>
          </table:table-cell>
          <table:table-cell table:number-columns-repeated="2"/>
          <table:table-cell table:style-name="ce3" office:value-type="float" office:value="1288266763" calcext:value-type="float">
            <text:p>1288266763</text:p>
          </table:table-cell>
          <table:table-cell table:style-name="ce3" office:value-type="float" office:value="818274614" calcext:value-type="float">
            <text:p>818274614</text:p>
          </table:table-cell>
          <table:table-cell table:style-name="ce3" office:value-type="float" office:value="635907638" calcext:value-type="float">
            <text:p>635907638</text:p>
          </table:table-cell>
          <table:table-cell table:style-name="ce3" office:value-type="float" office:value="303280944" calcext:value-type="float">
            <text:p>303280944</text:p>
          </table:table-cell>
          <table:table-cell table:number-columns-repeated="2"/>
          <table:table-cell table:style-name="ce3" office:value-type="float" office:value="835973461" calcext:value-type="float">
            <text:p>835973461</text:p>
          </table:table-cell>
          <table:table-cell table:style-name="ce3" office:value-type="float" office:value="1275771878" calcext:value-type="float">
            <text:p>1275771878</text:p>
          </table:table-cell>
          <table:table-cell table:style-name="ce3" office:value-type="float" office:value="908259794" calcext:value-type="float">
            <text:p>908259794</text:p>
          </table:table-cell>
          <table:table-cell table:style-name="ce3" office:value-type="float" office:value="221386850" calcext:value-type="float">
            <text:p>221386850</text:p>
          </table:table-cell>
        </table:table-row>
        <table:table-row table:style-name="ro1">
          <table:table-cell/>
          <table:table-cell table:style-name="ce3" office:value-type="float" office:value="1007824487" calcext:value-type="float">
            <text:p>1007824487</text:p>
          </table:table-cell>
          <table:table-cell table:style-name="ce3" office:value-type="float" office:value="518899621" calcext:value-type="float">
            <text:p>518899621</text:p>
          </table:table-cell>
          <table:table-cell table:style-name="ce3" office:value-type="float" office:value="345394336" calcext:value-type="float">
            <text:p>345394336</text:p>
          </table:table-cell>
          <table:table-cell office:value-type="float" office:value="214957395" calcext:value-type="float">
            <text:p>214957395</text:p>
          </table:table-cell>
          <table:table-cell table:number-columns-repeated="2"/>
          <table:table-cell table:style-name="ce3" office:value-type="float" office:value="1079311757" calcext:value-type="float">
            <text:p>1079311757</text:p>
          </table:table-cell>
          <table:table-cell table:style-name="ce3" office:value-type="float" office:value="686452992" calcext:value-type="float">
            <text:p>686452992</text:p>
          </table:table-cell>
          <table:table-cell office:value-type="float" office:value="413881230" calcext:value-type="float">
            <text:p>413881230</text:p>
          </table:table-cell>
          <table:table-cell office:value-type="float" office:value="288827931" calcext:value-type="float">
            <text:p>288827931</text:p>
          </table:table-cell>
          <table:table-cell table:number-columns-repeated="2"/>
          <table:table-cell table:style-name="ce3" office:value-type="float" office:value="1331654905" calcext:value-type="float">
            <text:p>1331654905</text:p>
          </table:table-cell>
          <table:table-cell table:style-name="ce3" office:value-type="float" office:value="774187263" calcext:value-type="float">
            <text:p>774187263</text:p>
          </table:table-cell>
          <table:table-cell table:style-name="ce3" office:value-type="float" office:value="601312691" calcext:value-type="float">
            <text:p>601312691</text:p>
          </table:table-cell>
          <table:table-cell table:style-name="ce3" office:value-type="float" office:value="328642111" calcext:value-type="float">
            <text:p>328642111</text:p>
          </table:table-cell>
          <table:table-cell table:number-columns-repeated="2"/>
          <table:table-cell table:style-name="ce3" office:value-type="float" office:value="980890671" calcext:value-type="float">
            <text:p>980890671</text:p>
          </table:table-cell>
          <table:table-cell table:style-name="ce3" office:value-type="float" office:value="1288971769" calcext:value-type="float">
            <text:p>1288971769</text:p>
          </table:table-cell>
          <table:table-cell table:style-name="ce3" office:value-type="float" office:value="755262819" calcext:value-type="float">
            <text:p>755262819</text:p>
          </table:table-cell>
          <table:table-cell table:style-name="ce3" office:value-type="float" office:value="221236671" calcext:value-type="float">
            <text:p>221236671</text:p>
          </table:table-cell>
        </table:table-row>
        <table:table-row table:style-name="ro1">
          <table:table-cell/>
          <table:table-cell table:style-name="ce3" office:value-type="float" office:value="1017011904" calcext:value-type="float">
            <text:p>1017011904</text:p>
          </table:table-cell>
          <table:table-cell table:style-name="ce3" office:value-type="float" office:value="530023299" calcext:value-type="float">
            <text:p>530023299</text:p>
          </table:table-cell>
          <table:table-cell table:style-name="ce3" office:value-type="float" office:value="301743470" calcext:value-type="float">
            <text:p>301743470</text:p>
          </table:table-cell>
          <table:table-cell office:value-type="float" office:value="220099059" calcext:value-type="float">
            <text:p>220099059</text:p>
          </table:table-cell>
          <table:table-cell table:number-columns-repeated="2"/>
          <table:table-cell table:style-name="ce3" office:value-type="float" office:value="1062863733" calcext:value-type="float">
            <text:p>1062863733</text:p>
          </table:table-cell>
          <table:table-cell table:style-name="ce3" office:value-type="float" office:value="687322841" calcext:value-type="float">
            <text:p>687322841</text:p>
          </table:table-cell>
          <table:table-cell office:value-type="float" office:value="420496254" calcext:value-type="float">
            <text:p>420496254</text:p>
          </table:table-cell>
          <table:table-cell office:value-type="float" office:value="287404299" calcext:value-type="float">
            <text:p>287404299</text:p>
          </table:table-cell>
          <table:table-cell table:number-columns-repeated="2"/>
          <table:table-cell table:style-name="ce3" office:value-type="float" office:value="1143451642" calcext:value-type="float">
            <text:p>1143451642</text:p>
          </table:table-cell>
          <table:table-cell table:style-name="ce3" office:value-type="float" office:value="802980448" calcext:value-type="float">
            <text:p>802980448</text:p>
          </table:table-cell>
          <table:table-cell table:style-name="ce3" office:value-type="float" office:value="601451610" calcext:value-type="float">
            <text:p>601451610</text:p>
          </table:table-cell>
          <table:table-cell table:style-name="ce3" office:value-type="float" office:value="334211860" calcext:value-type="float">
            <text:p>334211860</text:p>
          </table:table-cell>
          <table:table-cell table:number-columns-repeated="2"/>
          <table:table-cell table:style-name="ce3" office:value-type="float" office:value="895377811" calcext:value-type="float">
            <text:p>895377811</text:p>
          </table:table-cell>
          <table:table-cell table:style-name="ce3" office:value-type="float" office:value="1221521351" calcext:value-type="float">
            <text:p>1221521351</text:p>
          </table:table-cell>
          <table:table-cell table:style-name="ce3" office:value-type="float" office:value="701588084" calcext:value-type="float">
            <text:p>701588084</text:p>
          </table:table-cell>
          <table:table-cell table:style-name="ce3" office:value-type="float" office:value="213981929" calcext:value-type="float">
            <text:p>213981929</text:p>
          </table:table-cell>
        </table:table-row>
        <table:table-row table:style-name="ro1">
          <table:table-cell/>
          <table:table-cell table:style-name="ce3" office:value-type="float" office:value="1009265287" calcext:value-type="float">
            <text:p>1009265287</text:p>
          </table:table-cell>
          <table:table-cell table:style-name="ce3" office:value-type="float" office:value="504556994" calcext:value-type="float">
            <text:p>504556994</text:p>
          </table:table-cell>
          <table:table-cell table:style-name="ce3" office:value-type="float" office:value="323425229" calcext:value-type="float">
            <text:p>323425229</text:p>
          </table:table-cell>
          <table:table-cell office:value-type="float" office:value="217794069" calcext:value-type="float">
            <text:p>217794069</text:p>
          </table:table-cell>
          <table:table-cell table:number-columns-repeated="2"/>
          <table:table-cell table:style-name="ce3" office:value-type="float" office:value="1071281608" calcext:value-type="float">
            <text:p>1071281608</text:p>
          </table:table-cell>
          <table:table-cell table:style-name="ce3" office:value-type="float" office:value="683563824" calcext:value-type="float">
            <text:p>683563824</text:p>
          </table:table-cell>
          <table:table-cell office:value-type="float" office:value="419290559" calcext:value-type="float">
            <text:p>419290559</text:p>
          </table:table-cell>
          <table:table-cell office:value-type="float" office:value="279142444" calcext:value-type="float">
            <text:p>279142444</text:p>
          </table:table-cell>
          <table:table-cell table:number-columns-repeated="2"/>
          <table:table-cell table:style-name="ce3" office:value-type="float" office:value="1129821100" calcext:value-type="float">
            <text:p>1129821100</text:p>
          </table:table-cell>
          <table:table-cell table:style-name="ce3" office:value-type="float" office:value="870221843" calcext:value-type="float">
            <text:p>870221843</text:p>
          </table:table-cell>
          <table:table-cell table:style-name="ce3" office:value-type="float" office:value="559002425" calcext:value-type="float">
            <text:p>559002425</text:p>
          </table:table-cell>
          <table:table-cell table:style-name="ce3" office:value-type="float" office:value="367854248" calcext:value-type="float">
            <text:p>367854248</text:p>
          </table:table-cell>
          <table:table-cell table:number-columns-repeated="2"/>
          <table:table-cell table:style-name="ce3" office:value-type="float" office:value="850146705" calcext:value-type="float">
            <text:p>850146705</text:p>
          </table:table-cell>
          <table:table-cell table:style-name="ce3" office:value-type="float" office:value="1254023040" calcext:value-type="float">
            <text:p>1254023040</text:p>
          </table:table-cell>
          <table:table-cell table:style-name="ce3" office:value-type="float" office:value="852831916" calcext:value-type="float">
            <text:p>852831916</text:p>
          </table:table-cell>
          <table:table-cell table:style-name="ce3" office:value-type="float" office:value="202289242" calcext:value-type="float">
            <text:p>202289242</text:p>
          </table:table-cell>
        </table:table-row>
        <table:table-row table:style-name="ro1">
          <table:table-cell/>
          <table:table-cell table:style-name="ce3" office:value-type="float" office:value="1024059678" calcext:value-type="float">
            <text:p>1024059678</text:p>
          </table:table-cell>
          <table:table-cell table:style-name="ce3" office:value-type="float" office:value="509115334" calcext:value-type="float">
            <text:p>509115334</text:p>
          </table:table-cell>
          <table:table-cell table:style-name="ce3" office:value-type="float" office:value="314809949" calcext:value-type="float">
            <text:p>314809949</text:p>
          </table:table-cell>
          <table:table-cell office:value-type="float" office:value="209864078" calcext:value-type="float">
            <text:p>209864078</text:p>
          </table:table-cell>
          <table:table-cell table:number-columns-repeated="2"/>
          <table:table-cell table:style-name="ce3" office:value-type="float" office:value="1075945436" calcext:value-type="float">
            <text:p>1075945436</text:p>
          </table:table-cell>
          <table:table-cell table:style-name="ce3" office:value-type="float" office:value="654957886" calcext:value-type="float">
            <text:p>654957886</text:p>
          </table:table-cell>
          <table:table-cell office:value-type="float" office:value="431570001" calcext:value-type="float">
            <text:p>431570001</text:p>
          </table:table-cell>
          <table:table-cell office:value-type="float" office:value="256694622" calcext:value-type="float">
            <text:p>256694622</text:p>
          </table:table-cell>
          <table:table-cell table:number-columns-repeated="2"/>
          <table:table-cell table:style-name="ce3" office:value-type="float" office:value="1191792300" calcext:value-type="float">
            <text:p>1191792300</text:p>
          </table:table-cell>
          <table:table-cell table:style-name="ce3" office:value-type="float" office:value="789462492" calcext:value-type="float">
            <text:p>789462492</text:p>
          </table:table-cell>
          <table:table-cell table:style-name="ce3" office:value-type="float" office:value="557637571" calcext:value-type="float">
            <text:p>557637571</text:p>
          </table:table-cell>
          <table:table-cell table:style-name="ce3" office:value-type="float" office:value="333945094" calcext:value-type="float">
            <text:p>333945094</text:p>
          </table:table-cell>
          <table:table-cell table:number-columns-repeated="2"/>
          <table:table-cell table:style-name="ce3" office:value-type="float" office:value="987487075" calcext:value-type="float">
            <text:p>987487075</text:p>
          </table:table-cell>
          <table:table-cell table:style-name="ce3" office:value-type="float" office:value="1291462789" calcext:value-type="float">
            <text:p>1291462789</text:p>
          </table:table-cell>
          <table:table-cell table:style-name="ce3" office:value-type="float" office:value="751273704" calcext:value-type="float">
            <text:p>751273704</text:p>
          </table:table-cell>
          <table:table-cell table:style-name="ce3" office:value-type="float" office:value="215823738" calcext:value-type="float">
            <text:p>215823738</text:p>
          </table:table-cell>
        </table:table-row>
        <table:table-row table:style-name="ro1">
          <table:table-cell/>
          <table:table-cell table:style-name="ce3" office:value-type="float" office:value="1016159041" calcext:value-type="float">
            <text:p>1016159041</text:p>
          </table:table-cell>
          <table:table-cell table:style-name="ce3" office:value-type="float" office:value="486613150" calcext:value-type="float">
            <text:p>486613150</text:p>
          </table:table-cell>
          <table:table-cell table:style-name="ce3" office:value-type="float" office:value="310143229" calcext:value-type="float">
            <text:p>310143229</text:p>
          </table:table-cell>
          <table:table-cell office:value-type="float" office:value="217862620" calcext:value-type="float">
            <text:p>217862620</text:p>
          </table:table-cell>
          <table:table-cell table:number-columns-repeated="2"/>
          <table:table-cell table:style-name="ce3" office:value-type="float" office:value="1095392392" calcext:value-type="float">
            <text:p>1095392392</text:p>
          </table:table-cell>
          <table:table-cell table:style-name="ce3" office:value-type="float" office:value="673842447" calcext:value-type="float">
            <text:p>673842447</text:p>
          </table:table-cell>
          <table:table-cell office:value-type="float" office:value="424854970" calcext:value-type="float">
            <text:p>424854970</text:p>
          </table:table-cell>
          <table:table-cell office:value-type="float" office:value="285666821" calcext:value-type="float">
            <text:p>285666821</text:p>
          </table:table-cell>
          <table:table-cell table:number-columns-repeated="2"/>
          <table:table-cell table:style-name="ce3" office:value-type="float" office:value="1134391528" calcext:value-type="float">
            <text:p>1134391528</text:p>
          </table:table-cell>
          <table:table-cell table:style-name="ce3" office:value-type="float" office:value="833610460" calcext:value-type="float">
            <text:p>833610460</text:p>
          </table:table-cell>
          <table:table-cell table:style-name="ce3" office:value-type="float" office:value="581591810" calcext:value-type="float">
            <text:p>581591810</text:p>
          </table:table-cell>
          <table:table-cell table:style-name="ce3" office:value-type="float" office:value="300188934" calcext:value-type="float">
            <text:p>300188934</text:p>
          </table:table-cell>
          <table:table-cell table:number-columns-repeated="2"/>
          <table:table-cell table:style-name="ce3" office:value-type="float" office:value="910791990" calcext:value-type="float">
            <text:p>910791990</text:p>
          </table:table-cell>
          <table:table-cell table:style-name="ce3" office:value-type="float" office:value="1291116842" calcext:value-type="float">
            <text:p>1291116842</text:p>
          </table:table-cell>
          <table:table-cell table:style-name="ce3" office:value-type="float" office:value="783649183" calcext:value-type="float">
            <text:p>783649183</text:p>
          </table:table-cell>
          <table:table-cell table:style-name="ce3" office:value-type="float" office:value="244192046" calcext:value-type="float">
            <text:p>244192046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Experimento</text:p>
          </table:table-cell>
          <table:table-cell table:style-name="ce9" office:value-type="float" office:value="1033454447" calcext:value-type="float">
            <text:p>1033454447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 table:style-name="ce1" office:value-type="string" calcext:value-type="string">
            <text:p>Média</text:p>
          </table:table-cell>
          <table:table-cell table:style-name="ce4" table:formula="of:=AVERAGE([.B4:.B13])/(1000*1000*1000)/[.K20]" office:value-type="float" office:value="0.00010174024733" calcext:value-type="float">
            <text:p>0.00010174024733</text:p>
          </table:table-cell>
          <table:table-cell table:style-name="ce4" table:formula="of:=AVERAGE([.C4:.C13])/(1000*1000*1000)/[.L20]" office:value-type="float" office:value="0.0001049608946" calcext:value-type="float">
            <text:p>0.0001049608946</text:p>
          </table:table-cell>
          <table:table-cell table:style-name="ce4" table:formula="of:=AVERAGE([.D4:.D13])/(1000*1000*1000)/[.M20]" office:value-type="float" office:value="0.0001251527356" calcext:value-type="float">
            <text:p>0.0001251527356</text:p>
          </table:table-cell>
          <table:table-cell table:style-name="ce4" table:formula="of:=AVERAGE([.E4:.E13])/(1000*1000*1000)/[.N20]" office:value-type="float" office:value="0.00017020718112" calcext:value-type="float">
            <text:p>0.00017020718112</text:p>
          </table:table-cell>
          <table:table-cell/>
          <table:table-cell table:style-name="ce1" office:value-type="string" calcext:value-type="string">
            <text:p>Média</text:p>
          </table:table-cell>
          <table:table-cell table:style-name="ce4" table:formula="of:=AVERAGE([.H4:.H13])/(1000*1000*1000)/[.K20]" office:value-type="float" office:value="0.00010749320335" calcext:value-type="float">
            <text:p>0.00010749320335</text:p>
          </table:table-cell>
          <table:table-cell table:style-name="ce4" table:formula="of:=AVERAGE([.I4:.I13])/(1000*1000*1000)/[.L20]" office:value-type="float" office:value="0.00013353241952" calcext:value-type="float">
            <text:p>0.00013353241952</text:p>
          </table:table-cell>
          <table:table-cell table:style-name="ce4" table:formula="of:=AVERAGE([.J4:.J13])/(1000*1000*1000)/[.M20]" office:value-type="float" office:value="0.00016631948688" calcext:value-type="float">
            <text:p>0.00016631948688</text:p>
          </table:table-cell>
          <table:table-cell table:style-name="ce4" table:formula="of:=AVERAGE([.K4:.K13])/(1000*1000*1000)/[.N20]" office:value-type="float" office:value="0.00022172164272" calcext:value-type="float">
            <text:p>0.00022172164272</text:p>
          </table:table-cell>
          <table:table-cell/>
          <table:table-cell table:style-name="ce1" office:value-type="string" calcext:value-type="string">
            <text:p>Média</text:p>
          </table:table-cell>
          <table:table-cell table:style-name="ce4" table:formula="of:=AVERAGE([.N4:.N13])/(1000*1000*1000)/[.K20]" office:value-type="float" office:value="0.00012028955477" calcext:value-type="float">
            <text:p>0.00012028955477</text:p>
          </table:table-cell>
          <table:table-cell table:style-name="ce4" table:formula="of:=AVERAGE([.O4:.O13])/(1000*1000*1000)/[.L20]" office:value-type="float" office:value="0.00015873145216" calcext:value-type="float">
            <text:p>0.00015873145216</text:p>
          </table:table-cell>
          <table:table-cell table:style-name="ce4" table:formula="of:=AVERAGE([.P4:.P13])/(1000*1000*1000)/[.M20]" office:value-type="float" office:value="0.00023397924836" calcext:value-type="float">
            <text:p>0.00023397924836</text:p>
          </table:table-cell>
          <table:table-cell table:style-name="ce4" table:formula="of:=AVERAGE([.Q4:.Q13])/(1000*1000*1000)/[.N20]" office:value-type="float" office:value="0.0002634205752" calcext:value-type="float">
            <text:p>0.0002634205752</text:p>
          </table:table-cell>
          <table:table-cell/>
          <table:table-cell table:style-name="ce1" office:value-type="string" calcext:value-type="string">
            <text:p>Média</text:p>
          </table:table-cell>
          <table:table-cell table:style-name="ce4" table:formula="of:=AVERAGE([.T4:.T13])/(1000*1000*1000)/[.K20]" office:value-type="float" office:value="0.00009256204992" calcext:value-type="float">
            <text:p>0.00009256204992</text:p>
          </table:table-cell>
          <table:table-cell table:style-name="ce4" table:formula="of:=AVERAGE([.U4:.U13])/(1000*1000*1000)/[.L20]" office:value-type="float" office:value="0.0002550447004" calcext:value-type="float">
            <text:p>0.0002550447004</text:p>
          </table:table-cell>
          <table:table-cell table:style-name="ce4" table:formula="of:=AVERAGE([.V4:.V13])/(1000*1000*1000)/[.M20]" office:value-type="float" office:value="0.00031951329668" calcext:value-type="float">
            <text:p>0.00031951329668</text:p>
          </table:table-cell>
          <table:table-cell table:style-name="ce4" table:formula="of:=AVERAGE([.W4:.W13])/(1000*1000*1000)/[.N20]" office:value-type="float" office:value="0.00017454009824" calcext:value-type="float">
            <text:p>0.00017454009824</text:p>
          </table:table-cell>
        </table:table-row>
        <table:table-row table:style-name="ro1">
          <table:table-cell table:style-name="ce5" office:value-type="string" calcext:value-type="string">
            <text:p>Média us</text:p>
          </table:table-cell>
          <table:table-cell table:style-name="ce4" table:formula="of:=( AVERAGE([.B4:.B13])/1000 ) /[.K$20]" office:value-type="float" office:value="101.74024733" calcext:value-type="float">
            <text:p>101.74024733</text:p>
          </table:table-cell>
          <table:table-cell table:style-name="ce4" table:formula="of:=( AVERAGE([.C4:.C13])/1000 ) /[.L$20]" office:value-type="float" office:value="104.9608946" calcext:value-type="float">
            <text:p>104.9608946</text:p>
          </table:table-cell>
          <table:table-cell table:style-name="ce4" table:formula="of:=( AVERAGE([.D4:.D13])/1000 ) /[.M$20]" office:value-type="float" office:value="125.1527356" calcext:value-type="float">
            <text:p>125.1527356</text:p>
          </table:table-cell>
          <table:table-cell table:style-name="ce4" table:formula="of:=( AVERAGE([.E4:.E13])/1000 ) /[.N$20]" office:value-type="float" office:value="170.20718112" calcext:value-type="float">
            <text:p>170.20718112</text:p>
          </table:table-cell>
          <table:table-cell/>
          <table:table-cell table:style-name="ce5" office:value-type="string" calcext:value-type="string">
            <text:p>Média us</text:p>
          </table:table-cell>
          <table:table-cell table:style-name="ce4" table:formula="of:=( AVERAGE([.H4:.H13])/1000 ) / [.K$20]" office:value-type="float" office:value="107.49320335" calcext:value-type="float">
            <text:p>107.49320335</text:p>
          </table:table-cell>
          <table:table-cell table:style-name="ce4" table:formula="of:=( AVERAGE([.I4:.I13])/1000 ) / [.L$20]" office:value-type="float" office:value="133.53241952" calcext:value-type="float">
            <text:p>133.53241952</text:p>
          </table:table-cell>
          <table:table-cell table:style-name="ce4" table:formula="of:=( AVERAGE([.J4:.J13])/1000 ) / [.M$20]" office:value-type="float" office:value="166.31948688" calcext:value-type="float">
            <text:p>166.31948688</text:p>
          </table:table-cell>
          <table:table-cell table:style-name="ce4" table:formula="of:=( AVERAGE([.K4:.K13])/1000 ) / [.N$20]" office:value-type="float" office:value="221.72164272" calcext:value-type="float">
            <text:p>221.72164272</text:p>
          </table:table-cell>
          <table:table-cell/>
          <table:table-cell table:style-name="ce5" office:value-type="string" calcext:value-type="string">
            <text:p>Média us</text:p>
          </table:table-cell>
          <table:table-cell table:style-name="ce4" table:formula="of:=( AVERAGE([.N4:.N13])/1000 ) / [.K$20]" office:value-type="float" office:value="120.28955477" calcext:value-type="float">
            <text:p>120.28955477</text:p>
          </table:table-cell>
          <table:table-cell table:style-name="ce4" table:formula="of:=( AVERAGE([.O4:.O13])/1000 ) / [.L$20]" office:value-type="float" office:value="158.73145216" calcext:value-type="float">
            <text:p>158.73145216</text:p>
          </table:table-cell>
          <table:table-cell table:style-name="ce4" table:formula="of:=( AVERAGE([.P4:.P13])/1000 ) / [.M$20]" office:value-type="float" office:value="233.97924836" calcext:value-type="float">
            <text:p>233.97924836</text:p>
          </table:table-cell>
          <table:table-cell table:style-name="ce4" table:formula="of:=( AVERAGE([.Q4:.Q13])/1000 ) / [.N$20]" office:value-type="float" office:value="263.4205752" calcext:value-type="float">
            <text:p>263.4205752</text:p>
          </table:table-cell>
          <table:table-cell/>
          <table:table-cell table:style-name="ce5" office:value-type="string" calcext:value-type="string">
            <text:p>Média us</text:p>
          </table:table-cell>
          <table:table-cell table:style-name="ce4" table:formula="of:=(AVERAGE([.T4:.T13])/1000 ) / [.K$20]" office:value-type="float" office:value="92.56204992" calcext:value-type="float">
            <text:p>92.56204992</text:p>
          </table:table-cell>
          <table:table-cell table:style-name="ce4" table:formula="of:=(AVERAGE([.U4:.U13])/1000 ) / [.L$20]" office:value-type="float" office:value="255.0447004" calcext:value-type="float">
            <text:p>255.0447004</text:p>
          </table:table-cell>
          <table:table-cell table:style-name="ce4" table:formula="of:=(AVERAGE([.V4:.V13])/1000 ) / [.M$20]" office:value-type="float" office:value="319.51329668" calcext:value-type="float">
            <text:p>319.51329668</text:p>
          </table:table-cell>
          <table:table-cell table:style-name="ce4" table:formula="of:=(AVERAGE([.W4:.W13])/1000 ) / [.N$20]" office:value-type="float" office:value="174.54009824" calcext:value-type="float">
            <text:p>174.54009824</text:p>
          </table:table-cell>
        </table:table-row>
        <table:table-row table:style-name="ro2">
          <table:table-cell table:style-name="ce8" office:value-type="string" calcext:value-type="string">
            <text:p>speedup MPIBcast</text:p>
          </table:table-cell>
          <table:table-cell table:style-name="ce15" table:formula="of:=[.B17]/[$'MPIBcast-MIN'.B17]" office:value-type="float" office:value="1.08341133947006" calcext:value-type="float">
            <text:p>1,08341133947006</text:p>
          </table:table-cell>
          <table:table-cell table:style-name="ce15" table:formula="of:=[.C17]/[$'MPIBcast-MIN'.C17]" office:value-type="float" office:value="0.875671586035246" calcext:value-type="float">
            <text:p>0,875671586035246</text:p>
          </table:table-cell>
          <table:table-cell table:style-name="ce15" table:formula="of:=[.D17]/[$'MPIBcast-MIN'.D17]" office:value-type="float" office:value="1.09492312488369" calcext:value-type="float">
            <text:p>1,09492312488369</text:p>
          </table:table-cell>
          <table:table-cell table:style-name="ce15" table:formula="of:=[.E17]/[$'MPIBcast-MIN'.E17]" office:value-type="float" office:value="0.977028776538162" calcext:value-type="float">
            <text:p>0,977028776538162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H17]/[$'MPIBcast-MIN'.H17]" office:value-type="float" office:value="0.775673079890041" calcext:value-type="float">
            <text:p>0,775673079890041</text:p>
          </table:table-cell>
          <table:table-cell table:style-name="ce15" table:formula="of:=[.I17]/[$'MPIBcast-MIN'.I17]" office:value-type="float" office:value="0.830674515042679" calcext:value-type="float">
            <text:p>0,830674515042679</text:p>
          </table:table-cell>
          <table:table-cell table:style-name="ce15" table:formula="of:=[.J17]/[$'MPIBcast-MIN'.J17]" office:value-type="float" office:value="1.13606836689267" calcext:value-type="float">
            <text:p>1,13606836689267</text:p>
          </table:table-cell>
          <table:table-cell table:style-name="ce15" table:formula="of:=[.K17]/[$'MPIBcast-MIN'.K17]" office:value-type="float" office:value="1.16391566566846" calcext:value-type="float">
            <text:p>1,16391566566846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N17]/[$'MPIBcast-MIN'.N17]" office:value-type="float" office:value="1.03299550720003" calcext:value-type="float">
            <text:p>1,03299550720003</text:p>
          </table:table-cell>
          <table:table-cell table:style-name="ce15" table:formula="of:=[.O17]/[$'MPIBcast-MIN'.O17]" office:value-type="float" office:value="0.981627079822132" calcext:value-type="float">
            <text:p>0,981627079822132</text:p>
          </table:table-cell>
          <table:table-cell table:style-name="ce15" table:formula="of:=[.P17]/[$'MPIBcast-MIN'.P17]" office:value-type="float" office:value="1.11439484303009" calcext:value-type="float">
            <text:p>1,11439484303009</text:p>
          </table:table-cell>
          <table:table-cell table:style-name="ce15" table:formula="of:=[.Q17]/[$'MPIBcast-MIN'.Q17]" office:value-type="float" office:value="0.912318345456809" calcext:value-type="float">
            <text:p>0,912318345456809</text:p>
          </table:table-cell>
          <table:table-cell table:style-name="ce15"/>
          <table:table-cell table:style-name="ce8" office:value-type="string" calcext:value-type="string">
            <text:p>speedup MPIBcast</text:p>
          </table:table-cell>
          <table:table-cell table:style-name="ce15" table:formula="of:=[.T17]/[$'MPIBcast-MIN'.T17]" office:value-type="float" office:value="0.329936452759275" calcext:value-type="float">
            <text:p>0,329936452759275</text:p>
          </table:table-cell>
          <table:table-cell table:style-name="ce15" table:formula="of:=[.U17]/[$'MPIBcast-MIN'.U17]" office:value-type="float" office:value="0.708822482864714" calcext:value-type="float">
            <text:p>0,708822482864714</text:p>
          </table:table-cell>
          <table:table-cell table:style-name="ce15" table:formula="of:=[.V17]/[$'MPIBcast-MIN'.V17]" office:value-type="float" office:value="0.814755133451862" calcext:value-type="float">
            <text:p>0,814755133451862</text:p>
          </table:table-cell>
          <table:table-cell table:style-name="ce15" table:formula="of:=[.W17]/[$'MPIBcast-MIN'.W17]" office:value-type="float" office:value="0.40102478183607" calcext:value-type="float">
            <text:p>0,40102478183607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9" office:value-type="string" calcext:value-type="string">
            <text:p>Experimento</text:p>
          </table:table-cell>
          <table:table-cell table:style-name="ce31" office:value-type="string" calcext:value-type="string">
            <text:p>Num Mensagens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000" calcext:value-type="float">
            <text:p>10000</text:p>
          </table:table-cell>
          <table:table-cell table:formula="of:=[.K21]" office:value-type="float" office:value="5000" calcext:value-type="float">
            <text:p>5000</text:p>
          </table:table-cell>
          <table:table-cell table:formula="of:=[.K22]" office:value-type="float" office:value="2500" calcext:value-type="float">
            <text:p>2500</text:p>
          </table:table-cell>
          <table:table-cell table:formula="of:=[.K23]" office:value-type="float" office:value="1250" calcext:value-type="float">
            <text:p>1250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K</text:p>
          </table:table-cell>
          <table:table-cell table:style-name="ce30" table:formula="of:=[.K20]/2" office:value-type="float" office:value="5000" calcext:value-type="float">
            <text:p>50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4K</text:p>
          </table:table-cell>
          <table:table-cell table:style-name="ce30" table:formula="of:=[.K21]/2" office:value-type="float" office:value="2500" calcext:value-type="float">
            <text:p>2500</text:p>
          </table:table-cell>
          <table:table-cell table:number-columns-repeated="4"/>
          <table:table-cell office:value-type="string" calcext:value-type="string">
            <text:p>ProfBcast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6K</text:p>
          </table:table-cell>
          <table:table-cell table:style-name="ce30" table:formula="of:=[.K22]/2" office:value-type="float" office:value="1250" calcext:value-type="float">
            <text:p>1250</text:p>
          </table:table-cell>
          <table:table-cell table:number-columns-repeated="4"/>
          <table:table-cell office:value-type="string" calcext:value-type="string">
            <text:p>MPIBcast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>
            <draw:frame draw:z-index="1" draw:style-name="gr1" draw:text-style-name="P1" svg:width="16.009cm" svg:height="9.748cm" svg:x="0.015cm" svg:y="-0.001cm">
              <draw:object draw:notify-on-update-of-ranges="'ProfBcast-MED'.P22:'ProfBcast-MED'.P22 'ProfBcast-MED'.P23:'ProfBcast-MED'.P23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6"/>
          <table:table-cell table:style-name="ce32"/>
          <table:table-cell table:number-columns-repeated="5"/>
        </table:table-row>
      </table:table>
      <table:table table:name="MPIBcast-MED" table:style-name="ta1">
        <table:shapes>
          <draw:frame draw:z-index="0" draw:style-name="gr1" draw:text-style-name="P1" svg:width="16.009cm" svg:height="9.748cm" svg:x="2.271cm" svg:y="8.58cm">
            <draw:object draw:notify-on-update-of-ranges="'MPIBcast-MED'.J25:'MPIBcast-MED'.M2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6" table:default-cell-style-name="Default"/>
        <table:table-column table:style-name="co7" table:number-columns-repeated="2" table:default-cell-style-name="Default"/>
        <table:table-column table:style-name="co16" table:default-cell-style-name="Default"/>
        <table:table-column table:style-name="co9" table:default-cell-style-name="ce3"/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7" table:default-cell-style-name="Default"/>
        <table:table-column table:style-name="co11" table:default-cell-style-name="ce3"/>
        <table:table-column table:style-name="co12" table:default-cell-style-name="ce3"/>
        <table:table-column table:style-name="co10" table:default-cell-style-name="Default"/>
        <table:table-column table:style-name="co1" table:default-cell-style-name="Default"/>
        <table:table-column table:style-name="co10" table:default-cell-style-name="Default"/>
        <table:table-column table:style-name="co7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" table:default-cell-style-name="Default"/>
        <table:table-column table:style-name="co11" table:default-cell-style-name="Default"/>
        <table:table-row table:style-name="ro1">
          <table:table-cell table:number-columns-repeated="4"/>
          <table:table-cell table:style-name="ce21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/>
          <table:table-cell table:style-name="ce26" office:value-type="string" calcext:value-type="string" table:number-columns-spanned="4" table:number-rows-spanned="1">
            <text:p>8 processos</text:p>
          </table:table-cell>
          <table:covered-table-cell table:number-columns-repeated="2"/>
          <table:covered-table-cell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16 processos</text:p>
          </table:table-cell>
          <table:covered-table-cell/>
          <table:covered-table-cell table:number-columns-repeated="2" table:style-name="Default"/>
          <table:table-cell table:number-columns-repeated="2"/>
          <table:table-cell table:style-name="ce28" office:value-type="string" calcext:value-type="string" table:number-columns-spanned="4" table:number-rows-spanned="1">
            <text:p>32 processos</text:p>
          </table:table-cell>
          <table:covered-table-cell table:number-columns-repeated="3"/>
          <table:table-cell table:number-columns-repeated="2"/>
          <table:table-cell table:style-name="ce28" office:value-type="string" calcext:value-type="string" table:number-columns-spanned="4" table:number-rows-spanned="1">
            <text:p>64 processos</text:p>
          </table:table-cell>
          <table:covered-table-cell table:number-columns-repeated="3"/>
        </table:table-row>
        <table:table-row table:style-name="ro1">
          <table:table-cell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 table:number-columns-repeated="2"/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/>
          <table:table-cell table:style-name="ce3" office:value-type="float" office:value="1249507285" calcext:value-type="float">
            <text:p>1249507285</text:p>
          </table:table-cell>
          <table:table-cell table:style-name="ce3" office:value-type="float" office:value="651361851" calcext:value-type="float">
            <text:p>651361851</text:p>
          </table:table-cell>
          <table:table-cell table:style-name="ce3" office:value-type="float" office:value="305022321" calcext:value-type="float">
            <text:p>305022321</text:p>
          </table:table-cell>
          <table:table-cell office:value-type="float" office:value="229499193" calcext:value-type="float">
            <text:p>229499193</text:p>
          </table:table-cell>
          <table:table-cell table:number-columns-repeated="2"/>
          <table:table-cell table:style-name="ce3" office:value-type="float" office:value="1435357476" calcext:value-type="float">
            <text:p>1435357476</text:p>
          </table:table-cell>
          <table:table-cell table:style-name="ce3" office:value-type="float" office:value="974564198" calcext:value-type="float">
            <text:p>974564198</text:p>
          </table:table-cell>
          <table:table-cell office:value-type="float" office:value="366466936" calcext:value-type="float">
            <text:p>366466936</text:p>
          </table:table-cell>
          <table:table-cell office:value-type="float" office:value="246603106" calcext:value-type="float">
            <text:p>246603106</text:p>
          </table:table-cell>
          <table:table-cell table:number-columns-repeated="2"/>
          <table:table-cell table:style-name="ce3" office:value-type="float" office:value="1205922335" calcext:value-type="float">
            <text:p>1205922335</text:p>
          </table:table-cell>
          <table:table-cell table:style-name="ce3" office:value-type="float" office:value="957777059" calcext:value-type="float">
            <text:p>957777059</text:p>
          </table:table-cell>
          <table:table-cell table:style-name="ce3" office:value-type="float" office:value="587350420" calcext:value-type="float">
            <text:p>587350420</text:p>
          </table:table-cell>
          <table:table-cell table:style-name="ce3" office:value-type="float" office:value="432680088" calcext:value-type="float">
            <text:p>432680088</text:p>
          </table:table-cell>
          <table:table-cell table:number-columns-repeated="2"/>
          <table:table-cell table:style-name="ce3" office:value-type="float" office:value="2938345869" calcext:value-type="float">
            <text:p>2938345869</text:p>
          </table:table-cell>
          <table:table-cell table:style-name="ce3" office:value-type="float" office:value="1956761110" calcext:value-type="float">
            <text:p>1956761110</text:p>
          </table:table-cell>
          <table:table-cell table:style-name="ce3" office:value-type="float" office:value="1049249724" calcext:value-type="float">
            <text:p>1049249724</text:p>
          </table:table-cell>
          <table:table-cell table:style-name="ce3" office:value-type="float" office:value="619055621" calcext:value-type="float">
            <text:p>619055621</text:p>
          </table:table-cell>
        </table:table-row>
        <table:table-row table:style-name="ro1">
          <table:table-cell/>
          <table:table-cell table:style-name="ce3" office:value-type="float" office:value="1065750617" calcext:value-type="float">
            <text:p>1065750617</text:p>
          </table:table-cell>
          <table:table-cell table:style-name="ce3" office:value-type="float" office:value="688765543" calcext:value-type="float">
            <text:p>688765543</text:p>
          </table:table-cell>
          <table:table-cell table:style-name="ce3" office:value-type="float" office:value="306080709" calcext:value-type="float">
            <text:p>306080709</text:p>
          </table:table-cell>
          <table:table-cell office:value-type="float" office:value="226472533" calcext:value-type="float">
            <text:p>226472533</text:p>
          </table:table-cell>
          <table:table-cell table:number-columns-repeated="2"/>
          <table:table-cell table:style-name="ce3" office:value-type="float" office:value="1524859962" calcext:value-type="float">
            <text:p>1524859962</text:p>
          </table:table-cell>
          <table:table-cell table:style-name="ce3" office:value-type="float" office:value="1021364966" calcext:value-type="float">
            <text:p>1021364966</text:p>
          </table:table-cell>
          <table:table-cell office:value-type="float" office:value="476447717" calcext:value-type="float">
            <text:p>476447717</text:p>
          </table:table-cell>
          <table:table-cell office:value-type="float" office:value="285971094" calcext:value-type="float">
            <text:p>285971094</text:p>
          </table:table-cell>
          <table:table-cell table:number-columns-repeated="2"/>
          <table:table-cell table:style-name="ce3" office:value-type="float" office:value="1492410814" calcext:value-type="float">
            <text:p>1492410814</text:p>
          </table:table-cell>
          <table:table-cell table:style-name="ce3" office:value-type="float" office:value="903379159" calcext:value-type="float">
            <text:p>903379159</text:p>
          </table:table-cell>
          <table:table-cell table:style-name="ce3" office:value-type="float" office:value="533364564" calcext:value-type="float">
            <text:p>533364564</text:p>
          </table:table-cell>
          <table:table-cell table:style-name="ce3" office:value-type="float" office:value="378999142" calcext:value-type="float">
            <text:p>378999142</text:p>
          </table:table-cell>
          <table:table-cell table:number-columns-repeated="2"/>
          <table:table-cell table:style-name="ce3" office:value-type="float" office:value="2938547554" calcext:value-type="float">
            <text:p>2938547554</text:p>
          </table:table-cell>
          <table:table-cell table:style-name="ce3" office:value-type="float" office:value="1834269547" calcext:value-type="float">
            <text:p>1834269547</text:p>
          </table:table-cell>
          <table:table-cell table:style-name="ce3" office:value-type="float" office:value="1111781625" calcext:value-type="float">
            <text:p>1111781625</text:p>
          </table:table-cell>
          <table:table-cell table:style-name="ce3" office:value-type="float" office:value="670859111" calcext:value-type="float">
            <text:p>670859111</text:p>
          </table:table-cell>
        </table:table-row>
        <table:table-row table:style-name="ro1">
          <table:table-cell/>
          <table:table-cell table:style-name="ce3" office:value-type="float" office:value="1111627466" calcext:value-type="float">
            <text:p>1111627466</text:p>
          </table:table-cell>
          <table:table-cell table:style-name="ce3" office:value-type="float" office:value="658114168" calcext:value-type="float">
            <text:p>658114168</text:p>
          </table:table-cell>
          <table:table-cell table:style-name="ce3" office:value-type="float" office:value="285756901" calcext:value-type="float">
            <text:p>285756901</text:p>
          </table:table-cell>
          <table:table-cell office:value-type="float" office:value="220335786" calcext:value-type="float">
            <text:p>220335786</text:p>
          </table:table-cell>
          <table:table-cell table:number-columns-repeated="2"/>
          <table:table-cell table:style-name="ce3" office:value-type="float" office:value="1493732908" calcext:value-type="float">
            <text:p>1493732908</text:p>
          </table:table-cell>
          <table:table-cell table:style-name="ce3" office:value-type="float" office:value="803758976" calcext:value-type="float">
            <text:p>803758976</text:p>
          </table:table-cell>
          <table:table-cell office:value-type="float" office:value="382765007" calcext:value-type="float">
            <text:p>382765007</text:p>
          </table:table-cell>
          <table:table-cell office:value-type="float" office:value="251435912" calcext:value-type="float">
            <text:p>251435912</text:p>
          </table:table-cell>
          <table:table-cell table:number-columns-repeated="2"/>
          <table:table-cell table:style-name="ce3" office:value-type="float" office:value="1210394059" calcext:value-type="float">
            <text:p>1210394059</text:p>
          </table:table-cell>
          <table:table-cell table:style-name="ce3" office:value-type="float" office:value="808511987" calcext:value-type="float">
            <text:p>808511987</text:p>
          </table:table-cell>
          <table:table-cell table:style-name="ce3" office:value-type="float" office:value="579130501" calcext:value-type="float">
            <text:p>579130501</text:p>
          </table:table-cell>
          <table:table-cell table:style-name="ce3" office:value-type="float" office:value="450861797" calcext:value-type="float">
            <text:p>450861797</text:p>
          </table:table-cell>
          <table:table-cell table:number-columns-repeated="2"/>
          <table:table-cell table:style-name="ce3" office:value-type="float" office:value="3165194452" calcext:value-type="float">
            <text:p>3165194452</text:p>
          </table:table-cell>
          <table:table-cell table:style-name="ce3" office:value-type="float" office:value="1809465843" calcext:value-type="float">
            <text:p>1809465843</text:p>
          </table:table-cell>
          <table:table-cell table:style-name="ce3" office:value-type="float" office:value="1184009124" calcext:value-type="float">
            <text:p>1184009124</text:p>
          </table:table-cell>
          <table:table-cell table:style-name="ce3" office:value-type="float" office:value="694040258" calcext:value-type="float">
            <text:p>694040258</text:p>
          </table:table-cell>
        </table:table-row>
        <table:table-row table:style-name="ro1">
          <table:table-cell/>
          <table:table-cell table:style-name="ce3" office:value-type="float" office:value="1029103277" calcext:value-type="float">
            <text:p>1029103277</text:p>
          </table:table-cell>
          <table:table-cell table:style-name="ce3" office:value-type="float" office:value="636571699" calcext:value-type="float">
            <text:p>636571699</text:p>
          </table:table-cell>
          <table:table-cell table:style-name="ce3" office:value-type="float" office:value="305858963" calcext:value-type="float">
            <text:p>305858963</text:p>
          </table:table-cell>
          <table:table-cell office:value-type="float" office:value="226387509" calcext:value-type="float">
            <text:p>226387509</text:p>
          </table:table-cell>
          <table:table-cell table:number-columns-repeated="2"/>
          <table:table-cell table:style-name="ce3" office:value-type="float" office:value="1669371677" calcext:value-type="float">
            <text:p>1669371677</text:p>
          </table:table-cell>
          <table:table-cell table:style-name="ce3" office:value-type="float" office:value="931752602" calcext:value-type="float">
            <text:p>931752602</text:p>
          </table:table-cell>
          <table:table-cell office:value-type="float" office:value="383813809" calcext:value-type="float">
            <text:p>383813809</text:p>
          </table:table-cell>
          <table:table-cell office:value-type="float" office:value="238541657" calcext:value-type="float">
            <text:p>238541657</text:p>
          </table:table-cell>
          <table:table-cell table:number-columns-repeated="2"/>
          <table:table-cell table:style-name="ce3" office:value-type="float" office:value="1213472274" calcext:value-type="float">
            <text:p>1213472274</text:p>
          </table:table-cell>
          <table:table-cell table:style-name="ce3" office:value-type="float" office:value="851144306" calcext:value-type="float">
            <text:p>851144306</text:p>
          </table:table-cell>
          <table:table-cell table:style-name="ce3" office:value-type="float" office:value="587251197" calcext:value-type="float">
            <text:p>587251197</text:p>
          </table:table-cell>
          <table:table-cell table:style-name="ce3" office:value-type="float" office:value="419572417" calcext:value-type="float">
            <text:p>419572417</text:p>
          </table:table-cell>
          <table:table-cell table:number-columns-repeated="2"/>
          <table:table-cell table:style-name="ce3" office:value-type="float" office:value="3120699774" calcext:value-type="float">
            <text:p>3120699774</text:p>
          </table:table-cell>
          <table:table-cell table:style-name="ce3" office:value-type="float" office:value="1799073157" calcext:value-type="float">
            <text:p>1799073157</text:p>
          </table:table-cell>
          <table:table-cell table:style-name="ce3" office:value-type="float" office:value="980396697" calcext:value-type="float">
            <text:p>980396697</text:p>
          </table:table-cell>
          <table:table-cell table:style-name="ce3" office:value-type="float" office:value="666764362" calcext:value-type="float">
            <text:p>666764362</text:p>
          </table:table-cell>
        </table:table-row>
        <table:table-row table:style-name="ro1">
          <table:table-cell/>
          <table:table-cell table:style-name="ce3" office:value-type="float" office:value="974560965" calcext:value-type="float">
            <text:p>974560965</text:p>
          </table:table-cell>
          <table:table-cell table:style-name="ce3" office:value-type="float" office:value="599316549" calcext:value-type="float">
            <text:p>599316549</text:p>
          </table:table-cell>
          <table:table-cell table:style-name="ce3" office:value-type="float" office:value="308669386" calcext:value-type="float">
            <text:p>308669386</text:p>
          </table:table-cell>
          <table:table-cell office:value-type="float" office:value="229131392" calcext:value-type="float">
            <text:p>229131392</text:p>
          </table:table-cell>
          <table:table-cell table:number-columns-repeated="2"/>
          <table:table-cell table:style-name="ce3" office:value-type="float" office:value="1487731345" calcext:value-type="float">
            <text:p>1487731345</text:p>
          </table:table-cell>
          <table:table-cell table:style-name="ce3" office:value-type="float" office:value="807123492" calcext:value-type="float">
            <text:p>807123492</text:p>
          </table:table-cell>
          <table:table-cell office:value-type="float" office:value="367859570" calcext:value-type="float">
            <text:p>367859570</text:p>
          </table:table-cell>
          <table:table-cell office:value-type="float" office:value="238925996" calcext:value-type="float">
            <text:p>238925996</text:p>
          </table:table-cell>
          <table:table-cell table:number-columns-repeated="2"/>
          <table:table-cell table:style-name="ce3" office:value-type="float" office:value="1227185528" calcext:value-type="float">
            <text:p>1227185528</text:p>
          </table:table-cell>
          <table:table-cell table:style-name="ce3" office:value-type="float" office:value="908375897" calcext:value-type="float">
            <text:p>908375897</text:p>
          </table:table-cell>
          <table:table-cell table:style-name="ce3" office:value-type="float" office:value="678860363" calcext:value-type="float">
            <text:p>678860363</text:p>
          </table:table-cell>
          <table:table-cell table:style-name="ce3" office:value-type="float" office:value="415362835" calcext:value-type="float">
            <text:p>415362835</text:p>
          </table:table-cell>
          <table:table-cell table:number-columns-repeated="2"/>
          <table:table-cell table:style-name="ce3" office:value-type="float" office:value="3059991532" calcext:value-type="float">
            <text:p>3059991532</text:p>
          </table:table-cell>
          <table:table-cell table:style-name="ce3" office:value-type="float" office:value="2007838099" calcext:value-type="float">
            <text:p>2007838099</text:p>
          </table:table-cell>
          <table:table-cell table:style-name="ce3" office:value-type="float" office:value="1023473292" calcext:value-type="float">
            <text:p>1023473292</text:p>
          </table:table-cell>
          <table:table-cell table:style-name="ce3" office:value-type="float" office:value="544043991" calcext:value-type="float">
            <text:p>544043991</text:p>
          </table:table-cell>
        </table:table-row>
        <table:table-row table:style-name="ro1">
          <table:table-cell/>
          <table:table-cell table:style-name="ce3" office:value-type="float" office:value="978608171" calcext:value-type="float">
            <text:p>978608171</text:p>
          </table:table-cell>
          <table:table-cell table:style-name="ce3" office:value-type="float" office:value="643261558" calcext:value-type="float">
            <text:p>643261558</text:p>
          </table:table-cell>
          <table:table-cell table:style-name="ce3" office:value-type="float" office:value="302742549" calcext:value-type="float">
            <text:p>302742549</text:p>
          </table:table-cell>
          <table:table-cell office:value-type="float" office:value="217761218" calcext:value-type="float">
            <text:p>217761218</text:p>
          </table:table-cell>
          <table:table-cell table:number-columns-repeated="2"/>
          <table:table-cell table:style-name="ce3" office:value-type="float" office:value="1401028737" calcext:value-type="float">
            <text:p>1401028737</text:p>
          </table:table-cell>
          <table:table-cell table:style-name="ce3" office:value-type="float" office:value="829305333" calcext:value-type="float">
            <text:p>829305333</text:p>
          </table:table-cell>
          <table:table-cell office:value-type="float" office:value="375759463" calcext:value-type="float">
            <text:p>375759463</text:p>
          </table:table-cell>
          <table:table-cell office:value-type="float" office:value="242973180" calcext:value-type="float">
            <text:p>242973180</text:p>
          </table:table-cell>
          <table:table-cell table:number-columns-repeated="2"/>
          <table:table-cell table:style-name="ce3" office:value-type="float" office:value="1219065064" calcext:value-type="float">
            <text:p>1219065064</text:p>
          </table:table-cell>
          <table:table-cell table:style-name="ce3" office:value-type="float" office:value="909117704" calcext:value-type="float">
            <text:p>909117704</text:p>
          </table:table-cell>
          <table:table-cell table:style-name="ce3" office:value-type="float" office:value="694013492" calcext:value-type="float">
            <text:p>694013492</text:p>
          </table:table-cell>
          <table:table-cell table:style-name="ce3" office:value-type="float" office:value="492239560" calcext:value-type="float">
            <text:p>492239560</text:p>
          </table:table-cell>
          <table:table-cell table:number-columns-repeated="2"/>
          <table:table-cell table:style-name="ce3" office:value-type="float" office:value="2992012807" calcext:value-type="float">
            <text:p>2992012807</text:p>
          </table:table-cell>
          <table:table-cell table:style-name="ce3" office:value-type="float" office:value="2066260756" calcext:value-type="float">
            <text:p>2066260756</text:p>
          </table:table-cell>
          <table:table-cell table:style-name="ce3" office:value-type="float" office:value="1062827438" calcext:value-type="float">
            <text:p>1062827438</text:p>
          </table:table-cell>
          <table:table-cell table:style-name="ce3" office:value-type="float" office:value="765588753" calcext:value-type="float">
            <text:p>765588753</text:p>
          </table:table-cell>
        </table:table-row>
        <table:table-row table:style-name="ro1">
          <table:table-cell/>
          <table:table-cell table:style-name="ce3" office:value-type="float" office:value="939073126" calcext:value-type="float">
            <text:p>939073126</text:p>
          </table:table-cell>
          <table:table-cell table:style-name="ce3" office:value-type="float" office:value="644018756" calcext:value-type="float">
            <text:p>644018756</text:p>
          </table:table-cell>
          <table:table-cell table:style-name="ce3" office:value-type="float" office:value="304408632" calcext:value-type="float">
            <text:p>304408632</text:p>
          </table:table-cell>
          <table:table-cell office:value-type="float" office:value="230614051" calcext:value-type="float">
            <text:p>230614051</text:p>
          </table:table-cell>
          <table:table-cell table:number-columns-repeated="2"/>
          <table:table-cell table:style-name="ce3" office:value-type="float" office:value="1472141439" calcext:value-type="float">
            <text:p>1472141439</text:p>
          </table:table-cell>
          <table:table-cell table:style-name="ce3" office:value-type="float" office:value="939291423" calcext:value-type="float">
            <text:p>939291423</text:p>
          </table:table-cell>
          <table:table-cell office:value-type="float" office:value="369708079" calcext:value-type="float">
            <text:p>369708079</text:p>
          </table:table-cell>
          <table:table-cell office:value-type="float" office:value="322884384" calcext:value-type="float">
            <text:p>322884384</text:p>
          </table:table-cell>
          <table:table-cell table:number-columns-repeated="2"/>
          <table:table-cell table:style-name="ce3" office:value-type="float" office:value="1379646835" calcext:value-type="float">
            <text:p>1379646835</text:p>
          </table:table-cell>
          <table:table-cell table:style-name="ce3" office:value-type="float" office:value="808709623" calcext:value-type="float">
            <text:p>808709623</text:p>
          </table:table-cell>
          <table:table-cell table:style-name="ce3" office:value-type="float" office:value="650311727" calcext:value-type="float">
            <text:p>650311727</text:p>
          </table:table-cell>
          <table:table-cell table:style-name="ce3" office:value-type="float" office:value="451085488" calcext:value-type="float">
            <text:p>451085488</text:p>
          </table:table-cell>
          <table:table-cell table:number-columns-repeated="2"/>
          <table:table-cell table:style-name="ce3" office:value-type="float" office:value="2938483235" calcext:value-type="float">
            <text:p>2938483235</text:p>
          </table:table-cell>
          <table:table-cell table:style-name="ce3" office:value-type="float" office:value="2074066035" calcext:value-type="float">
            <text:p>2074066035</text:p>
          </table:table-cell>
          <table:table-cell table:style-name="ce3" office:value-type="float" office:value="987032071" calcext:value-type="float">
            <text:p>987032071</text:p>
          </table:table-cell>
          <table:table-cell table:style-name="ce3" office:value-type="float" office:value="695771431" calcext:value-type="float">
            <text:p>695771431</text:p>
          </table:table-cell>
        </table:table-row>
        <table:table-row table:style-name="ro1">
          <table:table-cell/>
          <table:table-cell table:style-name="ce3" office:value-type="float" office:value="987729756" calcext:value-type="float">
            <text:p>987729756</text:p>
          </table:table-cell>
          <table:table-cell table:style-name="ce3" office:value-type="float" office:value="615965060" calcext:value-type="float">
            <text:p>615965060</text:p>
          </table:table-cell>
          <table:table-cell table:style-name="ce3" office:value-type="float" office:value="308527557" calcext:value-type="float">
            <text:p>308527557</text:p>
          </table:table-cell>
          <table:table-cell office:value-type="float" office:value="226416742" calcext:value-type="float">
            <text:p>226416742</text:p>
          </table:table-cell>
          <table:table-cell table:number-columns-repeated="2"/>
          <table:table-cell table:style-name="ce3" office:value-type="float" office:value="1622656321" calcext:value-type="float">
            <text:p>1622656321</text:p>
          </table:table-cell>
          <table:table-cell table:style-name="ce3" office:value-type="float" office:value="820235220" calcext:value-type="float">
            <text:p>820235220</text:p>
          </table:table-cell>
          <table:table-cell office:value-type="float" office:value="378729942" calcext:value-type="float">
            <text:p>378729942</text:p>
          </table:table-cell>
          <table:table-cell office:value-type="float" office:value="238212542" calcext:value-type="float">
            <text:p>238212542</text:p>
          </table:table-cell>
          <table:table-cell table:number-columns-repeated="2"/>
          <table:table-cell table:style-name="ce3" office:value-type="float" office:value="1164473165" calcext:value-type="float">
            <text:p>1164473165</text:p>
          </table:table-cell>
          <table:table-cell table:style-name="ce3" office:value-type="float" office:value="997031413" calcext:value-type="float">
            <text:p>997031413</text:p>
          </table:table-cell>
          <table:table-cell table:style-name="ce3" office:value-type="float" office:value="631989765" calcext:value-type="float">
            <text:p>631989765</text:p>
          </table:table-cell>
          <table:table-cell table:style-name="ce3" office:value-type="float" office:value="394547445" calcext:value-type="float">
            <text:p>394547445</text:p>
          </table:table-cell>
          <table:table-cell table:number-columns-repeated="2"/>
          <table:table-cell table:style-name="ce3" office:value-type="float" office:value="2828685507" calcext:value-type="float">
            <text:p>2828685507</text:p>
          </table:table-cell>
          <table:table-cell table:style-name="ce3" office:value-type="float" office:value="1927813415" calcext:value-type="float">
            <text:p>1927813415</text:p>
          </table:table-cell>
          <table:table-cell table:style-name="ce3" office:value-type="float" office:value="1081541570" calcext:value-type="float">
            <text:p>1081541570</text:p>
          </table:table-cell>
          <table:table-cell table:style-name="ce3" office:value-type="float" office:value="614417920" calcext:value-type="float">
            <text:p>614417920</text:p>
          </table:table-cell>
        </table:table-row>
        <table:table-row table:style-name="ro1">
          <table:table-cell/>
          <table:table-cell table:style-name="ce3" office:value-type="float" office:value="961261286" calcext:value-type="float">
            <text:p>961261286</text:p>
          </table:table-cell>
          <table:table-cell table:style-name="ce3" office:value-type="float" office:value="662586638" calcext:value-type="float">
            <text:p>662586638</text:p>
          </table:table-cell>
          <table:table-cell table:style-name="ce3" office:value-type="float" office:value="308449560" calcext:value-type="float">
            <text:p>308449560</text:p>
          </table:table-cell>
          <table:table-cell office:value-type="float" office:value="237938318" calcext:value-type="float">
            <text:p>237938318</text:p>
          </table:table-cell>
          <table:table-cell table:number-columns-repeated="2"/>
          <table:table-cell table:style-name="ce3" office:value-type="float" office:value="1634575376" calcext:value-type="float">
            <text:p>1634575376</text:p>
          </table:table-cell>
          <table:table-cell table:style-name="ce3" office:value-type="float" office:value="938811832" calcext:value-type="float">
            <text:p>938811832</text:p>
          </table:table-cell>
          <table:table-cell office:value-type="float" office:value="379191300" calcext:value-type="float">
            <text:p>379191300</text:p>
          </table:table-cell>
          <table:table-cell office:value-type="float" office:value="238120391" calcext:value-type="float">
            <text:p>238120391</text:p>
          </table:table-cell>
          <table:table-cell table:number-columns-repeated="2"/>
          <table:table-cell table:style-name="ce3" office:value-type="float" office:value="1200640849" calcext:value-type="float">
            <text:p>1200640849</text:p>
          </table:table-cell>
          <table:table-cell table:style-name="ce3" office:value-type="float" office:value="892210756" calcext:value-type="float">
            <text:p>892210756</text:p>
          </table:table-cell>
          <table:table-cell table:style-name="ce3" office:value-type="float" office:value="524902035" calcext:value-type="float">
            <text:p>524902035</text:p>
          </table:table-cell>
          <table:table-cell table:style-name="ce3" office:value-type="float" office:value="360921953" calcext:value-type="float">
            <text:p>360921953</text:p>
          </table:table-cell>
          <table:table-cell table:number-columns-repeated="2"/>
          <table:table-cell table:style-name="ce3" office:value-type="float" office:value="2986354193" calcext:value-type="float">
            <text:p>2986354193</text:p>
          </table:table-cell>
          <table:table-cell table:style-name="ce3" office:value-type="float" office:value="2222449745" calcext:value-type="float">
            <text:p>2222449745</text:p>
          </table:table-cell>
          <table:table-cell table:style-name="ce3" office:value-type="float" office:value="1094432691" calcext:value-type="float">
            <text:p>1094432691</text:p>
          </table:table-cell>
          <table:table-cell table:style-name="ce3" office:value-type="float" office:value="626953125" calcext:value-type="float">
            <text:p>626953125</text:p>
          </table:table-cell>
        </table:table-row>
        <table:table-row table:style-name="ro1">
          <table:table-cell/>
          <table:table-cell table:style-name="ce3" office:value-type="float" office:value="971311467" calcext:value-type="float">
            <text:p>971311467</text:p>
          </table:table-cell>
          <table:table-cell table:style-name="ce3" office:value-type="float" office:value="660321443" calcext:value-type="float">
            <text:p>660321443</text:p>
          </table:table-cell>
          <table:table-cell table:style-name="ce3" office:value-type="float" office:value="316565389" calcext:value-type="float">
            <text:p>316565389</text:p>
          </table:table-cell>
          <table:table-cell office:value-type="float" office:value="224894536" calcext:value-type="float">
            <text:p>224894536</text:p>
          </table:table-cell>
          <table:table-cell table:number-columns-repeated="2"/>
          <table:table-cell table:style-name="ce3" office:value-type="float" office:value="1385805517" calcext:value-type="float">
            <text:p>1385805517</text:p>
          </table:table-cell>
          <table:table-cell table:style-name="ce3" office:value-type="float" office:value="973954317" calcext:value-type="float">
            <text:p>973954317</text:p>
          </table:table-cell>
          <table:table-cell office:value-type="float" office:value="365997971" calcext:value-type="float">
            <text:p>365997971</text:p>
          </table:table-cell>
          <table:table-cell office:value-type="float" office:value="242385464" calcext:value-type="float">
            <text:p>242385464</text:p>
          </table:table-cell>
          <table:table-cell table:number-columns-repeated="2"/>
          <table:table-cell table:style-name="ce3" office:value-type="float" office:value="1185943900" calcext:value-type="float">
            <text:p>1185943900</text:p>
          </table:table-cell>
          <table:table-cell table:style-name="ce3" office:value-type="float" office:value="830279639" calcext:value-type="float">
            <text:p>830279639</text:p>
          </table:table-cell>
          <table:table-cell table:style-name="ce3" office:value-type="float" office:value="641304243" calcext:value-type="float">
            <text:p>641304243</text:p>
          </table:table-cell>
          <table:table-cell table:style-name="ce3" office:value-type="float" office:value="398611867" calcext:value-type="float">
            <text:p>398611867</text:p>
          </table:table-cell>
          <table:table-cell table:number-columns-repeated="2"/>
          <table:table-cell table:style-name="ce3" office:value-type="float" office:value="2805450842" calcext:value-type="float">
            <text:p>2805450842</text:p>
          </table:table-cell>
          <table:table-cell table:style-name="ce3" office:value-type="float" office:value="1943346995" calcext:value-type="float">
            <text:p>1943346995</text:p>
          </table:table-cell>
          <table:table-cell table:style-name="ce3" office:value-type="float" office:value="1177734840" calcext:value-type="float">
            <text:p>1177734840</text:p>
          </table:table-cell>
          <table:table-cell table:style-name="ce3" office:value-type="float" office:value="682240956" calcext:value-type="float">
            <text:p>682240956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1" office:value-type="string" calcext:value-type="string">
            <text:p>Experimento</text:p>
          </table:table-cell>
          <table:table-cell table:style-name="ce9" office:value-type="float" office:value="979826557" calcext:value-type="float">
            <text:p>979826557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  <table:table-cell/>
          <table:table-cell table:style-name="ce1" office:value-type="string" calcext:value-type="string">
            <text:p>Experimento</text:p>
          </table:table-cell>
          <table:table-cell table:style-name="ce9" office:value-type="float" office:value="8" calcext:value-type="float">
            <text:p>8</text:p>
          </table:table-cell>
          <table:table-cell table:style-name="ce14" office:value-type="string" calcext:value-type="string">
            <text:p>1K</text:p>
          </table:table-cell>
          <table:table-cell table:style-name="ce17" office:value-type="string" calcext:value-type="string">
            <text:p>4K</text:p>
          </table:table-cell>
          <table:table-cell table:style-name="ce19" office:value-type="string" calcext:value-type="string">
            <text:p>16K</text:p>
          </table:table-cell>
        </table:table-row>
        <table:table-row table:style-name="ro1">
          <table:table-cell table:style-name="ce1" office:value-type="string" calcext:value-type="string">
            <text:p>Média</text:p>
          </table:table-cell>
          <table:table-cell table:style-name="ce4" table:formula="of:=AVERAGE([.B4:.B13])/(1000*1000*1000)/[.K20]" office:value-type="float" office:value="0.00010268533416" calcext:value-type="float">
            <text:p>0.00010268533416</text:p>
          </table:table-cell>
          <table:table-cell table:style-name="ce4" table:formula="of:=AVERAGE([.C4:.C13])/(1000*1000*1000)/[.L20]" office:value-type="float" office:value="0.0001292056653" calcext:value-type="float">
            <text:p>0.0001292056653</text:p>
          </table:table-cell>
          <table:table-cell table:style-name="ce4" table:formula="of:=AVERAGE([.D4:.D13])/(1000*1000*1000)/[.M20]" office:value-type="float" office:value="0.00012208327868" calcext:value-type="float">
            <text:p>0.00012208327868</text:p>
          </table:table-cell>
          <table:table-cell table:style-name="ce4" table:formula="of:=AVERAGE([.E4:.E13])/(1000*1000*1000)/[.N20]" office:value-type="float" office:value="0.00018155610224" calcext:value-type="float">
            <text:p>0.00018155610224</text:p>
          </table:table-cell>
          <table:table-cell/>
          <table:table-cell table:style-name="ce1" office:value-type="string" calcext:value-type="string">
            <text:p>Média</text:p>
          </table:table-cell>
          <table:table-cell table:style-name="ce4" table:formula="of:=AVERAGE([.H4:.H13])/(1000*1000*1000)/[.K20]" office:value-type="float" office:value="0.00015127260758" calcext:value-type="float">
            <text:p>0.00015127260758</text:p>
          </table:table-cell>
          <table:table-cell table:style-name="ce4" table:formula="of:=AVERAGE([.I4:.I13])/(1000*1000*1000)/[.L20]" office:value-type="float" office:value="0.00018080324718" calcext:value-type="float">
            <text:p>0.00018080324718</text:p>
          </table:table-cell>
          <table:table-cell table:style-name="ce4" table:formula="of:=AVERAGE([.J4:.J13])/(1000*1000*1000)/[.M20]" office:value-type="float" office:value="0.00015386959176" calcext:value-type="float">
            <text:p>0.00015386959176</text:p>
          </table:table-cell>
          <table:table-cell table:style-name="ce4" table:formula="of:=AVERAGE([.K4:.K13])/(1000*1000*1000)/[.N20]" office:value-type="float" office:value="0.00020368429808" calcext:value-type="float">
            <text:p>0.00020368429808</text:p>
          </table:table-cell>
          <table:table-cell/>
          <table:table-cell table:style-name="ce1" office:value-type="string" calcext:value-type="string">
            <text:p>Média</text:p>
          </table:table-cell>
          <table:table-cell table:style-name="ce4" table:formula="of:=AVERAGE([.N4:.N13])/(1000*1000*1000)/[.K20]" office:value-type="float" office:value="0.00012499154823" calcext:value-type="float">
            <text:p>0.00012499154823</text:p>
          </table:table-cell>
          <table:table-cell table:style-name="ce4" table:formula="of:=AVERAGE([.O4:.O13])/(1000*1000*1000)/[.L20]" office:value-type="float" office:value="0.00017733075086" calcext:value-type="float">
            <text:p>0.00017733075086</text:p>
          </table:table-cell>
          <table:table-cell table:style-name="ce4" table:formula="of:=AVERAGE([.P4:.P13])/(1000*1000*1000)/[.M20]" office:value-type="float" office:value="0.00024433913228" calcext:value-type="float">
            <text:p>0.00024433913228</text:p>
          </table:table-cell>
          <table:table-cell table:style-name="ce4" table:formula="of:=AVERAGE([.Q4:.Q13])/(1000*1000*1000)/[.N20]" office:value-type="float" office:value="0.00033559060736" calcext:value-type="float">
            <text:p>0.00033559060736</text:p>
          </table:table-cell>
          <table:table-cell/>
          <table:table-cell table:style-name="ce1" office:value-type="string" calcext:value-type="string">
            <text:p>Média</text:p>
          </table:table-cell>
          <table:table-cell table:style-name="ce4" table:formula="of:=AVERAGE([.T4:.T13])/(1000*1000*1000)/[.K20]" office:value-type="float" office:value="0.00029773765765" calcext:value-type="float">
            <text:p>0.00029773765765</text:p>
          </table:table-cell>
          <table:table-cell table:style-name="ce4" table:formula="of:=AVERAGE([.U4:.U13])/(1000*1000*1000)/[.L20]" office:value-type="float" office:value="0.00039282689404" calcext:value-type="float">
            <text:p>0.00039282689404</text:p>
          </table:table-cell>
          <table:table-cell table:style-name="ce4" table:formula="of:=AVERAGE([.V4:.V13])/(1000*1000*1000)/[.M20]" office:value-type="float" office:value="0.00043009916288" calcext:value-type="float">
            <text:p>0.00043009916288</text:p>
          </table:table-cell>
          <table:table-cell table:style-name="ce4" table:formula="of:=AVERAGE([.W4:.W13])/(1000*1000*1000)/[.N20]" office:value-type="float" office:value="0.00052637884224" calcext:value-type="float">
            <text:p>0.00052637884224</text:p>
          </table:table-cell>
        </table:table-row>
        <table:table-row table:style-name="ro1">
          <table:table-cell table:style-name="ce5" office:value-type="string" calcext:value-type="string">
            <text:p>Média us</text:p>
          </table:table-cell>
          <table:table-cell table:style-name="ce4" table:formula="of:=( AVERAGE([.B4:.B13])/1000 ) /[.K$20]" office:value-type="float" office:value="102.68533416" calcext:value-type="float">
            <text:p>102.68533416</text:p>
          </table:table-cell>
          <table:table-cell table:style-name="ce4" table:formula="of:=( AVERAGE([.C4:.C13])/1000 ) /[.L$20]" office:value-type="float" office:value="129.2056653" calcext:value-type="float">
            <text:p>129.2056653</text:p>
          </table:table-cell>
          <table:table-cell table:style-name="ce4" table:formula="of:=( AVERAGE([.D4:.D13])/1000 ) /[.M$20]" office:value-type="float" office:value="122.08327868" calcext:value-type="float">
            <text:p>122.08327868</text:p>
          </table:table-cell>
          <table:table-cell table:style-name="ce4" table:formula="of:=( AVERAGE([.E4:.E13])/1000 ) /[.N$20]" office:value-type="float" office:value="181.55610224" calcext:value-type="float">
            <text:p>181.55610224</text:p>
          </table:table-cell>
          <table:table-cell/>
          <table:table-cell table:style-name="ce5" office:value-type="string" calcext:value-type="string">
            <text:p>Média us</text:p>
          </table:table-cell>
          <table:table-cell table:style-name="ce4" table:formula="of:=( AVERAGE([.H4:.H13])/1000 ) / [.K$20]" office:value-type="float" office:value="151.27260758" calcext:value-type="float">
            <text:p>151.27260758</text:p>
          </table:table-cell>
          <table:table-cell table:style-name="ce4" table:formula="of:=( AVERAGE([.I4:.I13])/1000 ) / [.L$20]" office:value-type="float" office:value="180.80324718" calcext:value-type="float">
            <text:p>180.80324718</text:p>
          </table:table-cell>
          <table:table-cell table:style-name="ce4" table:formula="of:=( AVERAGE([.J4:.J13])/1000 ) / [.M$20]" office:value-type="float" office:value="153.86959176" calcext:value-type="float">
            <text:p>153.86959176</text:p>
          </table:table-cell>
          <table:table-cell table:style-name="ce4" table:formula="of:=( AVERAGE([.K4:.K13])/1000 ) / [.N$20]" office:value-type="float" office:value="203.68429808" calcext:value-type="float">
            <text:p>203.68429808</text:p>
          </table:table-cell>
          <table:table-cell/>
          <table:table-cell table:style-name="ce5" office:value-type="string" calcext:value-type="string">
            <text:p>Média us</text:p>
          </table:table-cell>
          <table:table-cell table:style-name="ce4" table:formula="of:=( AVERAGE([.N4:.N13])/1000 ) / [.K$20]" office:value-type="float" office:value="124.99154823" calcext:value-type="float">
            <text:p>124.99154823</text:p>
          </table:table-cell>
          <table:table-cell table:style-name="ce4" table:formula="of:=( AVERAGE([.O4:.O13])/1000 ) / [.L$20]" office:value-type="float" office:value="177.33075086" calcext:value-type="float">
            <text:p>177.33075086</text:p>
          </table:table-cell>
          <table:table-cell table:style-name="ce4" table:formula="of:=( AVERAGE([.P4:.P13])/1000 ) / [.M$20]" office:value-type="float" office:value="244.33913228" calcext:value-type="float">
            <text:p>244.33913228</text:p>
          </table:table-cell>
          <table:table-cell table:style-name="ce4" table:formula="of:=( AVERAGE([.Q4:.Q13])/1000 ) / [.N$20]" office:value-type="float" office:value="335.59060736" calcext:value-type="float">
            <text:p>335.59060736</text:p>
          </table:table-cell>
          <table:table-cell/>
          <table:table-cell table:style-name="ce5" office:value-type="string" calcext:value-type="string">
            <text:p>Média us</text:p>
          </table:table-cell>
          <table:table-cell table:style-name="ce4" table:formula="of:=(AVERAGE([.T4:.T13])/1000 ) / [.K$20]" office:value-type="float" office:value="297.73765765" calcext:value-type="float">
            <text:p>297.73765765</text:p>
          </table:table-cell>
          <table:table-cell table:style-name="ce4" table:formula="of:=(AVERAGE([.U4:.U13])/1000 ) / [.L$20]" office:value-type="float" office:value="392.82689404" calcext:value-type="float">
            <text:p>392.82689404</text:p>
          </table:table-cell>
          <table:table-cell table:style-name="ce4" table:formula="of:=(AVERAGE([.V4:.V13])/1000 ) / [.M$20]" office:value-type="float" office:value="430.09916288" calcext:value-type="float">
            <text:p>430.09916288</text:p>
          </table:table-cell>
          <table:table-cell table:style-name="ce4" table:formula="of:=(AVERAGE([.W4:.W13])/1000 ) / [.N$20]" office:value-type="float" office:value="526.37884224" calcext:value-type="float">
            <text:p>526.37884224</text:p>
          </table:table-cell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29" office:value-type="string" calcext:value-type="string">
            <text:p>Experimento</text:p>
          </table:table-cell>
          <table:table-cell table:style-name="ce31" office:value-type="string" calcext:value-type="string">
            <text:p>Num Mensagens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float" office:value="8" calcext:value-type="float">
            <text:p>8</text:p>
          </table:table-cell>
          <table:table-cell table:style-name="ce30" office:value-type="float" office:value="10000" calcext:value-type="float">
            <text:p>10000</text:p>
          </table:table-cell>
          <table:table-cell table:formula="of:=[.K21]" office:value-type="float" office:value="5000" calcext:value-type="float">
            <text:p>5000</text:p>
          </table:table-cell>
          <table:table-cell table:formula="of:=[.K22]" office:value-type="float" office:value="2500" calcext:value-type="float">
            <text:p>2500</text:p>
          </table:table-cell>
          <table:table-cell table:formula="of:=[.K23]" office:value-type="float" office:value="1250" calcext:value-type="float">
            <text:p>1250</text:p>
          </table:table-cell>
          <table:table-cell table:number-columns-repeated="9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K</text:p>
          </table:table-cell>
          <table:table-cell table:style-name="ce30" table:formula="of:=[.K20]/2" office:value-type="float" office:value="5000" calcext:value-type="float">
            <text:p>50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4K</text:p>
          </table:table-cell>
          <table:table-cell table:style-name="ce30" table:formula="of:=[.K21]/2" office:value-type="float" office:value="2500" calcext:value-type="float">
            <text:p>2500</text:p>
          </table:table-cell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30" office:value-type="string" calcext:value-type="string">
            <text:p>16K</text:p>
          </table:table-cell>
          <table:table-cell table:style-name="ce30" table:formula="of:=[.K22]/2" office:value-type="float" office:value="1250" calcext:value-type="float">
            <text:p>1250</text:p>
          </table:table-cell>
          <table:table-cell table:number-columns-repeated="12"/>
        </table:table-row>
        <table:table-row table:style-name="ro1" table:number-rows-repeated="2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Default" table:number-columns-repeated="2"/>
          <table:table-cell table:number-columns-repeated="6"/>
          <table:table-cell table:style-name="ce3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23T17:11:53.904000000</meta:creation-date>
    <dc:date>2023-03-12T23:05:51.206000000</dc:date>
    <meta:editing-duration>PT8H24M10S</meta:editing-duration>
    <meta:editing-cycles>38</meta:editing-cycles>
    <meta:generator>LibreOffice/7.4.3.2$Windows_X86_64 LibreOffice_project/1048a8393ae2eeec98dff31b5c133c5f1d08b890</meta:generator>
    <meta:document-statistic meta:table-count="5" meta:cell-count="1102" meta:object-count="2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729fcf"/>
    </style:style>
    <style:style style:name="ch14" style:family="chart">
      <style:chart-properties chart:solid-type="cuboid"/>
      <style:graphic-properties draw:fill-color="#ff6d6d"/>
    </style:style>
    <style:style style:name="ch15" style:family="chart">
      <style:chart-properties chart:solid-type="cuboid"/>
      <style:graphic-properties draw:fill-color="#bbe33d"/>
    </style:style>
    <style:style style:name="ch16" style:family="chart">
      <style:chart-properties chart:solid-type="cuboid"/>
      <style:graphic-properties draw:fill-color="#ffde59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bar" chart:row-mapping="11" chart:style-name="ch1">
        <chart:title svg:x="2.898cm" svg:y="0.106cm" chart:style-name="ch2">
          <text:p>Tempo Mínimo/mensagem em Cada Experimento</text:p>
        </chart:title>
        <chart:subtitle svg:x="6.785cm" svg:y="1.121cm" chart:style-name="ch3">
          <text:p>MPIBcast</text:p>
        </chart:subtitle>
        <chart:plot-area chart:style-name="ch4" table:cell-range-address="'MPIBcast-MIN'.B2:'MPIBcast-MIN'.E3 'MPIBcast-MIN'.H2:'MPIBcast-MIN'.K3 'MPIBcast-MIN'.N2:'MPIBcast-MIN'.Q3 'MPIBcast-MIN'.T2:'MPIBcast-MIN'.W3 'MPIBcast-MIN'.B16:'MPIBcast-MIN'.E16 'MPIBcast-MIN'.H16:'MPIBcast-MIN'.K16 'MPIBcast-MIN'.N16:'MPIBcast-MIN'.Q16 'MPIBcast-MIN'.T16:'MPIBcast-MIN'.W16 'MPIBcast-MIN'.J25:'MPIBcast-MIN'.M25" chart:data-source-has-labels="row" svg:x="0.282cm" svg:y="0.729cm" svg:width="13.308cm" svg:height="8.571cm">
          <chart:coordinate-region svg:x="1.75cm" svg:y="0.928cm" svg:width="11.84cm" svg:height="7.327cm"/>
          <chart:axis chart:dimension="x" chart:name="primary-x" chart:style-name="ch5" chartooo:axis-type="auto">
            <chartooo:date-scale/>
            <chart:title svg:x="5.966cm" svg:y="9.189cm" chart:style-name="ch6">
              <text:p>Experimento</text:p>
            </chart:title>
            <chart:categories table:cell-range-address="'MPIBcast-MIN'.B2:'MPIBcast-MIN'.E3 'MPIBcast-MIN'.H2:'MPIBcast-MIN'.K3 'MPIBcast-MIN'.N2:'MPIBcast-MIN'.Q3 'MPIBcast-MIN'.T2:'MPIBcast-MIN'.W3"/>
          </chart:axis>
          <chart:axis chart:dimension="x" chart:name="secondary-x" chart:style-name="ch7"/>
          <chart:axis chart:dimension="y" chart:name="primary-y" chart:style-name="ch8">
            <chart:title svg:x="0cm" svg:y="6.434cm" chart:style-name="ch9">
              <text:p>Tempo (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MPIBcast-MIN'.B16:'MPIBcast-MIN'.E16 'MPIBcast-MIN'.H16:'MPIBcast-MIN'.K16 'MPIBcast-MIN'.N16:'MPIBcast-MIN'.Q16 'MPIBcast-MIN'.T16:'MPIBcast-MIN'.W16" chart:class="chart:bar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loext:propertry-mapping loext:property="FillColor" loext:cell-range-address="'MPIBcast-MIN'.J25:'MPIBcast-MIN'.M2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MPIBcast-MIN'.B2:'MPIBcast-MIN'.E3 'MPIBcast-MIN'.H2:'MPIBcast-MIN'.K3 'MPIBcast-MIN'.N2:'MPIBcast-MIN'.Q3 'MPIBcast-MIN'.T2:'MPIBcast-MIN'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Linha 16 Linha 16 Linha 16 Linha 16</text:p>
                <draw:g>
                  <svg:desc/>
                </draw:g>
              </table:table-cell>
              <table:table-cell office:value-type="float" office:value="0.0000939073126">
                <text:p>0.0000939073126</text:p>
                <draw:g>
                  <svg:desc>'MPIBcast-MIN'.B16:'MPIBcast-MIN'.E16 'MPIBcast-MIN'.H16:'MPIBcast-MIN'.K16 'MPIBcast-MIN'.N16:'MPIBcast-MIN'.Q16 'MPIBcast-MIN'.T16:'MPIBcast-MIN'.W16</svg:desc>
                </draw:g>
              </table:table-cell>
              <table:table-cell office:value-type="float" office:value="0.0001198633098">
                <text:p>0.0001198633098</text:p>
              </table:table-cell>
              <table:table-cell office:value-type="float" office:value="0.0001143027604">
                <text:p>0.0001143027604</text:p>
              </table:table-cell>
              <table:table-cell office:value-type="float" office:value="0.0001742089744">
                <text:p>0.0001742089744</text:p>
              </table:table-cell>
              <table:table-cell office:value-type="float" office:value="0.0001385805517">
                <text:p>0.0001385805517</text:p>
              </table:table-cell>
              <table:table-cell office:value-type="float" office:value="0.0001607517952">
                <text:p>0.0001607517952</text:p>
              </table:table-cell>
              <table:table-cell office:value-type="float" office:value="0.0001463991884">
                <text:p>0.0001463991884</text:p>
              </table:table-cell>
              <table:table-cell office:value-type="float" office:value="0.0001904963128">
                <text:p>0.0001904963128</text:p>
              </table:table-cell>
              <table:table-cell office:value-type="float" office:value="0.0001164473165">
                <text:p>0.0001164473165</text:p>
              </table:table-cell>
              <table:table-cell office:value-type="float" office:value="0.0001617023974">
                <text:p>0.0001617023974</text:p>
              </table:table-cell>
              <table:table-cell office:value-type="float" office:value="0.000209960814">
                <text:p>0.000209960814</text:p>
              </table:table-cell>
              <table:table-cell office:value-type="float" office:value="0.0002887375624">
                <text:p>0.0002887375624</text:p>
              </table:table-cell>
              <table:table-cell office:value-type="float" office:value="0.0002805450842">
                <text:p>0.0002805450842</text:p>
              </table:table-cell>
              <table:table-cell office:value-type="float" office:value="0.0003598146314">
                <text:p>0.0003598146314</text:p>
              </table:table-cell>
              <table:table-cell office:value-type="float" office:value="0.0003921586788">
                <text:p>0.0003921586788</text:p>
              </table:table-cell>
              <table:table-cell office:value-type="float" office:value="0.0004352351928">
                <text:p>0.0004352351928</text:p>
              </table:table-cell>
            </table:table-row>
            <table:table-row>
              <table:table-cell office:value-type="string">
                <text:p>Linha 2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MPIBcast-MIN'.J25:'MPIBcast-MIN'.M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6d6d" draw:fill-color="#ff6d6d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c9211e" draw:fill-color="#c9211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127622" draw:fill-color="#127622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8 Processos</text:p>
        </chart:title>
        <chart:subtitle svg:x="0cm" svg:y="0cm" chart:style-name="ch3">
          <text:p/>
        </chart:subtitle>
        <chart:legend chart:legend-position="end" svg:x="9.475cm" svg:y="5.124cm" style:legend-expansion="custom" svg:width="3.793cm" svg:height="2.682cm" style:legend-expansion-aspect-ratio="1.41424310216257" chart:style-name="ch4"/>
        <chart:plot-area chart:style-name="ch5" table:cell-range-address="'ProfBcast-MED'.B2:'ProfBcast-MED'.E3 'Compara Gráficos'.Z3:'Compara Gráficos'.Z6 'MPIBcast-MIN'.B17:'MPIBcast-MIN'.E17 'ProfBcast-MIN'.B17:'ProfBcast-MIN'.E17 'MPIBcast-MED'.B17:'MPIBcast-MED'.E17 'ProfBcast-MED'.B17:'ProfBcast-MED'.E17" chart:data-source-has-labels="both" svg:x="0.943cm" svg:y="0.729cm" svg:width="12.647cm" svg:height="8.571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6.296cm" svg:y="9.189cm" chart:style-name="ch7">
              <text:p>Experimento</text:p>
            </chart:title>
            <chart:categories table:cell-range-address="'ProfBcast-MED'.B2:'ProfBcast-MED'.E3"/>
          </chart:axis>
          <chart:axis chart:dimension="x" chart:name="secondary-x" chart:style-name="ch8"/>
          <chart:axis chart:dimension="y" chart:name="primary-y" chart:style-name="ch9">
            <chart:title svg:x="0.063cm" svg:y="6.831cm" chart:style-name="ch10">
              <text:p>Tempo (microsegundos)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'MPIBcast-MIN'.B17:'MPIBcast-MIN'.E17" chart:label-cell-address="'Compara Gráficos'.Z3:'Compara Gráficos'.Z3" chart:class="chart:line">
            <chart:data-point chart:repeated="4"/>
          </chart:series>
          <chart:series chart:attached-axis="primary-y" chart:style-name="ch13" chart:values-cell-range-address="'ProfBcast-MIN'.B17:'ProfBcast-MIN'.E17" chart:label-cell-address="'Compara Gráficos'.Z4:'Compara Gráficos'.Z4" chart:class="chart:line">
            <chart:data-point chart:repeated="4"/>
          </chart:series>
          <chart:series chart:attached-axis="primary-y" chart:style-name="ch14" chart:values-cell-range-address="'MPIBcast-MED'.B17:'MPIBcast-MED'.E17" chart:label-cell-address="'Compara Gráficos'.Z5:'Compara Gráficos'.Z5" chart:class="chart:line">
            <chart:data-point chart:repeated="4"/>
          </chart:series>
          <chart:series chart:attached-axis="primary-y" chart:style-name="ch15" chart:values-cell-range-address="'ProfBcast-MED'.B17:'ProfBcast-MED'.E17" chart:label-cell-address="'Compara Gráficos'.Z6:'Compara Gráficos'.Z6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ínimo MPI_Bcast</text:p>
                <draw:g>
                  <svg:desc>'Compara Gráficos'.Z3:'Compara Gráficos'.Z3</svg:desc>
                </draw:g>
              </table:table-cell>
              <table:table-cell office:value-type="string">
                <text:p>Mínimo sBBT_Bcast</text:p>
                <draw:g>
                  <svg:desc>'Compara Gráficos'.Z4:'Compara Gráficos'.Z4</svg:desc>
                </draw:g>
              </table:table-cell>
              <table:table-cell office:value-type="string">
                <text:p>Média MPI_Bcast</text:p>
                <draw:g>
                  <svg:desc>'Compara Gráficos'.Z5:'Compara Gráficos'.Z5</svg:desc>
                </draw:g>
              </table:table-cell>
              <table:table-cell office:value-type="string">
                <text:p>Média sBBT_Bcast</text:p>
                <draw:g>
                  <svg:desc>'Compara Gráficos'.Z6:'Compara Gráficos'.Z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ínimo MPI_Bcast</text:p>
                <text:list>
                  <text:list-item>
                    <text:p/>
                  </text:list-item>
                  <text:list-item>
                    <text:p>Mínimo MPI_Bcast</text:p>
                  </text:list-item>
                </text:list>
                <draw:g>
                  <svg:desc>'ProfBcast-MED'.B2:'ProfBcast-MED'.E3</svg:desc>
                </draw:g>
              </table:table-cell>
              <table:table-cell office:value-type="float" office:value="93.9073126">
                <text:p>93.9073126</text:p>
                <draw:g>
                  <svg:desc>'MPIBcast-MIN'.B17:'MPIBcast-MIN'.E17</svg:desc>
                </draw:g>
              </table:table-cell>
              <table:table-cell office:value-type="float" office:value="95.978969">
                <text:p>95.978969</text:p>
                <draw:g>
                  <svg:desc>'ProfBcast-MIN'.B17:'ProfBcast-MIN'.E17</svg:desc>
                </draw:g>
              </table:table-cell>
              <table:table-cell office:value-type="float" office:value="102.68533416">
                <text:p>102.68533416</text:p>
                <draw:g>
                  <svg:desc>'MPIBcast-MED'.B17:'MPIBcast-MED'.E17</svg:desc>
                </draw:g>
              </table:table-cell>
              <table:table-cell office:value-type="float" office:value="101.74024733">
                <text:p>101.74024733</text:p>
                <draw:g>
                  <svg:desc>'ProfBcast-MED'.B17:'ProfBcast-MED'.E17</svg:desc>
                </draw:g>
              </table:table-cell>
            </table:table-row>
            <table:table-row>
              <table:table-cell office:value-type="string">
                <text:p>Mínimo sBBT_Bcast</text:p>
                <text:list>
                  <text:list-item>
                    <text:p/>
                  </text:list-item>
                  <text:list-item>
                    <text:p>Mínimo sBBT_Bcast</text:p>
                  </text:list-item>
                </text:list>
              </table:table-cell>
              <table:table-cell office:value-type="float" office:value="119.8633098">
                <text:p>119.8633098</text:p>
              </table:table-cell>
              <table:table-cell office:value-type="float" office:value="97.32263">
                <text:p>97.32263</text:p>
              </table:table-cell>
              <table:table-cell office:value-type="float" office:value="129.2056653">
                <text:p>129.2056653</text:p>
              </table:table-cell>
              <table:table-cell office:value-type="float" office:value="104.9608946">
                <text:p>104.9608946</text:p>
              </table:table-cell>
            </table:table-row>
            <table:table-row>
              <table:table-cell office:value-type="string">
                <text:p>Média MPI_Bcast</text:p>
                <text:list>
                  <text:list-item>
                    <text:p/>
                  </text:list-item>
                  <text:list-item>
                    <text:p>Média MPI_Bcast</text:p>
                  </text:list-item>
                </text:list>
              </table:table-cell>
              <table:table-cell office:value-type="float" office:value="114.3027604">
                <text:p>114.3027604</text:p>
              </table:table-cell>
              <table:table-cell office:value-type="float" office:value="118.2697236">
                <text:p>118.2697236</text:p>
              </table:table-cell>
              <table:table-cell office:value-type="float" office:value="122.08327868">
                <text:p>122.08327868</text:p>
              </table:table-cell>
              <table:table-cell office:value-type="float" office:value="125.1527356">
                <text:p>125.1527356</text:p>
              </table:table-cell>
            </table:table-row>
            <table:table-row>
              <table:table-cell office:value-type="string">
                <text:p>Média sBBT_Bcast</text:p>
                <text:list>
                  <text:list-item>
                    <text:p/>
                  </text:list-item>
                  <text:list-item>
                    <text:p>Média sBBT_Bcast</text:p>
                  </text:list-item>
                </text:list>
              </table:table-cell>
              <table:table-cell office:value-type="float" office:value="174.2089744">
                <text:p>174.2089744</text:p>
              </table:table-cell>
              <table:table-cell office:value-type="float" office:value="158.6487144">
                <text:p>158.6487144</text:p>
              </table:table-cell>
              <table:table-cell office:value-type="float" office:value="181.55610224">
                <text:p>181.55610224</text:p>
              </table:table-cell>
              <table:table-cell office:value-type="float" office:value="170.20718112">
                <text:p>170.2071811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000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6d6d" draw:fill-color="#ff6d6d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c9211e" draw:fill-color="#c9211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127622" draw:fill-color="#127622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16 Processos</text:p>
        </chart:title>
        <chart:subtitle svg:x="0cm" svg:y="0cm" chart:style-name="ch3">
          <text:p/>
        </chart:subtitle>
        <chart:legend chart:legend-position="end" svg:x="9.407cm" svg:y="5.158cm" style:legend-expansion="custom" svg:width="3.793cm" svg:height="2.682cm" style:legend-expansion-aspect-ratio="1.41424310216257" chart:style-name="ch4"/>
        <chart:plot-area chart:style-name="ch5" table:cell-range-address="'ProfBcast-MED'.H2:'ProfBcast-MED'.K3 'Compara Gráficos'.Z3:'Compara Gráficos'.Z6 'MPIBcast-MIN'.H17:'MPIBcast-MIN'.K17 'ProfBcast-MIN'.H17:'ProfBcast-MIN'.K17 'MPIBcast-MED'.H17:'MPIBcast-MED'.K17 'ProfBcast-MED'.H17:'ProfBcast-MED'.K17" chart:data-source-has-labels="both" svg:x="0.943cm" svg:y="0.729cm" svg:width="12.647cm" svg:height="8.571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6.296cm" svg:y="9.189cm" chart:style-name="ch7">
              <text:p>Experimento</text:p>
            </chart:title>
            <chart:categories table:cell-range-address="'ProfBcast-MED'.H2:'ProfBcast-MED'.K3"/>
          </chart:axis>
          <chart:axis chart:dimension="x" chart:name="secondary-x" chart:style-name="ch8"/>
          <chart:axis chart:dimension="y" chart:name="primary-y" chart:style-name="ch9">
            <chart:title svg:x="0.063cm" svg:y="6.831cm" chart:style-name="ch10">
              <text:p>Tempo (microsegundos)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'MPIBcast-MIN'.H17:'MPIBcast-MIN'.K17" chart:label-cell-address="'Compara Gráficos'.Z3:'Compara Gráficos'.Z3" chart:class="chart:line">
            <chart:data-point chart:repeated="4"/>
          </chart:series>
          <chart:series chart:attached-axis="primary-y" chart:style-name="ch13" chart:values-cell-range-address="'ProfBcast-MIN'.H17:'ProfBcast-MIN'.K17" chart:label-cell-address="'Compara Gráficos'.Z4:'Compara Gráficos'.Z4" chart:class="chart:line">
            <chart:data-point chart:repeated="4"/>
          </chart:series>
          <chart:series chart:attached-axis="primary-y" chart:style-name="ch14" chart:values-cell-range-address="'MPIBcast-MED'.H17:'MPIBcast-MED'.K17" chart:label-cell-address="'Compara Gráficos'.Z5:'Compara Gráficos'.Z5" chart:class="chart:line">
            <chart:data-point chart:repeated="4"/>
          </chart:series>
          <chart:series chart:attached-axis="primary-y" chart:style-name="ch15" chart:values-cell-range-address="'ProfBcast-MED'.H17:'ProfBcast-MED'.K17" chart:label-cell-address="'Compara Gráficos'.Z6:'Compara Gráficos'.Z6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ínimo MPI_Bcast</text:p>
                <draw:g>
                  <svg:desc>'Compara Gráficos'.Z3:'Compara Gráficos'.Z3</svg:desc>
                </draw:g>
              </table:table-cell>
              <table:table-cell office:value-type="string">
                <text:p>Mínimo sBBT_Bcast</text:p>
                <draw:g>
                  <svg:desc>'Compara Gráficos'.Z4:'Compara Gráficos'.Z4</svg:desc>
                </draw:g>
              </table:table-cell>
              <table:table-cell office:value-type="string">
                <text:p>Média MPI_Bcast</text:p>
                <draw:g>
                  <svg:desc>'Compara Gráficos'.Z5:'Compara Gráficos'.Z5</svg:desc>
                </draw:g>
              </table:table-cell>
              <table:table-cell office:value-type="string">
                <text:p>Média sBBT_Bcast</text:p>
                <draw:g>
                  <svg:desc>'Compara Gráficos'.Z6:'Compara Gráficos'.Z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ínimo MPI_Bcast</text:p>
                <text:list>
                  <text:list-item>
                    <text:p/>
                  </text:list-item>
                  <text:list-item>
                    <text:p>Mínimo MPI_Bcast</text:p>
                  </text:list-item>
                </text:list>
                <draw:g>
                  <svg:desc>'ProfBcast-MED'.H2:'ProfBcast-MED'.K3</svg:desc>
                </draw:g>
              </table:table-cell>
              <table:table-cell office:value-type="float" office:value="138.5805517">
                <text:p>138.5805517</text:p>
                <draw:g>
                  <svg:desc>'MPIBcast-MIN'.H17:'MPIBcast-MIN'.K17</svg:desc>
                </draw:g>
              </table:table-cell>
              <table:table-cell office:value-type="float" office:value="96.3383652">
                <text:p>96.3383652</text:p>
                <draw:g>
                  <svg:desc>'ProfBcast-MIN'.H17:'ProfBcast-MIN'.K17</svg:desc>
                </draw:g>
              </table:table-cell>
              <table:table-cell office:value-type="float" office:value="151.27260758">
                <text:p>151.27260758</text:p>
                <draw:g>
                  <svg:desc>'MPIBcast-MED'.H17:'MPIBcast-MED'.K17</svg:desc>
                </draw:g>
              </table:table-cell>
              <table:table-cell office:value-type="float" office:value="107.49320335">
                <text:p>107.49320335</text:p>
                <draw:g>
                  <svg:desc>'ProfBcast-MED'.H17:'ProfBcast-MED'.K17</svg:desc>
                </draw:g>
              </table:table-cell>
            </table:table-row>
            <table:table-row>
              <table:table-cell office:value-type="string">
                <text:p>Mínimo sBBT_Bcast</text:p>
                <text:list>
                  <text:list-item>
                    <text:p/>
                  </text:list-item>
                  <text:list-item>
                    <text:p>Mínimo sBBT_Bcast</text:p>
                  </text:list-item>
                </text:list>
              </table:table-cell>
              <table:table-cell office:value-type="float" office:value="160.7517952">
                <text:p>160.7517952</text:p>
              </table:table-cell>
              <table:table-cell office:value-type="float" office:value="120.9461884">
                <text:p>120.9461884</text:p>
              </table:table-cell>
              <table:table-cell office:value-type="float" office:value="180.80324718">
                <text:p>180.80324718</text:p>
              </table:table-cell>
              <table:table-cell office:value-type="float" office:value="133.53241952">
                <text:p>133.53241952</text:p>
              </table:table-cell>
            </table:table-row>
            <table:table-row>
              <table:table-cell office:value-type="string">
                <text:p>Média MPI_Bcast</text:p>
                <text:list>
                  <text:list-item>
                    <text:p/>
                  </text:list-item>
                  <text:list-item>
                    <text:p>Média MPI_Bcast</text:p>
                  </text:list-item>
                </text:list>
              </table:table-cell>
              <table:table-cell office:value-type="float" office:value="146.3991884">
                <text:p>146.3991884</text:p>
              </table:table-cell>
              <table:table-cell office:value-type="float" office:value="146.961008">
                <text:p>146.961008</text:p>
              </table:table-cell>
              <table:table-cell office:value-type="float" office:value="153.86959176">
                <text:p>153.86959176</text:p>
              </table:table-cell>
              <table:table-cell office:value-type="float" office:value="166.31948688">
                <text:p>166.31948688</text:p>
              </table:table-cell>
            </table:table-row>
            <table:table-row>
              <table:table-cell office:value-type="string">
                <text:p>Média sBBT_Bcast</text:p>
                <text:list>
                  <text:list-item>
                    <text:p/>
                  </text:list-item>
                  <text:list-item>
                    <text:p>Média sBBT_Bcast</text:p>
                  </text:list-item>
                </text:list>
              </table:table-cell>
              <table:table-cell office:value-type="float" office:value="190.4963128">
                <text:p>190.4963128</text:p>
              </table:table-cell>
              <table:table-cell office:value-type="float" office:value="205.3556976">
                <text:p>205.3556976</text:p>
              </table:table-cell>
              <table:table-cell office:value-type="float" office:value="203.68429808">
                <text:p>203.68429808</text:p>
              </table:table-cell>
              <table:table-cell office:value-type="float" office:value="221.72164272">
                <text:p>221.7216427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6d6d" draw:fill-color="#ff6d6d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c9211e" draw:fill-color="#c9211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127622" draw:fill-color="#127622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32 Processos</text:p>
        </chart:title>
        <chart:subtitle svg:x="0cm" svg:y="0cm" chart:style-name="ch3">
          <text:p/>
        </chart:subtitle>
        <chart:legend chart:legend-position="end" svg:x="9.441cm" svg:y="5.158cm" style:legend-expansion="custom" svg:width="3.793cm" svg:height="2.682cm" style:legend-expansion-aspect-ratio="1.41424310216257" chart:style-name="ch4"/>
        <chart:plot-area chart:style-name="ch5" table:cell-range-address="'ProfBcast-MED'.N2:'ProfBcast-MED'.Q3 'Compara Gráficos'.Z3:'Compara Gráficos'.Z6 'MPIBcast-MIN'.N17:'MPIBcast-MIN'.Q17 'ProfBcast-MIN'.N17:'ProfBcast-MIN'.Q17 'MPIBcast-MED'.N17:'MPIBcast-MED'.Q17 'ProfBcast-MED'.N17:'ProfBcast-MED'.Q17" chart:data-source-has-labels="both" svg:x="0.943cm" svg:y="0.729cm" svg:width="12.647cm" svg:height="8.571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6.296cm" svg:y="9.189cm" chart:style-name="ch7">
              <text:p>Experimento</text:p>
            </chart:title>
            <chart:categories table:cell-range-address="'ProfBcast-MED'.N2:'ProfBcast-MED'.Q3"/>
          </chart:axis>
          <chart:axis chart:dimension="x" chart:name="secondary-x" chart:style-name="ch8"/>
          <chart:axis chart:dimension="y" chart:name="primary-y" chart:style-name="ch9">
            <chart:title svg:x="0.063cm" svg:y="6.831cm" chart:style-name="ch10">
              <text:p>Tempo (microsegundos)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'MPIBcast-MIN'.N17:'MPIBcast-MIN'.Q17" chart:label-cell-address="'Compara Gráficos'.Z3:'Compara Gráficos'.Z3" chart:class="chart:line">
            <chart:data-point chart:repeated="4"/>
          </chart:series>
          <chart:series chart:attached-axis="primary-y" chart:style-name="ch13" chart:values-cell-range-address="'ProfBcast-MIN'.N17:'ProfBcast-MIN'.Q17" chart:label-cell-address="'Compara Gráficos'.Z4:'Compara Gráficos'.Z4" chart:class="chart:line">
            <chart:data-point chart:repeated="4"/>
          </chart:series>
          <chart:series chart:attached-axis="primary-y" chart:style-name="ch14" chart:values-cell-range-address="'MPIBcast-MED'.N17:'MPIBcast-MED'.Q17" chart:label-cell-address="'Compara Gráficos'.Z5:'Compara Gráficos'.Z5" chart:class="chart:line">
            <chart:data-point chart:repeated="4"/>
          </chart:series>
          <chart:series chart:attached-axis="primary-y" chart:style-name="ch15" chart:values-cell-range-address="'ProfBcast-MED'.N17:'ProfBcast-MED'.Q17" chart:label-cell-address="'Compara Gráficos'.Z6:'Compara Gráficos'.Z6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ínimo MPI_Bcast</text:p>
                <draw:g>
                  <svg:desc>'Compara Gráficos'.Z3:'Compara Gráficos'.Z3</svg:desc>
                </draw:g>
              </table:table-cell>
              <table:table-cell office:value-type="string">
                <text:p>Mínimo sBBT_Bcast</text:p>
                <draw:g>
                  <svg:desc>'Compara Gráficos'.Z4:'Compara Gráficos'.Z4</svg:desc>
                </draw:g>
              </table:table-cell>
              <table:table-cell office:value-type="string">
                <text:p>Média MPI_Bcast</text:p>
                <draw:g>
                  <svg:desc>'Compara Gráficos'.Z5:'Compara Gráficos'.Z5</svg:desc>
                </draw:g>
              </table:table-cell>
              <table:table-cell office:value-type="string">
                <text:p>Média sBBT_Bcast</text:p>
                <draw:g>
                  <svg:desc>'Compara Gráficos'.Z6:'Compara Gráficos'.Z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ínimo MPI_Bcast</text:p>
                <text:list>
                  <text:list-item>
                    <text:p/>
                  </text:list-item>
                  <text:list-item>
                    <text:p>Mínimo MPI_Bcast</text:p>
                  </text:list-item>
                </text:list>
                <draw:g>
                  <svg:desc>'ProfBcast-MED'.N2:'ProfBcast-MED'.Q3</svg:desc>
                </draw:g>
              </table:table-cell>
              <table:table-cell office:value-type="float" office:value="116.4473165">
                <text:p>116.4473165</text:p>
                <draw:g>
                  <svg:desc>'MPIBcast-MIN'.N17:'MPIBcast-MIN'.Q17</svg:desc>
                </draw:g>
              </table:table-cell>
              <table:table-cell office:value-type="float" office:value="107.045131">
                <text:p>107.045131</text:p>
                <draw:g>
                  <svg:desc>'ProfBcast-MIN'.N17:'ProfBcast-MIN'.Q17</svg:desc>
                </draw:g>
              </table:table-cell>
              <table:table-cell office:value-type="float" office:value="124.99154823">
                <text:p>124.99154823</text:p>
                <draw:g>
                  <svg:desc>'MPIBcast-MED'.N17:'MPIBcast-MED'.Q17</svg:desc>
                </draw:g>
              </table:table-cell>
              <table:table-cell office:value-type="float" office:value="120.28955477">
                <text:p>120.28955477</text:p>
                <draw:g>
                  <svg:desc>'ProfBcast-MED'.N17:'ProfBcast-MED'.Q17</svg:desc>
                </draw:g>
              </table:table-cell>
            </table:table-row>
            <table:table-row>
              <table:table-cell office:value-type="string">
                <text:p>Mínimo sBBT_Bcast</text:p>
                <text:list>
                  <text:list-item>
                    <text:p/>
                  </text:list-item>
                  <text:list-item>
                    <text:p>Mínimo sBBT_Bcast</text:p>
                  </text:list-item>
                </text:list>
              </table:table-cell>
              <table:table-cell office:value-type="float" office:value="161.7023974">
                <text:p>161.7023974</text:p>
              </table:table-cell>
              <table:table-cell office:value-type="float" office:value="143.8150846">
                <text:p>143.8150846</text:p>
              </table:table-cell>
              <table:table-cell office:value-type="float" office:value="177.33075086">
                <text:p>177.33075086</text:p>
              </table:table-cell>
              <table:table-cell office:value-type="float" office:value="158.73145216">
                <text:p>158.73145216</text:p>
              </table:table-cell>
            </table:table-row>
            <table:table-row>
              <table:table-cell office:value-type="string">
                <text:p>Média MPI_Bcast</text:p>
                <text:list>
                  <text:list-item>
                    <text:p/>
                  </text:list-item>
                  <text:list-item>
                    <text:p>Média MPI_Bcast</text:p>
                  </text:list-item>
                </text:list>
              </table:table-cell>
              <table:table-cell office:value-type="float" office:value="209.960814">
                <text:p>209.960814</text:p>
              </table:table-cell>
              <table:table-cell office:value-type="float" office:value="216.899516">
                <text:p>216.899516</text:p>
              </table:table-cell>
              <table:table-cell office:value-type="float" office:value="244.33913228">
                <text:p>244.33913228</text:p>
              </table:table-cell>
              <table:table-cell office:value-type="float" office:value="233.97924836">
                <text:p>233.97924836</text:p>
              </table:table-cell>
            </table:table-row>
            <table:table-row>
              <table:table-cell office:value-type="string">
                <text:p>Média sBBT_Bcast</text:p>
                <text:list>
                  <text:list-item>
                    <text:p/>
                  </text:list-item>
                  <text:list-item>
                    <text:p>Média sBBT_Bcast</text:p>
                  </text:list-item>
                </text:list>
              </table:table-cell>
              <table:table-cell office:value-type="float" office:value="288.7375624">
                <text:p>288.7375624</text:p>
              </table:table-cell>
              <table:table-cell office:value-type="float" office:value="217.725488">
                <text:p>217.725488</text:p>
              </table:table-cell>
              <table:table-cell office:value-type="float" office:value="335.59060736">
                <text:p>335.59060736</text:p>
              </table:table-cell>
              <table:table-cell office:value-type="float" office:value="263.4205752">
                <text:p>263.420575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6d6d" draw:fill-color="#ff6d6d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c9211e" draw:fill-color="#c9211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127622" draw:fill-color="#127622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64 Processos</text:p>
        </chart:title>
        <chart:subtitle svg:x="0cm" svg:y="0cm" chart:style-name="ch3">
          <text:p/>
        </chart:subtitle>
        <chart:legend chart:legend-position="end" svg:x="6.199cm" svg:y="5.633cm" style:legend-expansion="custom" svg:width="3.769cm" svg:height="2.621cm" style:legend-expansion-aspect-ratio="1.43800076306753" chart:style-name="ch4"/>
        <chart:plot-area chart:style-name="ch5" table:cell-range-address="'ProfBcast-MED'.T2:'ProfBcast-MED'.W3 'Compara Gráficos'.Z3:'Compara Gráficos'.Z6 'MPIBcast-MIN'.T17:'MPIBcast-MIN'.W17 'ProfBcast-MIN'.T17:'ProfBcast-MIN'.W17 'MPIBcast-MED'.T17:'MPIBcast-MED'.W17 'ProfBcast-MED'.T17:'ProfBcast-MED'.W17" chart:data-source-has-labels="both" svg:x="0.943cm" svg:y="0.728cm" svg:width="12.647cm" svg:height="8.572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6.296cm" svg:y="9.189cm" chart:style-name="ch7">
              <text:p>Experimento</text:p>
            </chart:title>
            <chart:categories table:cell-range-address="'ProfBcast-MED'.T2:'ProfBcast-MED'.W3"/>
          </chart:axis>
          <chart:axis chart:dimension="x" chart:name="secondary-x" chart:style-name="ch8"/>
          <chart:axis chart:dimension="y" chart:name="primary-y" chart:style-name="ch9">
            <chart:title svg:x="0.063cm" svg:y="6.831cm" chart:style-name="ch10">
              <text:p>Tempo (microsegundos)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'MPIBcast-MIN'.T17:'MPIBcast-MIN'.W17" chart:label-cell-address="'Compara Gráficos'.Z3:'Compara Gráficos'.Z3" chart:class="chart:line">
            <chart:data-point chart:repeated="4"/>
          </chart:series>
          <chart:series chart:attached-axis="primary-y" chart:style-name="ch13" chart:values-cell-range-address="'ProfBcast-MIN'.T17:'ProfBcast-MIN'.W17" chart:label-cell-address="'Compara Gráficos'.Z4:'Compara Gráficos'.Z4" chart:class="chart:line">
            <chart:data-point chart:repeated="4"/>
          </chart:series>
          <chart:series chart:attached-axis="primary-y" chart:style-name="ch14" chart:values-cell-range-address="'MPIBcast-MED'.T17:'MPIBcast-MED'.W17" chart:label-cell-address="'Compara Gráficos'.Z5:'Compara Gráficos'.Z5" chart:class="chart:line">
            <chart:data-point chart:repeated="4"/>
          </chart:series>
          <chart:series chart:attached-axis="primary-y" chart:style-name="ch15" chart:values-cell-range-address="'ProfBcast-MED'.T17:'ProfBcast-MED'.W17" chart:label-cell-address="'Compara Gráficos'.Z6:'Compara Gráficos'.Z6" chart:class="chart:line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ínimo MPI_Bcast</text:p>
                <draw:g>
                  <svg:desc>'Compara Gráficos'.Z3:'Compara Gráficos'.Z3</svg:desc>
                </draw:g>
              </table:table-cell>
              <table:table-cell office:value-type="string">
                <text:p>Mínimo sBBT_Bcast</text:p>
                <draw:g>
                  <svg:desc>'Compara Gráficos'.Z4:'Compara Gráficos'.Z4</svg:desc>
                </draw:g>
              </table:table-cell>
              <table:table-cell office:value-type="string">
                <text:p>Média MPI_Bcast</text:p>
                <draw:g>
                  <svg:desc>'Compara Gráficos'.Z5:'Compara Gráficos'.Z5</svg:desc>
                </draw:g>
              </table:table-cell>
              <table:table-cell office:value-type="string">
                <text:p>Média sBBT_Bcast</text:p>
                <draw:g>
                  <svg:desc>'Compara Gráficos'.Z6:'Compara Gráficos'.Z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ínimo MPI_Bcast</text:p>
                <text:list>
                  <text:list-item>
                    <text:p/>
                  </text:list-item>
                  <text:list-item>
                    <text:p>Mínimo MPI_Bcast</text:p>
                  </text:list-item>
                </text:list>
                <draw:g>
                  <svg:desc>'ProfBcast-MED'.T2:'ProfBcast-MED'.W3</svg:desc>
                </draw:g>
              </table:table-cell>
              <table:table-cell office:value-type="float" office:value="280.5450842">
                <text:p>280.5450842</text:p>
                <draw:g>
                  <svg:desc>'MPIBcast-MIN'.T17:'MPIBcast-MIN'.W17</svg:desc>
                </draw:g>
              </table:table-cell>
              <table:table-cell office:value-type="float" office:value="83.5973461">
                <text:p>83.5973461</text:p>
                <draw:g>
                  <svg:desc>'ProfBcast-MIN'.T17:'ProfBcast-MIN'.W17</svg:desc>
                </draw:g>
              </table:table-cell>
              <table:table-cell office:value-type="float" office:value="297.73765765">
                <text:p>297.73765765</text:p>
                <draw:g>
                  <svg:desc>'MPIBcast-MED'.T17:'MPIBcast-MED'.W17</svg:desc>
                </draw:g>
              </table:table-cell>
              <table:table-cell office:value-type="float" office:value="92.56204992">
                <text:p>92.56204992</text:p>
                <draw:g>
                  <svg:desc>'ProfBcast-MED'.T17:'ProfBcast-MED'.W17</svg:desc>
                </draw:g>
              </table:table-cell>
            </table:table-row>
            <table:table-row>
              <table:table-cell office:value-type="string">
                <text:p>Mínimo sBBT_Bcast</text:p>
                <text:list>
                  <text:list-item>
                    <text:p/>
                  </text:list-item>
                  <text:list-item>
                    <text:p>Mínimo sBBT_Bcast</text:p>
                  </text:list-item>
                </text:list>
              </table:table-cell>
              <table:table-cell office:value-type="float" office:value="359.8146314">
                <text:p>359.8146314</text:p>
              </table:table-cell>
              <table:table-cell office:value-type="float" office:value="244.3042702">
                <text:p>244.3042702</text:p>
              </table:table-cell>
              <table:table-cell office:value-type="float" office:value="392.82689404">
                <text:p>392.82689404</text:p>
              </table:table-cell>
              <table:table-cell office:value-type="float" office:value="255.0447004">
                <text:p>255.0447004</text:p>
              </table:table-cell>
            </table:table-row>
            <table:table-row>
              <table:table-cell office:value-type="string">
                <text:p>Média MPI_Bcast</text:p>
                <text:list>
                  <text:list-item>
                    <text:p/>
                  </text:list-item>
                  <text:list-item>
                    <text:p>Média MPI_Bcast</text:p>
                  </text:list-item>
                </text:list>
              </table:table-cell>
              <table:table-cell office:value-type="float" office:value="392.1586788">
                <text:p>392.1586788</text:p>
              </table:table-cell>
              <table:table-cell office:value-type="float" office:value="280.6352336">
                <text:p>280.6352336</text:p>
              </table:table-cell>
              <table:table-cell office:value-type="float" office:value="430.09916288">
                <text:p>430.09916288</text:p>
              </table:table-cell>
              <table:table-cell office:value-type="float" office:value="319.51329668">
                <text:p>319.51329668</text:p>
              </table:table-cell>
            </table:table-row>
            <table:table-row>
              <table:table-cell office:value-type="string">
                <text:p>Média sBBT_Bcast</text:p>
                <text:list>
                  <text:list-item>
                    <text:p/>
                  </text:list-item>
                  <text:list-item>
                    <text:p>Média sBBT_Bcast</text:p>
                  </text:list-item>
                </text:list>
              </table:table-cell>
              <table:table-cell office:value-type="float" office:value="435.2351928">
                <text:p>435.2351928</text:p>
              </table:table-cell>
              <table:table-cell office:value-type="float" office:value="161.3356448">
                <text:p>161.3356448</text:p>
              </table:table-cell>
              <table:table-cell office:value-type="float" office:value="526.37884224">
                <text:p>526.37884224</text:p>
              </table:table-cell>
              <table:table-cell office:value-type="float" office:value="174.54009824">
                <text:p>174.5400982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graphic-properties draw:stroke="solid" draw:fill="solid" draw:fill-color="#ffffff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8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238cm" svg:height="9.749cm" xlink:href=".." xlink:type="simple" chart:class="chart:bar" chart:style-name="ch1">
        <chart:title svg:x="6.612cm" svg:y="1.393cm" chart:style-name="ch2">
          <text:p>8 Processos</text:p>
        </chart:title>
        <chart:subtitle svg:x="0cm" svg:y="0cm" chart:style-name="ch3">
          <text:p/>
        </chart:subtitle>
        <chart:legend chart:legend-position="end" svg:x="1.973cm" svg:y="1.035cm" style:legend-expansion="custom" svg:width="3.085cm" svg:height="2.682cm" style:legend-expansion-aspect-ratio="1.15026099925429" chart:style-name="ch4"/>
        <chart:plot-area chart:style-name="ch5" table:cell-range-address="'ProfBcast-MED'.B3:'ProfBcast-MED'.E3 'Compara Gráficos'.Z3:'Compara Gráficos'.Z6 'MPIBcast-MIN'.B17:'MPIBcast-MIN'.E17 'ProfBcast-MIN'.B17:'ProfBcast-MIN'.E17 'MPIBcast-MED'.B17:'MPIBcast-MED'.E17 'ProfBcast-MED'.B17:'ProfBcast-MED'.E17" chart:data-source-has-labels="both" svg:x="0.967cm" svg:y="0.729cm" svg:width="12.815cm" svg:height="8.173cm">
          <chart:coordinate-region svg:x="1.774cm" svg:y="0.928cm" svg:width="12.008cm" svg:height="7.327cm"/>
          <chart:axis chart:dimension="x" chart:name="primary-x" chart:style-name="ch6" chartooo:axis-type="auto">
            <chartooo:date-scale/>
            <chart:categories table:cell-range-address="'ProfBcast-MED'.B3:'ProfBcast-MED'.E3"/>
          </chart:axis>
          <chart:axis chart:dimension="x" chart:name="secondary-x" chart:style-name="ch7"/>
          <chart:axis chart:dimension="y" chart:name="primary-y" chart:style-name="ch8">
            <chart:title svg:x="0.083cm" svg:y="6.632cm" chart:style-name="ch9">
              <text:p>Tempo (micro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MPIBcast-MIN'.B17:'MPIBcast-MIN'.E17" chart:label-cell-address="'Compara Gráficos'.Z3:'Compara Gráficos'.Z3" chart:class="chart:bar">
            <chart:data-point chart:repeated="4"/>
          </chart:series>
          <chart:series chart:attached-axis="primary-y" chart:style-name="ch13" chart:values-cell-range-address="'ProfBcast-MIN'.B17:'ProfBcast-MIN'.E17" chart:label-cell-address="'Compara Gráficos'.Z4:'Compara Gráficos'.Z4" chart:class="chart:bar">
            <chart:data-point chart:repeated="4"/>
          </chart:series>
          <chart:series chart:attached-axis="primary-y" chart:style-name="ch14" chart:values-cell-range-address="'MPIBcast-MED'.B17:'MPIBcast-MED'.E17" chart:label-cell-address="'Compara Gráficos'.Z5:'Compara Gráficos'.Z5" chart:class="chart:bar">
            <chart:data-point chart:repeated="4"/>
          </chart:series>
          <chart:series chart:attached-axis="primary-y" chart:style-name="ch15" chart:values-cell-range-address="'ProfBcast-MED'.B17:'ProfBcast-MED'.E17" chart:label-cell-address="'Compara Gráficos'.Z6:'Compara Gráficos'.Z6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ProfBcast-MED'.B3:'ProfBcast-MED'.E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Mínimo MPI_Bcast</text:p>
                <draw:g>
                  <svg:desc>'Compara Gráficos'.Z3:'Compara Gráficos'.Z3</svg:desc>
                </draw:g>
              </table:table-cell>
              <table:table-cell office:value-type="float" office:value="93.9073126">
                <text:p>93.9073126</text:p>
                <draw:g>
                  <svg:desc>'MPIBcast-MIN'.B17:'MPIBcast-MIN'.E17</svg:desc>
                </draw:g>
              </table:table-cell>
              <table:table-cell office:value-type="float" office:value="119.8633098">
                <text:p>119.8633098</text:p>
              </table:table-cell>
              <table:table-cell office:value-type="float" office:value="114.3027604">
                <text:p>114.3027604</text:p>
              </table:table-cell>
              <table:table-cell office:value-type="float" office:value="174.2089744">
                <text:p>174.2089744</text:p>
              </table:table-cell>
            </table:table-row>
            <table:table-row>
              <table:table-cell office:value-type="string">
                <text:p>Mínimo sBBT_Bcast</text:p>
                <draw:g>
                  <svg:desc>'Compara Gráficos'.Z4:'Compara Gráficos'.Z4</svg:desc>
                </draw:g>
              </table:table-cell>
              <table:table-cell office:value-type="float" office:value="95.978969">
                <text:p>95.978969</text:p>
                <draw:g>
                  <svg:desc>'ProfBcast-MIN'.B17:'ProfBcast-MIN'.E17</svg:desc>
                </draw:g>
              </table:table-cell>
              <table:table-cell office:value-type="float" office:value="97.32263">
                <text:p>97.32263</text:p>
              </table:table-cell>
              <table:table-cell office:value-type="float" office:value="118.2697236">
                <text:p>118.2697236</text:p>
              </table:table-cell>
              <table:table-cell office:value-type="float" office:value="158.6487144">
                <text:p>158.6487144</text:p>
              </table:table-cell>
            </table:table-row>
            <table:table-row>
              <table:table-cell office:value-type="string">
                <text:p>Média MPI_Bcast</text:p>
                <draw:g>
                  <svg:desc>'Compara Gráficos'.Z5:'Compara Gráficos'.Z5</svg:desc>
                </draw:g>
              </table:table-cell>
              <table:table-cell office:value-type="float" office:value="102.68533416">
                <text:p>102.68533416</text:p>
                <draw:g>
                  <svg:desc>'MPIBcast-MED'.B17:'MPIBcast-MED'.E17</svg:desc>
                </draw:g>
              </table:table-cell>
              <table:table-cell office:value-type="float" office:value="129.2056653">
                <text:p>129.2056653</text:p>
              </table:table-cell>
              <table:table-cell office:value-type="float" office:value="122.08327868">
                <text:p>122.08327868</text:p>
              </table:table-cell>
              <table:table-cell office:value-type="float" office:value="181.55610224">
                <text:p>181.55610224</text:p>
              </table:table-cell>
            </table:table-row>
            <table:table-row>
              <table:table-cell office:value-type="string">
                <text:p>Média sBBT_Bcast</text:p>
                <draw:g>
                  <svg:desc>'Compara Gráficos'.Z6:'Compara Gráficos'.Z6</svg:desc>
                </draw:g>
              </table:table-cell>
              <table:table-cell office:value-type="float" office:value="101.74024733">
                <text:p>101.74024733</text:p>
                <draw:g>
                  <svg:desc>'ProfBcast-MED'.B17:'ProfBcast-MED'.E17</svg:desc>
                </draw:g>
              </table:table-cell>
              <table:table-cell office:value-type="float" office:value="104.9608946">
                <text:p>104.9608946</text:p>
              </table:table-cell>
              <table:table-cell office:value-type="float" office:value="125.1527356">
                <text:p>125.1527356</text:p>
              </table:table-cell>
              <table:table-cell office:value-type="float" office:value="170.20718112">
                <text:p>170.2071811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graphic-properties draw:stroke="solid" draw:fill="solid" draw:fill-color="#ffffff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8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00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.238cm" svg:height="9.749cm" xlink:href=".." xlink:type="simple" chart:class="chart:bar" chart:style-name="ch1">
        <chart:title svg:x="6.773cm" svg:y="1.425cm" chart:style-name="ch2">
          <text:p>16 Processos</text:p>
        </chart:title>
        <chart:subtitle svg:x="0cm" svg:y="0cm" chart:style-name="ch3">
          <text:p/>
        </chart:subtitle>
        <chart:legend chart:legend-position="end" svg:x="1.878cm" svg:y="0.909cm" style:legend-expansion="custom" svg:width="3.019cm" svg:height="2.682cm" style:legend-expansion-aspect-ratio="1.12565249813572" chart:style-name="ch4"/>
        <chart:plot-area chart:style-name="ch5" table:cell-range-address="'ProfBcast-MED'.H3:'ProfBcast-MED'.K3 'Compara Gráficos'.Z3:'Compara Gráficos'.Z6 'MPIBcast-MIN'.H17:'MPIBcast-MIN'.K17 'ProfBcast-MIN'.H17:'ProfBcast-MIN'.K17 'MPIBcast-MED'.H17:'MPIBcast-MED'.K17 'ProfBcast-MED'.H17:'ProfBcast-MED'.K17" chart:data-source-has-labels="both" svg:x="0.967cm" svg:y="0.729cm" svg:width="12.815cm" svg:height="8.173cm">
          <chart:coordinate-region svg:x="1.774cm" svg:y="0.928cm" svg:width="12.008cm" svg:height="7.327cm"/>
          <chart:axis chart:dimension="x" chart:name="primary-x" chart:style-name="ch6" chartooo:axis-type="auto">
            <chartooo:date-scale/>
            <chart:categories table:cell-range-address="'ProfBcast-MED'.H3:'ProfBcast-MED'.K3"/>
          </chart:axis>
          <chart:axis chart:dimension="x" chart:name="secondary-x" chart:style-name="ch7"/>
          <chart:axis chart:dimension="y" chart:name="primary-y" chart:style-name="ch8">
            <chart:title svg:x="0.083cm" svg:y="6.632cm" chart:style-name="ch9">
              <text:p>Tempo (micro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MPIBcast-MIN'.H17:'MPIBcast-MIN'.K17" chart:label-cell-address="'Compara Gráficos'.Z3:'Compara Gráficos'.Z3" chart:class="chart:bar">
            <chart:data-point chart:repeated="4"/>
          </chart:series>
          <chart:series chart:attached-axis="primary-y" chart:style-name="ch13" chart:values-cell-range-address="'ProfBcast-MIN'.H17:'ProfBcast-MIN'.K17" chart:label-cell-address="'Compara Gráficos'.Z4:'Compara Gráficos'.Z4" chart:class="chart:bar">
            <chart:data-point chart:repeated="4"/>
          </chart:series>
          <chart:series chart:attached-axis="primary-y" chart:style-name="ch14" chart:values-cell-range-address="'MPIBcast-MED'.H17:'MPIBcast-MED'.K17" chart:label-cell-address="'Compara Gráficos'.Z5:'Compara Gráficos'.Z5" chart:class="chart:bar">
            <chart:data-point chart:repeated="4"/>
          </chart:series>
          <chart:series chart:attached-axis="primary-y" chart:style-name="ch15" chart:values-cell-range-address="'ProfBcast-MED'.H17:'ProfBcast-MED'.K17" chart:label-cell-address="'Compara Gráficos'.Z6:'Compara Gráficos'.Z6" chart:class="chart:bar">
            <chart:data-point chart:repeated="4"/>
          </chart:series>
          <chart:wall chart:style-name="ch16"/>
          <chart:floor chart:style-name="ch17"/>
        </chart:plot-area>
        <draw:frame draw:style-name="gr1" draw:text-style-name="P1" svg:width="0.1cm" svg:height="0.1cm" svg:x="0cm" svg:y="0cm">
          <draw:image xlink:href="Pictures/2000008A00000C1000000A7D199EC66980D53845.svm" xlink:type="simple" xlink:show="embed" xlink:actuate="onLoad" draw:mime-type="image/x-svm">
            <text:p/>
          </draw:image>
          <draw:image xlink:href="Pictures/100000010000007600000066CD03CAC22A7B937C.png" xlink:type="simple" xlink:show="embed" xlink:actuate="onLoad" draw:mime-type="image/png"/>
        </draw:frame>
        <draw:frame draw:style-name="gr1" draw:text-style-name="P1" svg:width="0.1cm" svg:height="0.1cm" svg:x="0cm" svg:y="0cm">
          <draw:image xlink:href="Pictures/2000008A00000C1000000A7D199EC66980D53845.svm" xlink:type="simple" xlink:show="embed" xlink:actuate="onLoad" draw:mime-type="image/x-svm">
            <text:p/>
          </draw:image>
          <draw:image xlink:href="Pictures/100000010000007600000066CD03CAC22A7B937C.png" xlink:type="simple" xlink:show="embed" xlink:actuate="onLoad" draw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  <draw:g>
                  <svg:desc>'ProfBcast-MED'.H3:'ProfBcast-MED'.K3</svg:desc>
                </draw:g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Mínimo MPI_Bcast</text:p>
                <draw:g>
                  <svg:desc>'Compara Gráficos'.Z3:'Compara Gráficos'.Z3</svg:desc>
                </draw:g>
              </table:table-cell>
              <table:table-cell office:value-type="float" office:value="138.5805517">
                <text:p>138.5805517</text:p>
                <draw:g>
                  <svg:desc>'MPIBcast-MIN'.H17:'MPIBcast-MIN'.K17</svg:desc>
                </draw:g>
              </table:table-cell>
              <table:table-cell office:value-type="float" office:value="160.7517952">
                <text:p>160.7517952</text:p>
              </table:table-cell>
              <table:table-cell office:value-type="float" office:value="146.3991884">
                <text:p>146.3991884</text:p>
              </table:table-cell>
              <table:table-cell office:value-type="float" office:value="190.4963128">
                <text:p>190.4963128</text:p>
              </table:table-cell>
            </table:table-row>
            <table:table-row>
              <table:table-cell office:value-type="string">
                <text:p>Mínimo sBBT_Bcast</text:p>
                <draw:g>
                  <svg:desc>'Compara Gráficos'.Z4:'Compara Gráficos'.Z4</svg:desc>
                </draw:g>
              </table:table-cell>
              <table:table-cell office:value-type="float" office:value="96.3383652">
                <text:p>96.3383652</text:p>
                <draw:g>
                  <svg:desc>'ProfBcast-MIN'.H17:'ProfBcast-MIN'.K17</svg:desc>
                </draw:g>
              </table:table-cell>
              <table:table-cell office:value-type="float" office:value="120.9461884">
                <text:p>120.9461884</text:p>
              </table:table-cell>
              <table:table-cell office:value-type="float" office:value="146.961008">
                <text:p>146.961008</text:p>
              </table:table-cell>
              <table:table-cell office:value-type="float" office:value="205.3556976">
                <text:p>205.3556976</text:p>
              </table:table-cell>
            </table:table-row>
            <table:table-row>
              <table:table-cell office:value-type="string">
                <text:p>Média MPI_Bcast</text:p>
                <draw:g>
                  <svg:desc>'Compara Gráficos'.Z5:'Compara Gráficos'.Z5</svg:desc>
                </draw:g>
              </table:table-cell>
              <table:table-cell office:value-type="float" office:value="151.27260758">
                <text:p>151.27260758</text:p>
                <draw:g>
                  <svg:desc>'MPIBcast-MED'.H17:'MPIBcast-MED'.K17</svg:desc>
                </draw:g>
              </table:table-cell>
              <table:table-cell office:value-type="float" office:value="180.80324718">
                <text:p>180.80324718</text:p>
              </table:table-cell>
              <table:table-cell office:value-type="float" office:value="153.86959176">
                <text:p>153.86959176</text:p>
              </table:table-cell>
              <table:table-cell office:value-type="float" office:value="203.68429808">
                <text:p>203.68429808</text:p>
              </table:table-cell>
            </table:table-row>
            <table:table-row>
              <table:table-cell office:value-type="string">
                <text:p>Média sBBT_Bcast</text:p>
                <draw:g>
                  <svg:desc>'Compara Gráficos'.Z6:'Compara Gráficos'.Z6</svg:desc>
                </draw:g>
              </table:table-cell>
              <table:table-cell office:value-type="float" office:value="107.49320335">
                <text:p>107.49320335</text:p>
                <draw:g>
                  <svg:desc>'ProfBcast-MED'.H17:'ProfBcast-MED'.K17</svg:desc>
                </draw:g>
              </table:table-cell>
              <table:table-cell office:value-type="float" office:value="133.53241952">
                <text:p>133.53241952</text:p>
              </table:table-cell>
              <table:table-cell office:value-type="float" office:value="166.31948688">
                <text:p>166.31948688</text:p>
              </table:table-cell>
              <table:table-cell office:value-type="float" office:value="221.72164272">
                <text:p>221.72164272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graphic-properties draw:stroke="solid" draw:fill="solid" draw:fill-color="#ffffff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8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237cm" svg:height="9.749cm" xlink:href=".." xlink:type="simple" chart:class="chart:bar" chart:style-name="ch1">
        <chart:title svg:x="6.998cm" svg:y="1.586cm" chart:style-name="ch2">
          <text:p>32 Processos</text:p>
        </chart:title>
        <chart:subtitle svg:x="0cm" svg:y="0cm" chart:style-name="ch3">
          <text:p/>
        </chart:subtitle>
        <chart:legend chart:legend-position="end" svg:x="2.132cm" svg:y="1.384cm" style:legend-expansion="custom" svg:width="3.023cm" svg:height="2.682cm" style:legend-expansion-aspect-ratio="1.12714392244594" chart:style-name="ch4"/>
        <chart:plot-area chart:style-name="ch5" table:cell-range-address="'ProfBcast-MED'.N3:'ProfBcast-MED'.Q3 'Compara Gráficos'.Z3:'Compara Gráficos'.Z6 'MPIBcast-MIN'.N17:'MPIBcast-MIN'.Q17 'ProfBcast-MIN'.N17:'ProfBcast-MIN'.Q17 'MPIBcast-MED'.N17:'MPIBcast-MED'.Q17 'ProfBcast-MED'.N17:'ProfBcast-MED'.Q17" chart:data-source-has-labels="both" svg:x="0.967cm" svg:y="0.729cm" svg:width="12.814cm" svg:height="8.173cm">
          <chart:coordinate-region svg:x="1.774cm" svg:y="0.928cm" svg:width="12.007cm" svg:height="7.327cm"/>
          <chart:axis chart:dimension="x" chart:name="primary-x" chart:style-name="ch6" chartooo:axis-type="auto">
            <chartooo:date-scale/>
            <chart:categories table:cell-range-address="'ProfBcast-MED'.N3:'ProfBcast-MED'.Q3"/>
          </chart:axis>
          <chart:axis chart:dimension="x" chart:name="secondary-x" chart:style-name="ch7"/>
          <chart:axis chart:dimension="y" chart:name="primary-y" chart:style-name="ch8">
            <chart:title svg:x="0.083cm" svg:y="6.632cm" chart:style-name="ch9">
              <text:p>Tempo (micro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MPIBcast-MIN'.N17:'MPIBcast-MIN'.Q17" chart:label-cell-address="'Compara Gráficos'.Z3:'Compara Gráficos'.Z3" chart:class="chart:bar">
            <chart:data-point chart:repeated="4"/>
          </chart:series>
          <chart:series chart:attached-axis="primary-y" chart:style-name="ch13" chart:values-cell-range-address="'ProfBcast-MIN'.N17:'ProfBcast-MIN'.Q17" chart:label-cell-address="'Compara Gráficos'.Z4:'Compara Gráficos'.Z4" chart:class="chart:bar">
            <chart:data-point chart:repeated="4"/>
          </chart:series>
          <chart:series chart:attached-axis="primary-y" chart:style-name="ch14" chart:values-cell-range-address="'MPIBcast-MED'.N17:'MPIBcast-MED'.Q17" chart:label-cell-address="'Compara Gráficos'.Z5:'Compara Gráficos'.Z5" chart:class="chart:bar">
            <chart:data-point chart:repeated="4"/>
          </chart:series>
          <chart:series chart:attached-axis="primary-y" chart:style-name="ch15" chart:values-cell-range-address="'ProfBcast-MED'.N17:'ProfBcast-MED'.Q17" chart:label-cell-address="'Compara Gráficos'.Z6:'Compara Gráficos'.Z6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  <draw:g>
                  <svg:desc>'ProfBcast-MED'.N3:'ProfBcast-MED'.Q3</svg:desc>
                </draw:g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Mínimo MPI_Bcast</text:p>
                <draw:g>
                  <svg:desc>'Compara Gráficos'.Z3:'Compara Gráficos'.Z3</svg:desc>
                </draw:g>
              </table:table-cell>
              <table:table-cell office:value-type="float" office:value="116.4473165">
                <text:p>116.4473165</text:p>
                <draw:g>
                  <svg:desc>'MPIBcast-MIN'.N17:'MPIBcast-MIN'.Q17</svg:desc>
                </draw:g>
              </table:table-cell>
              <table:table-cell office:value-type="float" office:value="161.7023974">
                <text:p>161.7023974</text:p>
              </table:table-cell>
              <table:table-cell office:value-type="float" office:value="209.960814">
                <text:p>209.960814</text:p>
              </table:table-cell>
              <table:table-cell office:value-type="float" office:value="288.7375624">
                <text:p>288.7375624</text:p>
              </table:table-cell>
            </table:table-row>
            <table:table-row>
              <table:table-cell office:value-type="string">
                <text:p>Mínimo sBBT_Bcast</text:p>
                <draw:g>
                  <svg:desc>'Compara Gráficos'.Z4:'Compara Gráficos'.Z4</svg:desc>
                </draw:g>
              </table:table-cell>
              <table:table-cell office:value-type="float" office:value="107.045131">
                <text:p>107.045131</text:p>
                <draw:g>
                  <svg:desc>'ProfBcast-MIN'.N17:'ProfBcast-MIN'.Q17</svg:desc>
                </draw:g>
              </table:table-cell>
              <table:table-cell office:value-type="float" office:value="143.8150846">
                <text:p>143.8150846</text:p>
              </table:table-cell>
              <table:table-cell office:value-type="float" office:value="216.899516">
                <text:p>216.899516</text:p>
              </table:table-cell>
              <table:table-cell office:value-type="float" office:value="217.725488">
                <text:p>217.725488</text:p>
              </table:table-cell>
            </table:table-row>
            <table:table-row>
              <table:table-cell office:value-type="string">
                <text:p>Média MPI_Bcast</text:p>
                <draw:g>
                  <svg:desc>'Compara Gráficos'.Z5:'Compara Gráficos'.Z5</svg:desc>
                </draw:g>
              </table:table-cell>
              <table:table-cell office:value-type="float" office:value="124.99154823">
                <text:p>124.99154823</text:p>
                <draw:g>
                  <svg:desc>'MPIBcast-MED'.N17:'MPIBcast-MED'.Q17</svg:desc>
                </draw:g>
              </table:table-cell>
              <table:table-cell office:value-type="float" office:value="177.33075086">
                <text:p>177.33075086</text:p>
              </table:table-cell>
              <table:table-cell office:value-type="float" office:value="244.33913228">
                <text:p>244.33913228</text:p>
              </table:table-cell>
              <table:table-cell office:value-type="float" office:value="335.59060736">
                <text:p>335.59060736</text:p>
              </table:table-cell>
            </table:table-row>
            <table:table-row>
              <table:table-cell office:value-type="string">
                <text:p>Média sBBT_Bcast</text:p>
                <draw:g>
                  <svg:desc>'Compara Gráficos'.Z6:'Compara Gráficos'.Z6</svg:desc>
                </draw:g>
              </table:table-cell>
              <table:table-cell office:value-type="float" office:value="120.28955477">
                <text:p>120.28955477</text:p>
                <draw:g>
                  <svg:desc>'ProfBcast-MED'.N17:'ProfBcast-MED'.Q17</svg:desc>
                </draw:g>
              </table:table-cell>
              <table:table-cell office:value-type="float" office:value="158.73145216">
                <text:p>158.73145216</text:p>
              </table:table-cell>
              <table:table-cell office:value-type="float" office:value="233.97924836">
                <text:p>233.97924836</text:p>
              </table:table-cell>
              <table:table-cell office:value-type="float" office:value="263.4205752">
                <text:p>263.4205752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graphic-properties draw:stroke="solid" draw:fill="solid" draw:fill-color="#ffffff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8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6d6d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c9211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81d41a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127622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238cm" svg:height="9.749cm" xlink:href=".." xlink:type="simple" chart:class="chart:bar" chart:style-name="ch1">
        <chart:title svg:x="7.16cm" svg:y="1.587cm" chart:style-name="ch2">
          <text:p>64 Processos</text:p>
        </chart:title>
        <chart:subtitle svg:x="0cm" svg:y="0cm" chart:style-name="ch3">
          <text:p/>
        </chart:subtitle>
        <chart:legend chart:legend-position="end" svg:x="1.963cm" svg:y="1.05cm" style:legend-expansion="custom" svg:width="3.095cm" svg:height="2.621cm" style:legend-expansion-aspect-ratio="1.18084700495994" chart:style-name="ch4"/>
        <chart:plot-area chart:style-name="ch5" table:cell-range-address="'ProfBcast-MED'.T3:'ProfBcast-MED'.W3 'Compara Gráficos'.Z3:'Compara Gráficos'.Z6 'MPIBcast-MIN'.T17:'MPIBcast-MIN'.W17 'ProfBcast-MIN'.T17:'ProfBcast-MIN'.W17 'MPIBcast-MED'.T17:'MPIBcast-MED'.W17 'ProfBcast-MED'.T17:'ProfBcast-MED'.W17" chart:data-source-has-labels="both" svg:x="0.967cm" svg:y="0.728cm" svg:width="12.815cm" svg:height="8.174cm">
          <chart:coordinate-region svg:x="1.774cm" svg:y="0.928cm" svg:width="12.008cm" svg:height="7.327cm"/>
          <chart:axis chart:dimension="x" chart:name="primary-x" chart:style-name="ch6" chartooo:axis-type="auto">
            <chartooo:date-scale/>
            <chart:categories table:cell-range-address="'ProfBcast-MED'.T3:'ProfBcast-MED'.W3"/>
          </chart:axis>
          <chart:axis chart:dimension="x" chart:name="secondary-x" chart:style-name="ch7"/>
          <chart:axis chart:dimension="y" chart:name="primary-y" chart:style-name="ch8">
            <chart:title svg:x="0.083cm" svg:y="6.632cm" chart:style-name="ch9">
              <text:p>Tempo (micro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MPIBcast-MIN'.T17:'MPIBcast-MIN'.W17" chart:label-cell-address="'Compara Gráficos'.Z3:'Compara Gráficos'.Z3" chart:class="chart:bar">
            <chart:data-point chart:repeated="4"/>
          </chart:series>
          <chart:series chart:attached-axis="primary-y" chart:style-name="ch13" chart:values-cell-range-address="'ProfBcast-MIN'.T17:'ProfBcast-MIN'.W17" chart:label-cell-address="'Compara Gráficos'.Z4:'Compara Gráficos'.Z4" chart:class="chart:bar">
            <chart:data-point chart:repeated="4"/>
          </chart:series>
          <chart:series chart:attached-axis="primary-y" chart:style-name="ch14" chart:values-cell-range-address="'MPIBcast-MED'.T17:'MPIBcast-MED'.W17" chart:label-cell-address="'Compara Gráficos'.Z5:'Compara Gráficos'.Z5" chart:class="chart:bar">
            <chart:data-point chart:repeated="4"/>
          </chart:series>
          <chart:series chart:attached-axis="primary-y" chart:style-name="ch15" chart:values-cell-range-address="'ProfBcast-MED'.T17:'ProfBcast-MED'.W17" chart:label-cell-address="'Compara Gráficos'.Z6:'Compara Gráficos'.Z6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8">
                <text:p>8</text:p>
                <draw:g>
                  <svg:desc>'ProfBcast-MED'.T3:'ProfBcast-MED'.W3</svg:desc>
                </draw:g>
              </table:table-cell>
              <table:table-cell office:value-type="string">
                <text:p>1K</text:p>
              </table:table-cell>
              <table:table-cell office:value-type="string">
                <text:p>4K</text:p>
              </table:table-cell>
              <table:table-cell office:value-type="string">
                <text:p>16K</text:p>
              </table:table-cell>
            </table:table-row>
          </table:table-header-rows>
          <table:table-rows>
            <table:table-row>
              <table:table-cell office:value-type="string">
                <text:p>Mínimo MPI_Bcast</text:p>
                <draw:g>
                  <svg:desc>'Compara Gráficos'.Z3:'Compara Gráficos'.Z3</svg:desc>
                </draw:g>
              </table:table-cell>
              <table:table-cell office:value-type="float" office:value="280.5450842">
                <text:p>280.5450842</text:p>
                <draw:g>
                  <svg:desc>'MPIBcast-MIN'.T17:'MPIBcast-MIN'.W17</svg:desc>
                </draw:g>
              </table:table-cell>
              <table:table-cell office:value-type="float" office:value="359.8146314">
                <text:p>359.8146314</text:p>
              </table:table-cell>
              <table:table-cell office:value-type="float" office:value="392.1586788">
                <text:p>392.1586788</text:p>
              </table:table-cell>
              <table:table-cell office:value-type="float" office:value="435.2351928">
                <text:p>435.2351928</text:p>
              </table:table-cell>
            </table:table-row>
            <table:table-row>
              <table:table-cell office:value-type="string">
                <text:p>Mínimo sBBT_Bcast</text:p>
                <draw:g>
                  <svg:desc>'Compara Gráficos'.Z4:'Compara Gráficos'.Z4</svg:desc>
                </draw:g>
              </table:table-cell>
              <table:table-cell office:value-type="float" office:value="83.5973461">
                <text:p>83.5973461</text:p>
                <draw:g>
                  <svg:desc>'ProfBcast-MIN'.T17:'ProfBcast-MIN'.W17</svg:desc>
                </draw:g>
              </table:table-cell>
              <table:table-cell office:value-type="float" office:value="244.3042702">
                <text:p>244.3042702</text:p>
              </table:table-cell>
              <table:table-cell office:value-type="float" office:value="280.6352336">
                <text:p>280.6352336</text:p>
              </table:table-cell>
              <table:table-cell office:value-type="float" office:value="161.3356448">
                <text:p>161.3356448</text:p>
              </table:table-cell>
            </table:table-row>
            <table:table-row>
              <table:table-cell office:value-type="string">
                <text:p>Média MPI_Bcast</text:p>
                <draw:g>
                  <svg:desc>'Compara Gráficos'.Z5:'Compara Gráficos'.Z5</svg:desc>
                </draw:g>
              </table:table-cell>
              <table:table-cell office:value-type="float" office:value="297.73765765">
                <text:p>297.73765765</text:p>
                <draw:g>
                  <svg:desc>'MPIBcast-MED'.T17:'MPIBcast-MED'.W17</svg:desc>
                </draw:g>
              </table:table-cell>
              <table:table-cell office:value-type="float" office:value="392.82689404">
                <text:p>392.82689404</text:p>
              </table:table-cell>
              <table:table-cell office:value-type="float" office:value="430.09916288">
                <text:p>430.09916288</text:p>
              </table:table-cell>
              <table:table-cell office:value-type="float" office:value="526.37884224">
                <text:p>526.37884224</text:p>
              </table:table-cell>
            </table:table-row>
            <table:table-row>
              <table:table-cell office:value-type="string">
                <text:p>Média sBBT_Bcast</text:p>
                <draw:g>
                  <svg:desc>'Compara Gráficos'.Z6:'Compara Gráficos'.Z6</svg:desc>
                </draw:g>
              </table:table-cell>
              <table:table-cell office:value-type="float" office:value="92.56204992">
                <text:p>92.56204992</text:p>
                <draw:g>
                  <svg:desc>'ProfBcast-MED'.T17:'ProfBcast-MED'.W17</svg:desc>
                </draw:g>
              </table:table-cell>
              <table:table-cell office:value-type="float" office:value="255.0447004">
                <text:p>255.0447004</text:p>
              </table:table-cell>
              <table:table-cell office:value-type="float" office:value="319.51329668">
                <text:p>319.51329668</text:p>
              </table:table-cell>
              <table:table-cell office:value-type="float" office:value="174.54009824">
                <text:p>174.54009824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069a2e" dr3d:edge-rounding="5%"/>
      <style:text-properties fo:font-size="10pt" style:font-size-asian="10pt" style:font-size-complex="10pt"/>
    </style:style>
    <style:style style:name="ch14" style:family="chart">
      <style:chart-properties chart:solid-type="cuboid" chart:symbol-type="named-symbol" chart:symbol-name="arrow-up" chart:symbol-width="0.25cm" chart:symbol-height="0.25cm"/>
    </style:style>
    <style:style style:name="ch15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780373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238cm" svg:height="9.749cm" xlink:href=".." xlink:type="simple" chart:class="chart:bar" chart:style-name="ch1">
        <chart:title svg:x="2.939cm" svg:y="0.106cm" chart:style-name="ch2">
          <text:p>8 Processos</text:p>
        </chart:title>
        <chart:subtitle svg:x="0cm" svg:y="0cm" chart:style-name="ch3">
          <text:p/>
        </chart:subtitle>
        <chart:legend chart:legend-position="end" svg:x="1.973cm" svg:y="1.035cm" style:legend-expansion="custom" svg:width="2.902cm" svg:height="2.682cm" style:legend-expansion-aspect-ratio="1.08202833706189" chart:style-name="ch4"/>
        <chart:plot-area chart:style-name="ch5" table:cell-range-address="'ProfBcast-MED'.B2:'ProfBcast-MED'.E3 'Compara Gráficos'.Z5:'Compara Gráficos'.Z6 'MPIBcast-MED'.B17:'MPIBcast-MED'.E17 'ProfBcast-MED'.B17:'ProfBcast-MED'.E17" chart:data-source-has-labels="both" svg:x="0.967cm" svg:y="0.729cm" svg:width="12.815cm" svg:height="8.571cm">
          <chart:coordinate-region svg:x="1.774cm" svg:y="0.928cm" svg:width="12.008cm" svg:height="7.327cm"/>
          <chart:axis chart:dimension="x" chart:name="primary-x" chart:style-name="ch6" chartooo:axis-type="auto">
            <chartooo:date-scale/>
            <chart:title svg:x="6.404cm" svg:y="9.189cm" chart:style-name="ch7">
              <text:p>Experimento</text:p>
            </chart:title>
            <chart:categories table:cell-range-address="'ProfBcast-MED'.B2:'ProfBcast-MED'.E3"/>
          </chart:axis>
          <chart:axis chart:dimension="x" chart:name="secondary-x" chart:style-name="ch8"/>
          <chart:axis chart:dimension="y" chart:name="primary-y" chart:style-name="ch9">
            <chart:title svg:x="0.083cm" svg:y="6.831cm" chart:style-name="ch10">
              <text:p>Tempo (microsegundos)</text:p>
            </chart:title>
            <chart:grid chart:style-name="ch11" chart:class="major"/>
          </chart:axis>
          <chart:axis chart:dimension="y" chart:name="secondary-y" chart:style-name="ch12"/>
          <chart:series chart:attached-axis="primary-y" chart:style-name="ch13" chart:values-cell-range-address="'MPIBcast-MED'.B17:'MPIBcast-MED'.E17" chart:label-cell-address="'Compara Gráficos'.Z5:'Compara Gráficos'.Z5" chart:class="chart:bar">
            <chart:data-point chart:repeated="2"/>
            <chart:data-point chart:style-name="ch14"/>
            <chart:data-point/>
          </chart:series>
          <chart:series chart:attached-axis="primary-y" chart:style-name="ch15" chart:values-cell-range-address="'ProfBcast-MED'.B17:'ProfBcast-MED'.E17" chart:label-cell-address="'Compara Gráficos'.Z6:'Compara Gráficos'.Z6" chart:class="chart:bar">
            <chart:data-point chart:repeated="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MPI_Bcast</text:p>
                <draw:g>
                  <svg:desc>'Compara Gráficos'.Z5:'Compara Gráficos'.Z5</svg:desc>
                </draw:g>
              </table:table-cell>
              <table:table-cell office:value-type="string">
                <text:p>Média sBBT_Bcast</text:p>
                <draw:g>
                  <svg:desc>'Compara Gráficos'.Z6:'Compara Gráficos'.Z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édia MPI_Bcast</text:p>
                <text:list>
                  <text:list-item>
                    <text:p/>
                  </text:list-item>
                  <text:list-item>
                    <text:p>Média MPI_Bcast</text:p>
                  </text:list-item>
                </text:list>
                <draw:g>
                  <svg:desc>'ProfBcast-MED'.B2:'ProfBcast-MED'.E3</svg:desc>
                </draw:g>
              </table:table-cell>
              <table:table-cell office:value-type="float" office:value="102.68533416">
                <text:p>102.68533416</text:p>
                <draw:g>
                  <svg:desc>'MPIBcast-MED'.B17:'MPIBcast-MED'.E17</svg:desc>
                </draw:g>
              </table:table-cell>
              <table:table-cell office:value-type="float" office:value="101.74024733">
                <text:p>101.74024733</text:p>
                <draw:g>
                  <svg:desc>'ProfBcast-MED'.B17:'ProfBcast-MED'.E17</svg:desc>
                </draw:g>
              </table:table-cell>
            </table:table-row>
            <table:table-row>
              <table:table-cell office:value-type="string">
                <text:p>Média sBBT_Bcast</text:p>
                <text:list>
                  <text:list-item>
                    <text:p/>
                  </text:list-item>
                  <text:list-item>
                    <text:p>Média sBBT_Bcast</text:p>
                  </text:list-item>
                </text:list>
              </table:table-cell>
              <table:table-cell office:value-type="float" office:value="129.2056653">
                <text:p>129.2056653</text:p>
              </table:table-cell>
              <table:table-cell office:value-type="float" office:value="104.9608946">
                <text:p>104.9608946</text:p>
              </table:table-cell>
            </table:table-row>
            <table:table-row>
              <table:table-cell office:value-type="string"/>
              <table:table-cell office:value-type="float" office:value="122.08327868">
                <text:p>122.08327868</text:p>
              </table:table-cell>
              <table:table-cell office:value-type="float" office:value="125.1527356">
                <text:p>125.1527356</text:p>
              </table:table-cell>
            </table:table-row>
            <table:table-row>
              <table:table-cell office:value-type="string"/>
              <table:table-cell office:value-type="float" office:value="181.55610224">
                <text:p>181.55610224</text:p>
              </table:table-cell>
              <table:table-cell office:value-type="float" office:value="170.20718112">
                <text:p>170.20718112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1000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069a2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780373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238cm" svg:height="9.749cm" xlink:href=".." xlink:type="simple" chart:class="chart:bar" chart:style-name="ch1">
        <chart:title svg:x="2.939cm" svg:y="0.106cm" chart:style-name="ch2">
          <text:p>16 Processos</text:p>
        </chart:title>
        <chart:subtitle svg:x="0cm" svg:y="0cm" chart:style-name="ch3">
          <text:p/>
        </chart:subtitle>
        <chart:legend chart:legend-position="end" svg:x="1.878cm" svg:y="0.909cm" style:legend-expansion="custom" svg:width="2.883cm" svg:height="2.682cm" style:legend-expansion-aspect-ratio="1.07494407158837" chart:style-name="ch4"/>
        <chart:plot-area chart:style-name="ch5" table:cell-range-address="'ProfBcast-MED'.H2:'ProfBcast-MED'.K3 'Compara Gráficos'.Z5:'Compara Gráficos'.Z6 'MPIBcast-MED'.H17:'MPIBcast-MED'.K17 'ProfBcast-MED'.H17:'ProfBcast-MED'.K17" chart:data-source-has-labels="both" svg:x="0.967cm" svg:y="0.729cm" svg:width="12.815cm" svg:height="8.571cm">
          <chart:coordinate-region svg:x="1.774cm" svg:y="0.928cm" svg:width="12.008cm" svg:height="7.327cm"/>
          <chart:axis chart:dimension="x" chart:name="primary-x" chart:style-name="ch6" chartooo:axis-type="auto">
            <chartooo:date-scale/>
            <chart:title svg:x="6.404cm" svg:y="9.189cm" chart:style-name="ch7">
              <text:p>Experimento</text:p>
            </chart:title>
            <chart:categories table:cell-range-address="'ProfBcast-MED'.H2:'ProfBcast-MED'.K3"/>
          </chart:axis>
          <chart:axis chart:dimension="x" chart:name="secondary-x" chart:style-name="ch8"/>
          <chart:axis chart:dimension="y" chart:name="primary-y" chart:style-name="ch9">
            <chart:title svg:x="0.083cm" svg:y="6.831cm" chart:style-name="ch10">
              <text:p>Tempo (microsegundos)</text:p>
            </chart:title>
            <chart:grid chart:style-name="ch11" chart:class="major"/>
          </chart:axis>
          <chart:axis chart:dimension="y" chart:name="secondary-y" chart:style-name="ch12"/>
          <chart:series chart:attached-axis="primary-y" chart:style-name="ch13" chart:values-cell-range-address="'MPIBcast-MED'.H17:'MPIBcast-MED'.K17" chart:label-cell-address="'Compara Gráficos'.Z5:'Compara Gráficos'.Z5" chart:class="chart:bar">
            <chart:data-point chart:repeated="4"/>
          </chart:series>
          <chart:series chart:attached-axis="primary-y" chart:style-name="ch14" chart:values-cell-range-address="'ProfBcast-MED'.H17:'ProfBcast-MED'.K17" chart:label-cell-address="'Compara Gráficos'.Z6:'Compara Gráficos'.Z6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MPI_Bcast</text:p>
                <draw:g>
                  <svg:desc>'Compara Gráficos'.Z5:'Compara Gráficos'.Z5</svg:desc>
                </draw:g>
              </table:table-cell>
              <table:table-cell office:value-type="string">
                <text:p>Média sBBT_Bcast</text:p>
                <draw:g>
                  <svg:desc>'Compara Gráficos'.Z6:'Compara Gráficos'.Z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édia MPI_Bcast</text:p>
                <text:list>
                  <text:list-item>
                    <text:p/>
                  </text:list-item>
                  <text:list-item>
                    <text:p>Média MPI_Bcast</text:p>
                  </text:list-item>
                </text:list>
                <draw:g>
                  <svg:desc>'ProfBcast-MED'.H2:'ProfBcast-MED'.K3</svg:desc>
                </draw:g>
              </table:table-cell>
              <table:table-cell office:value-type="float" office:value="151.27260758">
                <text:p>151.27260758</text:p>
                <draw:g>
                  <svg:desc>'MPIBcast-MED'.H17:'MPIBcast-MED'.K17</svg:desc>
                </draw:g>
              </table:table-cell>
              <table:table-cell office:value-type="float" office:value="107.49320335">
                <text:p>107.49320335</text:p>
                <draw:g>
                  <svg:desc>'ProfBcast-MED'.H17:'ProfBcast-MED'.K17</svg:desc>
                </draw:g>
              </table:table-cell>
            </table:table-row>
            <table:table-row>
              <table:table-cell office:value-type="string">
                <text:p>Média sBBT_Bcast</text:p>
                <text:list>
                  <text:list-item>
                    <text:p/>
                  </text:list-item>
                  <text:list-item>
                    <text:p>Média sBBT_Bcast</text:p>
                  </text:list-item>
                </text:list>
              </table:table-cell>
              <table:table-cell office:value-type="float" office:value="180.80324718">
                <text:p>180.80324718</text:p>
              </table:table-cell>
              <table:table-cell office:value-type="float" office:value="133.53241952">
                <text:p>133.53241952</text:p>
              </table:table-cell>
            </table:table-row>
            <table:table-row>
              <table:table-cell office:value-type="string"/>
              <table:table-cell office:value-type="float" office:value="153.86959176">
                <text:p>153.86959176</text:p>
              </table:table-cell>
              <table:table-cell office:value-type="float" office:value="166.31948688">
                <text:p>166.31948688</text:p>
              </table:table-cell>
            </table:table-row>
            <table:table-row>
              <table:table-cell office:value-type="string"/>
              <table:table-cell office:value-type="float" office:value="203.68429808">
                <text:p>203.68429808</text:p>
              </table:table-cell>
              <table:table-cell office:value-type="float" office:value="221.72164272">
                <text:p>221.7216427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1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aximum="0.00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c9211e" draw:fill-gradient-name="Deep_20_Ocean" draw:gradient-step-count="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729fcf"/>
    </style:style>
    <style:style style:name="ch14" style:family="chart">
      <style:chart-properties chart:solid-type="cuboid"/>
      <style:graphic-properties draw:fill-color="#ff6d6d"/>
    </style:style>
    <style:style style:name="ch15" style:family="chart">
      <style:chart-properties chart:solid-type="cuboid"/>
      <style:graphic-properties draw:fill-color="#bbe33d"/>
    </style:style>
    <style:style style:name="ch16" style:family="chart">
      <style:chart-properties chart:solid-type="cuboid"/>
      <style:graphic-properties draw:fill-color="#ffde59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bar" chart:row-mapping="11" chart:style-name="ch1">
        <chart:title svg:x="2.898cm" svg:y="0.106cm" chart:style-name="ch2">
          <text:p>Tempo Mínimo/mensagem em Cada Experimento</text:p>
        </chart:title>
        <chart:subtitle svg:x="6.796cm" svg:y="1.121cm" chart:style-name="ch3">
          <text:p>ProfBcast</text:p>
        </chart:subtitle>
        <chart:plot-area chart:style-name="ch4" table:cell-range-address="'ProfBcast-MIN'.B2:'ProfBcast-MIN'.E3 'ProfBcast-MIN'.H2:'ProfBcast-MIN'.K3 'ProfBcast-MIN'.N2:'ProfBcast-MIN'.Q3 'ProfBcast-MIN'.T2:'ProfBcast-MIN'.W3 'ProfBcast-MIN'.B16:'ProfBcast-MIN'.E16 'ProfBcast-MIN'.H16:'ProfBcast-MIN'.K16 'ProfBcast-MIN'.N16:'ProfBcast-MIN'.Q16 'ProfBcast-MIN'.T16:'ProfBcast-MIN'.W16 'ProfBcast-MIN'.J25:'ProfBcast-MIN'.M25" chart:data-source-has-labels="row" svg:x="0.282cm" svg:y="0.729cm" svg:width="13.308cm" svg:height="8.571cm">
          <chart:coordinate-region svg:x="1.75cm" svg:y="0.928cm" svg:width="11.84cm" svg:height="7.327cm"/>
          <chart:axis chart:dimension="x" chart:name="primary-x" chart:style-name="ch5" chartooo:axis-type="auto">
            <chartooo:date-scale/>
            <chart:title svg:x="5.966cm" svg:y="9.189cm" chart:style-name="ch6">
              <text:p>Experimento</text:p>
            </chart:title>
            <chart:categories table:cell-range-address="'ProfBcast-MIN'.B2:'ProfBcast-MIN'.E3 'ProfBcast-MIN'.H2:'ProfBcast-MIN'.K3 'ProfBcast-MIN'.N2:'ProfBcast-MIN'.Q3 'ProfBcast-MIN'.T2:'ProfBcast-MIN'.W3"/>
          </chart:axis>
          <chart:axis chart:dimension="x" chart:name="secondary-x" chart:style-name="ch7"/>
          <chart:axis chart:dimension="y" chart:name="primary-y" chart:style-name="ch8">
            <chart:title svg:x="0cm" svg:y="6.434cm" chart:style-name="ch9">
              <text:p>Tempo (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ProfBcast-MIN'.B16:'ProfBcast-MIN'.E16 'ProfBcast-MIN'.H16:'ProfBcast-MIN'.K16 'ProfBcast-MIN'.N16:'ProfBcast-MIN'.Q16 'ProfBcast-MIN'.T16:'ProfBcast-MIN'.W16" chart:class="chart:bar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loext:propertry-mapping loext:property="FillColor" loext:cell-range-address="'ProfBcast-MIN'.J25:'ProfBcast-MIN'.M2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ProfBcast-MIN'.B2:'ProfBcast-MIN'.E3 'ProfBcast-MIN'.H2:'ProfBcast-MIN'.K3 'ProfBcast-MIN'.N2:'ProfBcast-MIN'.Q3 'ProfBcast-MIN'.T2:'ProfBcast-MIN'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Linha 16 Linha 16 Linha 16 Linha 16</text:p>
                <draw:g>
                  <svg:desc/>
                </draw:g>
              </table:table-cell>
              <table:table-cell office:value-type="float" office:value="0.000095978969">
                <text:p>0.000095978969</text:p>
                <draw:g>
                  <svg:desc>'ProfBcast-MIN'.B16:'ProfBcast-MIN'.E16 'ProfBcast-MIN'.H16:'ProfBcast-MIN'.K16 'ProfBcast-MIN'.N16:'ProfBcast-MIN'.Q16 'ProfBcast-MIN'.T16:'ProfBcast-MIN'.W16</svg:desc>
                </draw:g>
              </table:table-cell>
              <table:table-cell office:value-type="float" office:value="0.00009732263">
                <text:p>0.00009732263</text:p>
              </table:table-cell>
              <table:table-cell office:value-type="float" office:value="0.0001182697236">
                <text:p>0.0001182697236</text:p>
              </table:table-cell>
              <table:table-cell office:value-type="float" office:value="0.0001586487144">
                <text:p>0.0001586487144</text:p>
              </table:table-cell>
              <table:table-cell office:value-type="float" office:value="0.0000963383652">
                <text:p>0.0000963383652</text:p>
              </table:table-cell>
              <table:table-cell office:value-type="float" office:value="0.0001209461884">
                <text:p>0.0001209461884</text:p>
              </table:table-cell>
              <table:table-cell office:value-type="float" office:value="0.000146961008">
                <text:p>0.000146961008</text:p>
              </table:table-cell>
              <table:table-cell office:value-type="float" office:value="0.0002053556976">
                <text:p>0.0002053556976</text:p>
              </table:table-cell>
              <table:table-cell office:value-type="float" office:value="0.000107045131">
                <text:p>0.000107045131</text:p>
              </table:table-cell>
              <table:table-cell office:value-type="float" office:value="0.0001438150846">
                <text:p>0.0001438150846</text:p>
              </table:table-cell>
              <table:table-cell office:value-type="float" office:value="0.000216899516">
                <text:p>0.000216899516</text:p>
              </table:table-cell>
              <table:table-cell office:value-type="float" office:value="0.000217725488">
                <text:p>0.000217725488</text:p>
              </table:table-cell>
              <table:table-cell office:value-type="float" office:value="0.0000835973461">
                <text:p>0.0000835973461</text:p>
              </table:table-cell>
              <table:table-cell office:value-type="float" office:value="0.0002443042702">
                <text:p>0.0002443042702</text:p>
              </table:table-cell>
              <table:table-cell office:value-type="float" office:value="0.0002806352336">
                <text:p>0.0002806352336</text:p>
              </table:table-cell>
              <table:table-cell office:value-type="float" office:value="0.0001613356448">
                <text:p>0.0001613356448</text:p>
              </table:table-cell>
            </table:table-row>
            <table:table-row>
              <table:table-cell office:value-type="string">
                <text:p>Linha 2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ProfBcast-MIN'.J25:'ProfBcast-MIN'.M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069a2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780373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237cm" svg:height="9.749cm" xlink:href=".." xlink:type="simple" chart:class="chart:bar" chart:style-name="ch1">
        <chart:title svg:x="2.939cm" svg:y="0.106cm" chart:style-name="ch2">
          <text:p>32 Processos</text:p>
        </chart:title>
        <chart:subtitle svg:x="0cm" svg:y="0cm" chart:style-name="ch3">
          <text:p/>
        </chart:subtitle>
        <chart:legend chart:legend-position="end" svg:x="2.583cm" svg:y="1.384cm" style:legend-expansion="custom" svg:width="2.886cm" svg:height="2.682cm" style:legend-expansion-aspect-ratio="1.07606263982103" chart:style-name="ch4"/>
        <chart:plot-area chart:style-name="ch5" table:cell-range-address="'ProfBcast-MED'.N2:'ProfBcast-MED'.Q3 'Compara Gráficos'.Z5:'Compara Gráficos'.Z6 'MPIBcast-MED'.N17:'MPIBcast-MED'.Q17 'ProfBcast-MED'.N17:'ProfBcast-MED'.Q17" chart:data-source-has-labels="both" svg:x="0.967cm" svg:y="0.729cm" svg:width="12.814cm" svg:height="8.571cm">
          <chart:coordinate-region svg:x="1.774cm" svg:y="0.928cm" svg:width="12.007cm" svg:height="7.327cm"/>
          <chart:axis chart:dimension="x" chart:name="primary-x" chart:style-name="ch6" chartooo:axis-type="auto">
            <chartooo:date-scale/>
            <chart:title svg:x="6.404cm" svg:y="9.189cm" chart:style-name="ch7">
              <text:p>Experimento</text:p>
            </chart:title>
            <chart:categories table:cell-range-address="'ProfBcast-MED'.N2:'ProfBcast-MED'.Q3"/>
          </chart:axis>
          <chart:axis chart:dimension="x" chart:name="secondary-x" chart:style-name="ch8"/>
          <chart:axis chart:dimension="y" chart:name="primary-y" chart:style-name="ch9">
            <chart:title svg:x="0.083cm" svg:y="6.831cm" chart:style-name="ch10">
              <text:p>Tempo (microsegundos)</text:p>
            </chart:title>
            <chart:grid chart:style-name="ch11" chart:class="major"/>
          </chart:axis>
          <chart:axis chart:dimension="y" chart:name="secondary-y" chart:style-name="ch12"/>
          <chart:series chart:attached-axis="primary-y" chart:style-name="ch13" chart:values-cell-range-address="'MPIBcast-MED'.N17:'MPIBcast-MED'.Q17" chart:label-cell-address="'Compara Gráficos'.Z5:'Compara Gráficos'.Z5" chart:class="chart:bar">
            <chart:data-point chart:repeated="4"/>
          </chart:series>
          <chart:series chart:attached-axis="primary-y" chart:style-name="ch14" chart:values-cell-range-address="'ProfBcast-MED'.N17:'ProfBcast-MED'.Q17" chart:label-cell-address="'Compara Gráficos'.Z6:'Compara Gráficos'.Z6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MPI_Bcast</text:p>
                <draw:g>
                  <svg:desc>'Compara Gráficos'.Z5:'Compara Gráficos'.Z5</svg:desc>
                </draw:g>
              </table:table-cell>
              <table:table-cell office:value-type="string">
                <text:p>Média sBBT_Bcast</text:p>
                <draw:g>
                  <svg:desc>'Compara Gráficos'.Z6:'Compara Gráficos'.Z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édia MPI_Bcast</text:p>
                <text:list>
                  <text:list-item>
                    <text:p/>
                  </text:list-item>
                  <text:list-item>
                    <text:p>Média MPI_Bcast</text:p>
                  </text:list-item>
                </text:list>
                <draw:g>
                  <svg:desc>'ProfBcast-MED'.N2:'ProfBcast-MED'.Q3</svg:desc>
                </draw:g>
              </table:table-cell>
              <table:table-cell office:value-type="float" office:value="124.99154823">
                <text:p>124.99154823</text:p>
                <draw:g>
                  <svg:desc>'MPIBcast-MED'.N17:'MPIBcast-MED'.Q17</svg:desc>
                </draw:g>
              </table:table-cell>
              <table:table-cell office:value-type="float" office:value="120.28955477">
                <text:p>120.28955477</text:p>
                <draw:g>
                  <svg:desc>'ProfBcast-MED'.N17:'ProfBcast-MED'.Q17</svg:desc>
                </draw:g>
              </table:table-cell>
            </table:table-row>
            <table:table-row>
              <table:table-cell office:value-type="string">
                <text:p>Média sBBT_Bcast</text:p>
                <text:list>
                  <text:list-item>
                    <text:p/>
                  </text:list-item>
                  <text:list-item>
                    <text:p>Média sBBT_Bcast</text:p>
                  </text:list-item>
                </text:list>
              </table:table-cell>
              <table:table-cell office:value-type="float" office:value="177.33075086">
                <text:p>177.33075086</text:p>
              </table:table-cell>
              <table:table-cell office:value-type="float" office:value="158.73145216">
                <text:p>158.73145216</text:p>
              </table:table-cell>
            </table:table-row>
            <table:table-row>
              <table:table-cell office:value-type="string"/>
              <table:table-cell office:value-type="float" office:value="244.33913228">
                <text:p>244.33913228</text:p>
              </table:table-cell>
              <table:table-cell office:value-type="float" office:value="233.97924836">
                <text:p>233.97924836</text:p>
              </table:table-cell>
            </table:table-row>
            <table:table-row>
              <table:table-cell office:value-type="string"/>
              <table:table-cell office:value-type="float" office:value="335.59060736">
                <text:p>335.59060736</text:p>
              </table:table-cell>
              <table:table-cell office:value-type="float" office:value="263.4205752">
                <text:p>263.420575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2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069a2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780373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238cm" svg:height="9.749cm" xlink:href=".." xlink:type="simple" chart:class="chart:bar" chart:style-name="ch1">
        <chart:title svg:x="2.939cm" svg:y="0.106cm" chart:style-name="ch2">
          <text:p>64 Processos</text:p>
        </chart:title>
        <chart:subtitle svg:x="0cm" svg:y="0cm" chart:style-name="ch3">
          <text:p/>
        </chart:subtitle>
        <chart:legend chart:legend-position="end" svg:x="1.963cm" svg:y="1.05cm" style:legend-expansion="custom" svg:width="2.883cm" svg:height="2.621cm" style:legend-expansion-aspect-ratio="1.09996184662343" chart:style-name="ch4"/>
        <chart:plot-area chart:style-name="ch5" table:cell-range-address="'ProfBcast-MED'.T2:'ProfBcast-MED'.W3 'Compara Gráficos'.Z5:'Compara Gráficos'.Z6 'MPIBcast-MED'.T17:'MPIBcast-MED'.W17 'ProfBcast-MED'.T17:'ProfBcast-MED'.W17" chart:data-source-has-labels="both" svg:x="0.967cm" svg:y="0.728cm" svg:width="12.815cm" svg:height="8.572cm">
          <chart:coordinate-region svg:x="1.774cm" svg:y="0.928cm" svg:width="12.008cm" svg:height="7.327cm"/>
          <chart:axis chart:dimension="x" chart:name="primary-x" chart:style-name="ch6" chartooo:axis-type="auto">
            <chartooo:date-scale/>
            <chart:title svg:x="6.404cm" svg:y="9.189cm" chart:style-name="ch7">
              <text:p>Experimento</text:p>
            </chart:title>
            <chart:categories table:cell-range-address="'ProfBcast-MED'.T2:'ProfBcast-MED'.W3"/>
          </chart:axis>
          <chart:axis chart:dimension="x" chart:name="secondary-x" chart:style-name="ch8"/>
          <chart:axis chart:dimension="y" chart:name="primary-y" chart:style-name="ch9">
            <chart:title svg:x="0.083cm" svg:y="6.831cm" chart:style-name="ch10">
              <text:p>Tempo (microsegundos)</text:p>
            </chart:title>
            <chart:grid chart:style-name="ch11" chart:class="major"/>
          </chart:axis>
          <chart:axis chart:dimension="y" chart:name="secondary-y" chart:style-name="ch12"/>
          <chart:series chart:attached-axis="primary-y" chart:style-name="ch13" chart:values-cell-range-address="'MPIBcast-MED'.T17:'MPIBcast-MED'.W17" chart:label-cell-address="'Compara Gráficos'.Z5:'Compara Gráficos'.Z5" chart:class="chart:bar">
            <chart:data-point chart:repeated="4"/>
          </chart:series>
          <chart:series chart:attached-axis="primary-y" chart:style-name="ch14" chart:values-cell-range-address="'ProfBcast-MED'.T17:'ProfBcast-MED'.W17" chart:label-cell-address="'Compara Gráficos'.Z6:'Compara Gráficos'.Z6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MPI_Bcast</text:p>
                <draw:g>
                  <svg:desc>'Compara Gráficos'.Z5:'Compara Gráficos'.Z5</svg:desc>
                </draw:g>
              </table:table-cell>
              <table:table-cell office:value-type="string">
                <text:p>Média sBBT_Bcast</text:p>
                <draw:g>
                  <svg:desc>'Compara Gráficos'.Z6:'Compara Gráficos'.Z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édia MPI_Bcast</text:p>
                <text:list>
                  <text:list-item>
                    <text:p/>
                  </text:list-item>
                  <text:list-item>
                    <text:p>Média MPI_Bcast</text:p>
                  </text:list-item>
                </text:list>
                <draw:g>
                  <svg:desc>'ProfBcast-MED'.T2:'ProfBcast-MED'.W3</svg:desc>
                </draw:g>
              </table:table-cell>
              <table:table-cell office:value-type="float" office:value="297.73765765">
                <text:p>297.73765765</text:p>
                <draw:g>
                  <svg:desc>'MPIBcast-MED'.T17:'MPIBcast-MED'.W17</svg:desc>
                </draw:g>
              </table:table-cell>
              <table:table-cell office:value-type="float" office:value="92.56204992">
                <text:p>92.56204992</text:p>
                <draw:g>
                  <svg:desc>'ProfBcast-MED'.T17:'ProfBcast-MED'.W17</svg:desc>
                </draw:g>
              </table:table-cell>
            </table:table-row>
            <table:table-row>
              <table:table-cell office:value-type="string">
                <text:p>Média sBBT_Bcast</text:p>
                <text:list>
                  <text:list-item>
                    <text:p/>
                  </text:list-item>
                  <text:list-item>
                    <text:p>Média sBBT_Bcast</text:p>
                  </text:list-item>
                </text:list>
              </table:table-cell>
              <table:table-cell office:value-type="float" office:value="392.82689404">
                <text:p>392.82689404</text:p>
              </table:table-cell>
              <table:table-cell office:value-type="float" office:value="255.0447004">
                <text:p>255.0447004</text:p>
              </table:table-cell>
            </table:table-row>
            <table:table-row>
              <table:table-cell office:value-type="string"/>
              <table:table-cell office:value-type="float" office:value="430.09916288">
                <text:p>430.09916288</text:p>
              </table:table-cell>
              <table:table-cell office:value-type="float" office:value="319.51329668">
                <text:p>319.51329668</text:p>
              </table:table-cell>
            </table:table-row>
            <table:table-row>
              <table:table-cell office:value-type="string"/>
              <table:table-cell office:value-type="float" office:value="526.37884224">
                <text:p>526.37884224</text:p>
              </table:table-cell>
              <table:table-cell office:value-type="float" office:value="174.54009824">
                <text:p>174.54009824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2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maximum="0.00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729fcf"/>
    </style:style>
    <style:style style:name="ch14" style:family="chart">
      <style:chart-properties chart:solid-type="cuboid"/>
      <style:graphic-properties draw:fill-color="#ff6d6d"/>
    </style:style>
    <style:style style:name="ch15" style:family="chart">
      <style:chart-properties chart:solid-type="cuboid"/>
      <style:graphic-properties draw:fill-color="#bbe33d"/>
    </style:style>
    <style:style style:name="ch16" style:family="chart">
      <style:chart-properties chart:solid-type="cuboid"/>
      <style:graphic-properties draw:fill-color="#ffde59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bar" chart:row-mapping="11" chart:style-name="ch1">
        <chart:title svg:x="2.898cm" svg:y="0.106cm" chart:style-name="ch2">
          <text:p>Tempo Médio/mensagem em Cada Experimento</text:p>
        </chart:title>
        <chart:subtitle svg:x="6.798cm" svg:y="1.121cm" chart:style-name="ch3">
          <text:p>ProfBcast</text:p>
        </chart:subtitle>
        <chart:plot-area chart:style-name="ch4" table:cell-range-address="'ProfBcast-MED'.B2:'ProfBcast-MED'.E3 'ProfBcast-MED'.H2:'ProfBcast-MED'.K3 'ProfBcast-MED'.N2:'ProfBcast-MED'.Q3 'ProfBcast-MED'.T2:'ProfBcast-MED'.W3 'ProfBcast-MED'.B16:'ProfBcast-MED'.E16 'ProfBcast-MED'.H16:'ProfBcast-MED'.K16 'ProfBcast-MED'.N16:'ProfBcast-MED'.Q16 'ProfBcast-MED'.T16:'ProfBcast-MED'.W16 'ProfBcast-MED'.J25:'ProfBcast-MED'.M25" chart:data-source-has-labels="row" svg:x="0.282cm" svg:y="0.729cm" svg:width="13.308cm" svg:height="8.571cm">
          <chart:coordinate-region svg:x="1.75cm" svg:y="0.928cm" svg:width="11.84cm" svg:height="7.327cm"/>
          <chart:axis chart:dimension="x" chart:name="primary-x" chart:style-name="ch5" chartooo:axis-type="auto">
            <chartooo:date-scale/>
            <chart:title svg:x="5.966cm" svg:y="9.189cm" chart:style-name="ch6">
              <text:p>Experimento</text:p>
            </chart:title>
            <chart:categories table:cell-range-address="'ProfBcast-MED'.B2:'ProfBcast-MED'.E3 'ProfBcast-MED'.H2:'ProfBcast-MED'.K3 'ProfBcast-MED'.N2:'ProfBcast-MED'.Q3 'ProfBcast-MED'.T2:'ProfBcast-MED'.W3"/>
          </chart:axis>
          <chart:axis chart:dimension="x" chart:name="secondary-x" chart:style-name="ch7"/>
          <chart:axis chart:dimension="y" chart:name="primary-y" chart:style-name="ch8">
            <chart:title svg:x="0cm" svg:y="6.434cm" chart:style-name="ch9">
              <text:p>Tempo (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ProfBcast-MED'.B16:'ProfBcast-MED'.E16 'ProfBcast-MED'.H16:'ProfBcast-MED'.K16 'ProfBcast-MED'.N16:'ProfBcast-MED'.Q16 'ProfBcast-MED'.T16:'ProfBcast-MED'.W16" chart:class="chart:bar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loext:propertry-mapping loext:property="FillColor" loext:cell-range-address="'ProfBcast-MED'.J25:'ProfBcast-MED'.M2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ProfBcast-MED'.B2:'ProfBcast-MED'.E3 'ProfBcast-MED'.H2:'ProfBcast-MED'.K3 'ProfBcast-MED'.N2:'ProfBcast-MED'.Q3 'ProfBcast-MED'.T2:'ProfBcast-MED'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Linha 16 Linha 16 Linha 16 Linha 16</text:p>
                <draw:g>
                  <svg:desc/>
                </draw:g>
              </table:table-cell>
              <table:table-cell office:value-type="float" office:value="0.00010174024733">
                <text:p>0.00010174024733</text:p>
                <draw:g>
                  <svg:desc>'ProfBcast-MED'.B16:'ProfBcast-MED'.E16 'ProfBcast-MED'.H16:'ProfBcast-MED'.K16 'ProfBcast-MED'.N16:'ProfBcast-MED'.Q16 'ProfBcast-MED'.T16:'ProfBcast-MED'.W16</svg:desc>
                </draw:g>
              </table:table-cell>
              <table:table-cell office:value-type="float" office:value="0.0001049608946">
                <text:p>0.0001049608946</text:p>
              </table:table-cell>
              <table:table-cell office:value-type="float" office:value="0.0001251527356">
                <text:p>0.0001251527356</text:p>
              </table:table-cell>
              <table:table-cell office:value-type="float" office:value="0.00017020718112">
                <text:p>0.00017020718112</text:p>
              </table:table-cell>
              <table:table-cell office:value-type="float" office:value="0.00010749320335">
                <text:p>0.00010749320335</text:p>
              </table:table-cell>
              <table:table-cell office:value-type="float" office:value="0.00013353241952">
                <text:p>0.00013353241952</text:p>
              </table:table-cell>
              <table:table-cell office:value-type="float" office:value="0.00016631948688">
                <text:p>0.00016631948688</text:p>
              </table:table-cell>
              <table:table-cell office:value-type="float" office:value="0.00022172164272">
                <text:p>0.00022172164272</text:p>
              </table:table-cell>
              <table:table-cell office:value-type="float" office:value="0.00012028955477">
                <text:p>0.00012028955477</text:p>
              </table:table-cell>
              <table:table-cell office:value-type="float" office:value="0.00015873145216">
                <text:p>0.00015873145216</text:p>
              </table:table-cell>
              <table:table-cell office:value-type="float" office:value="0.00023397924836">
                <text:p>0.00023397924836</text:p>
              </table:table-cell>
              <table:table-cell office:value-type="float" office:value="0.0002634205752">
                <text:p>0.0002634205752</text:p>
              </table:table-cell>
              <table:table-cell office:value-type="float" office:value="0.00009256204992">
                <text:p>0.00009256204992</text:p>
              </table:table-cell>
              <table:table-cell office:value-type="float" office:value="0.0002550447004">
                <text:p>0.0002550447004</text:p>
              </table:table-cell>
              <table:table-cell office:value-type="float" office:value="0.00031951329668">
                <text:p>0.00031951329668</text:p>
              </table:table-cell>
              <table:table-cell office:value-type="float" office:value="0.00017454009824">
                <text:p>0.00017454009824</text:p>
              </table:table-cell>
            </table:table-row>
            <table:table-row>
              <table:table-cell office:value-type="string">
                <text:p>Linha 2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ProfBcast-MED'.J25:'ProfBcast-MED'.M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maximum="0.000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ff00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svg:stroke-color="#729fcf" draw:fill-color="#729fcf"/>
    </style:style>
    <style:style style:name="ch14" style:family="chart">
      <style:chart-properties chart:solid-type="cuboid"/>
      <style:graphic-properties svg:stroke-color="#ff6d6d" draw:fill-color="#ff6d6d"/>
    </style:style>
    <style:style style:name="ch15" style:family="chart">
      <style:chart-properties chart:solid-type="cuboid"/>
      <style:graphic-properties svg:stroke-color="#bbe33d" draw:fill-color="#bbe33d"/>
    </style:style>
    <style:style style:name="ch16" style:family="chart">
      <style:chart-properties chart:solid-type="cuboid"/>
      <style:graphic-properties svg:stroke-color="#ffde59" draw:fill-color="#ffde59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Tempo Mínimo/mensagem em Cada Experimento</text:p>
        </chart:title>
        <chart:subtitle svg:x="0cm" svg:y="0cm" chart:style-name="ch3">
          <text:p/>
        </chart:subtitle>
        <chart:legend chart:legend-position="end" svg:x="2.588cm" svg:y="1.724cm" style:legend-expansion="custom" svg:width="2.43cm" svg:height="1.594cm" style:legend-expansion-aspect-ratio="1.52446675031368" chart:style-name="ch4"/>
        <chart:plot-area chart:style-name="ch5" table:cell-range-address="'ProfBcast-MIN'.B2:'ProfBcast-MIN'.E3 'ProfBcast-MIN'.H2:'ProfBcast-MIN'.K3 'ProfBcast-MIN'.N2:'ProfBcast-MIN'.Q3 'ProfBcast-MIN'.T2:'ProfBcast-MIN'.W3 'ProfBcast-MIN'.P22:'ProfBcast-MIN'.P23 'ProfBcast-MIN'.B16:'ProfBcast-MIN'.E16 'ProfBcast-MIN'.H16:'ProfBcast-MIN'.K16 'ProfBcast-MIN'.N16:'ProfBcast-MIN'.Q16 'ProfBcast-MIN'.T16:'ProfBcast-MIN'.W16 'MPIBcast-MIN'.B16:'MPIBcast-MIN'.E16 'MPIBcast-MIN'.H16:'MPIBcast-MIN'.K16 'MPIBcast-MIN'.N16:'MPIBcast-MIN'.Q16 'MPIBcast-MIN'.T16:'MPIBcast-MIN'.W16" chart:data-source-has-labels="both" svg:x="0.467cm" svg:y="0.728cm" svg:width="13.123cm" svg:height="8.572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6.058cm" svg:y="9.189cm" chart:style-name="ch7">
              <text:p>Experimento</text:p>
            </chart:title>
            <chart:categories table:cell-range-address="'ProfBcast-MIN'.B2:'ProfBcast-MIN'.E3 'ProfBcast-MIN'.H2:'ProfBcast-MIN'.K3 'ProfBcast-MIN'.N2:'ProfBcast-MIN'.Q3 'ProfBcast-MIN'.T2:'ProfBcast-MIN'.W3"/>
          </chart:axis>
          <chart:axis chart:dimension="x" chart:name="secondary-x" chart:style-name="ch8"/>
          <chart:axis chart:dimension="y" chart:name="primary-y" chart:style-name="ch9">
            <chart:title svg:x="0cm" svg:y="6.434cm" chart:style-name="ch10">
              <text:p>Tempo (segundos)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'ProfBcast-MIN'.B16:'ProfBcast-MIN'.E16 'ProfBcast-MIN'.H16:'ProfBcast-MIN'.K16 'ProfBcast-MIN'.N16:'ProfBcast-MIN'.Q16 'ProfBcast-MIN'.T16:'ProfBcast-MIN'.W16" chart:label-cell-address="'ProfBcast-MIN'.P22:'ProfBcast-MIN'.P22" chart:class="chart:line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attached-axis="primary-y" chart:style-name="ch17" chart:values-cell-range-address="'MPIBcast-MIN'.B16:'MPIBcast-MIN'.E16 'MPIBcast-MIN'.H16:'MPIBcast-MIN'.K16 'MPIBcast-MIN'.N16:'MPIBcast-MIN'.Q16 'MPIBcast-MIN'.T16:'MPIBcast-MIN'.W16" chart:label-cell-address="'ProfBcast-MIN'.P23:'ProfBcast-MIN'.P23" chart:class="chart:line">
            <chart:data-point chart:repeated="1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ProfBcast-MIN'.B2:'ProfBcast-MIN'.E3 'ProfBcast-MIN'.H2:'ProfBcast-MIN'.K3 'ProfBcast-MIN'.N2:'ProfBcast-MIN'.Q3 'ProfBcast-MIN'.T2:'ProfBcast-MIN'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ProfBcast</text:p>
                <draw:g>
                  <svg:desc>'ProfBcast-MIN'.P22:'ProfBcast-MIN'.P22</svg:desc>
                </draw:g>
              </table:table-cell>
              <table:table-cell office:value-type="float" office:value="0.000095978969">
                <text:p>0.000095978969</text:p>
                <draw:g>
                  <svg:desc>'ProfBcast-MIN'.B16:'ProfBcast-MIN'.E16 'ProfBcast-MIN'.H16:'ProfBcast-MIN'.K16 'ProfBcast-MIN'.N16:'ProfBcast-MIN'.Q16 'ProfBcast-MIN'.T16:'ProfBcast-MIN'.W16</svg:desc>
                </draw:g>
              </table:table-cell>
              <table:table-cell office:value-type="float" office:value="0.00009732263">
                <text:p>0.00009732263</text:p>
              </table:table-cell>
              <table:table-cell office:value-type="float" office:value="0.0001182697236">
                <text:p>0.0001182697236</text:p>
              </table:table-cell>
              <table:table-cell office:value-type="float" office:value="0.0001586487144">
                <text:p>0.0001586487144</text:p>
              </table:table-cell>
              <table:table-cell office:value-type="float" office:value="0.0000963383652">
                <text:p>0.0000963383652</text:p>
              </table:table-cell>
              <table:table-cell office:value-type="float" office:value="0.0001209461884">
                <text:p>0.0001209461884</text:p>
              </table:table-cell>
              <table:table-cell office:value-type="float" office:value="0.000146961008">
                <text:p>0.000146961008</text:p>
              </table:table-cell>
              <table:table-cell office:value-type="float" office:value="0.0002053556976">
                <text:p>0.0002053556976</text:p>
              </table:table-cell>
              <table:table-cell office:value-type="float" office:value="0.000107045131">
                <text:p>0.000107045131</text:p>
              </table:table-cell>
              <table:table-cell office:value-type="float" office:value="0.0001438150846">
                <text:p>0.0001438150846</text:p>
              </table:table-cell>
              <table:table-cell office:value-type="float" office:value="0.000216899516">
                <text:p>0.000216899516</text:p>
              </table:table-cell>
              <table:table-cell office:value-type="float" office:value="0.000217725488">
                <text:p>0.000217725488</text:p>
              </table:table-cell>
              <table:table-cell office:value-type="float" office:value="0.0000835973461">
                <text:p>0.0000835973461</text:p>
              </table:table-cell>
              <table:table-cell office:value-type="float" office:value="0.0002443042702">
                <text:p>0.0002443042702</text:p>
              </table:table-cell>
              <table:table-cell office:value-type="float" office:value="0.0002806352336">
                <text:p>0.0002806352336</text:p>
              </table:table-cell>
              <table:table-cell office:value-type="float" office:value="0.0001613356448">
                <text:p>0.0001613356448</text:p>
              </table:table-cell>
            </table:table-row>
            <table:table-row>
              <table:table-cell office:value-type="string">
                <text:p>MPIBcast</text:p>
                <draw:g>
                  <svg:desc>'ProfBcast-MIN'.P23:'ProfBcast-MIN'.P23</svg:desc>
                </draw:g>
              </table:table-cell>
              <table:table-cell office:value-type="float" office:value="0.0000939073126">
                <text:p>0.0000939073126</text:p>
                <draw:g>
                  <svg:desc>'MPIBcast-MIN'.B16:'MPIBcast-MIN'.E16 'MPIBcast-MIN'.H16:'MPIBcast-MIN'.K16 'MPIBcast-MIN'.N16:'MPIBcast-MIN'.Q16 'MPIBcast-MIN'.T16:'MPIBcast-MIN'.W16</svg:desc>
                </draw:g>
              </table:table-cell>
              <table:table-cell office:value-type="float" office:value="0.0001198633098">
                <text:p>0.0001198633098</text:p>
              </table:table-cell>
              <table:table-cell office:value-type="float" office:value="0.0001143027604">
                <text:p>0.0001143027604</text:p>
              </table:table-cell>
              <table:table-cell office:value-type="float" office:value="0.0001742089744">
                <text:p>0.0001742089744</text:p>
              </table:table-cell>
              <table:table-cell office:value-type="float" office:value="0.0001385805517">
                <text:p>0.0001385805517</text:p>
              </table:table-cell>
              <table:table-cell office:value-type="float" office:value="0.0001607517952">
                <text:p>0.0001607517952</text:p>
              </table:table-cell>
              <table:table-cell office:value-type="float" office:value="0.0001463991884">
                <text:p>0.0001463991884</text:p>
              </table:table-cell>
              <table:table-cell office:value-type="float" office:value="0.0001904963128">
                <text:p>0.0001904963128</text:p>
              </table:table-cell>
              <table:table-cell office:value-type="float" office:value="0.0001164473165">
                <text:p>0.0001164473165</text:p>
              </table:table-cell>
              <table:table-cell office:value-type="float" office:value="0.0001617023974">
                <text:p>0.0001617023974</text:p>
              </table:table-cell>
              <table:table-cell office:value-type="float" office:value="0.000209960814">
                <text:p>0.000209960814</text:p>
              </table:table-cell>
              <table:table-cell office:value-type="float" office:value="0.0002887375624">
                <text:p>0.0002887375624</text:p>
              </table:table-cell>
              <table:table-cell office:value-type="float" office:value="0.0002805450842">
                <text:p>0.0002805450842</text:p>
              </table:table-cell>
              <table:table-cell office:value-type="float" office:value="0.0003598146314">
                <text:p>0.0003598146314</text:p>
              </table:table-cell>
              <table:table-cell office:value-type="float" office:value="0.0003921586788">
                <text:p>0.0003921586788</text:p>
              </table:table-cell>
              <table:table-cell office:value-type="float" office:value="0.0004352351928">
                <text:p>0.000435235192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maximum="0.000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ff00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svg:stroke-color="#729fcf" draw:fill-color="#729fcf"/>
    </style:style>
    <style:style style:name="ch14" style:family="chart">
      <style:chart-properties chart:solid-type="cuboid"/>
      <style:graphic-properties svg:stroke-color="#ff6d6d" draw:fill-color="#ff6d6d"/>
    </style:style>
    <style:style style:name="ch15" style:family="chart">
      <style:chart-properties chart:solid-type="cuboid"/>
      <style:graphic-properties svg:stroke-color="#bbe33d" draw:fill-color="#bbe33d"/>
    </style:style>
    <style:style style:name="ch16" style:family="chart">
      <style:chart-properties chart:solid-type="cuboid"/>
      <style:graphic-properties svg:stroke-color="#ffde59" draw:fill-color="#ffde59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Tempo Médio/mensagem em Cada Experimento</text:p>
        </chart:title>
        <chart:subtitle svg:x="0cm" svg:y="0cm" chart:style-name="ch3">
          <text:p/>
        </chart:subtitle>
        <chart:legend chart:legend-position="end" svg:x="2.588cm" svg:y="1.724cm" style:legend-expansion="custom" svg:width="2.43cm" svg:height="1.594cm" style:legend-expansion-aspect-ratio="1.52446675031368" chart:style-name="ch4"/>
        <chart:plot-area chart:style-name="ch5" table:cell-range-address="'ProfBcast-MED'.B2:'ProfBcast-MED'.E3 'ProfBcast-MED'.H2:'ProfBcast-MED'.K3 'ProfBcast-MED'.N2:'ProfBcast-MED'.Q3 'ProfBcast-MED'.T2:'ProfBcast-MED'.W3 'ProfBcast-MED'.P22:'ProfBcast-MED'.P23 'ProfBcast-MED'.B16:'ProfBcast-MED'.E16 'ProfBcast-MED'.H16:'ProfBcast-MED'.K16 'ProfBcast-MED'.N16:'ProfBcast-MED'.Q16 'ProfBcast-MED'.T16:'ProfBcast-MED'.W16 'MPIBcast-MED'.B16:'MPIBcast-MED'.E16 'MPIBcast-MED'.H16:'MPIBcast-MED'.K16 'MPIBcast-MED'.N16:'MPIBcast-MED'.Q16 'MPIBcast-MED'.T16:'MPIBcast-MED'.W16" chart:data-source-has-labels="both" svg:x="0.467cm" svg:y="0.728cm" svg:width="13.123cm" svg:height="8.572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6.058cm" svg:y="9.189cm" chart:style-name="ch7">
              <text:p>Experimento</text:p>
            </chart:title>
            <chart:categories table:cell-range-address="'ProfBcast-MED'.B2:'ProfBcast-MED'.E3 'ProfBcast-MED'.H2:'ProfBcast-MED'.K3 'ProfBcast-MED'.N2:'ProfBcast-MED'.Q3 'ProfBcast-MED'.T2:'ProfBcast-MED'.W3"/>
          </chart:axis>
          <chart:axis chart:dimension="x" chart:name="secondary-x" chart:style-name="ch8"/>
          <chart:axis chart:dimension="y" chart:name="primary-y" chart:style-name="ch9">
            <chart:title svg:x="0cm" svg:y="6.434cm" chart:style-name="ch10">
              <text:p>Tempo (segundos)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'ProfBcast-MED'.B16:'ProfBcast-MED'.E16 'ProfBcast-MED'.H16:'ProfBcast-MED'.K16 'ProfBcast-MED'.N16:'ProfBcast-MED'.Q16 'ProfBcast-MED'.T16:'ProfBcast-MED'.W16" chart:label-cell-address="'ProfBcast-MED'.P22:'ProfBcast-MED'.P22" chart:class="chart:line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</chart:series>
          <chart:series chart:attached-axis="primary-y" chart:style-name="ch17" chart:values-cell-range-address="'MPIBcast-MED'.B16:'MPIBcast-MED'.E16 'MPIBcast-MED'.H16:'MPIBcast-MED'.K16 'MPIBcast-MED'.N16:'MPIBcast-MED'.Q16 'MPIBcast-MED'.T16:'MPIBcast-MED'.W16" chart:label-cell-address="'ProfBcast-MED'.P23:'ProfBcast-MED'.P23" chart:class="chart:line">
            <chart:data-point chart:repeated="16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ProfBcast-MED'.B2:'ProfBcast-MED'.E3 'ProfBcast-MED'.H2:'ProfBcast-MED'.K3 'ProfBcast-MED'.N2:'ProfBcast-MED'.Q3 'ProfBcast-MED'.T2:'ProfBcast-MED'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ProfBcast</text:p>
                <draw:g>
                  <svg:desc>'ProfBcast-MED'.P22:'ProfBcast-MED'.P22</svg:desc>
                </draw:g>
              </table:table-cell>
              <table:table-cell office:value-type="float" office:value="0.00010174024733">
                <text:p>0.00010174024733</text:p>
                <draw:g>
                  <svg:desc>'ProfBcast-MED'.B16:'ProfBcast-MED'.E16 'ProfBcast-MED'.H16:'ProfBcast-MED'.K16 'ProfBcast-MED'.N16:'ProfBcast-MED'.Q16 'ProfBcast-MED'.T16:'ProfBcast-MED'.W16</svg:desc>
                </draw:g>
              </table:table-cell>
              <table:table-cell office:value-type="float" office:value="0.0001049608946">
                <text:p>0.0001049608946</text:p>
              </table:table-cell>
              <table:table-cell office:value-type="float" office:value="0.0001251527356">
                <text:p>0.0001251527356</text:p>
              </table:table-cell>
              <table:table-cell office:value-type="float" office:value="0.00017020718112">
                <text:p>0.00017020718112</text:p>
              </table:table-cell>
              <table:table-cell office:value-type="float" office:value="0.00010749320335">
                <text:p>0.00010749320335</text:p>
              </table:table-cell>
              <table:table-cell office:value-type="float" office:value="0.00013353241952">
                <text:p>0.00013353241952</text:p>
              </table:table-cell>
              <table:table-cell office:value-type="float" office:value="0.00016631948688">
                <text:p>0.00016631948688</text:p>
              </table:table-cell>
              <table:table-cell office:value-type="float" office:value="0.00022172164272">
                <text:p>0.00022172164272</text:p>
              </table:table-cell>
              <table:table-cell office:value-type="float" office:value="0.00012028955477">
                <text:p>0.00012028955477</text:p>
              </table:table-cell>
              <table:table-cell office:value-type="float" office:value="0.00015873145216">
                <text:p>0.00015873145216</text:p>
              </table:table-cell>
              <table:table-cell office:value-type="float" office:value="0.00023397924836">
                <text:p>0.00023397924836</text:p>
              </table:table-cell>
              <table:table-cell office:value-type="float" office:value="0.0002634205752">
                <text:p>0.0002634205752</text:p>
              </table:table-cell>
              <table:table-cell office:value-type="float" office:value="0.00009256204992">
                <text:p>0.00009256204992</text:p>
              </table:table-cell>
              <table:table-cell office:value-type="float" office:value="0.0002550447004">
                <text:p>0.0002550447004</text:p>
              </table:table-cell>
              <table:table-cell office:value-type="float" office:value="0.00031951329668">
                <text:p>0.00031951329668</text:p>
              </table:table-cell>
              <table:table-cell office:value-type="float" office:value="0.00017454009824">
                <text:p>0.00017454009824</text:p>
              </table:table-cell>
            </table:table-row>
            <table:table-row>
              <table:table-cell office:value-type="string">
                <text:p>MPIBcast</text:p>
                <draw:g>
                  <svg:desc>'ProfBcast-MED'.P23:'ProfBcast-MED'.P23</svg:desc>
                </draw:g>
              </table:table-cell>
              <table:table-cell office:value-type="float" office:value="0.00010268533416">
                <text:p>0.00010268533416</text:p>
                <draw:g>
                  <svg:desc>'MPIBcast-MED'.B16:'MPIBcast-MED'.E16 'MPIBcast-MED'.H16:'MPIBcast-MED'.K16 'MPIBcast-MED'.N16:'MPIBcast-MED'.Q16 'MPIBcast-MED'.T16:'MPIBcast-MED'.W16</svg:desc>
                </draw:g>
              </table:table-cell>
              <table:table-cell office:value-type="float" office:value="0.0001292056653">
                <text:p>0.0001292056653</text:p>
              </table:table-cell>
              <table:table-cell office:value-type="float" office:value="0.00012208327868">
                <text:p>0.00012208327868</text:p>
              </table:table-cell>
              <table:table-cell office:value-type="float" office:value="0.00018155610224">
                <text:p>0.00018155610224</text:p>
              </table:table-cell>
              <table:table-cell office:value-type="float" office:value="0.00015127260758">
                <text:p>0.00015127260758</text:p>
              </table:table-cell>
              <table:table-cell office:value-type="float" office:value="0.00018080324718">
                <text:p>0.00018080324718</text:p>
              </table:table-cell>
              <table:table-cell office:value-type="float" office:value="0.00015386959176">
                <text:p>0.00015386959176</text:p>
              </table:table-cell>
              <table:table-cell office:value-type="float" office:value="0.00020368429808">
                <text:p>0.00020368429808</text:p>
              </table:table-cell>
              <table:table-cell office:value-type="float" office:value="0.00012499154823">
                <text:p>0.00012499154823</text:p>
              </table:table-cell>
              <table:table-cell office:value-type="float" office:value="0.00017733075086">
                <text:p>0.00017733075086</text:p>
              </table:table-cell>
              <table:table-cell office:value-type="float" office:value="0.00024433913228">
                <text:p>0.00024433913228</text:p>
              </table:table-cell>
              <table:table-cell office:value-type="float" office:value="0.00033559060736">
                <text:p>0.00033559060736</text:p>
              </table:table-cell>
              <table:table-cell office:value-type="float" office:value="0.00029773765765">
                <text:p>0.00029773765765</text:p>
              </table:table-cell>
              <table:table-cell office:value-type="float" office:value="0.00039282689404">
                <text:p>0.00039282689404</text:p>
              </table:table-cell>
              <table:table-cell office:value-type="float" office:value="0.00043009916288">
                <text:p>0.00043009916288</text:p>
              </table:table-cell>
              <table:table-cell office:value-type="float" office:value="0.00052637884224">
                <text:p>0.0005263788422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3" style:family="chart">
      <style:chart-properties chart:solid-type="cuboid"/>
      <style:graphic-properties draw:fill-color="#729fcf"/>
    </style:style>
    <style:style style:name="ch14" style:family="chart">
      <style:chart-properties chart:solid-type="cuboid"/>
      <style:graphic-properties draw:fill-color="#ff6d6d"/>
    </style:style>
    <style:style style:name="ch15" style:family="chart">
      <style:chart-properties chart:solid-type="cuboid"/>
      <style:graphic-properties draw:fill-color="#bbe33d"/>
    </style:style>
    <style:style style:name="ch16" style:family="chart">
      <style:chart-properties chart:solid-type="cuboid"/>
      <style:graphic-properties draw:fill-color="#ffde59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bar" chart:row-mapping="11" chart:style-name="ch1">
        <chart:title svg:x="2.898cm" svg:y="0.106cm" chart:style-name="ch2">
          <text:p>Tempo Médio/mensagem em Cada Experimento</text:p>
        </chart:title>
        <chart:subtitle svg:x="6.785cm" svg:y="1.121cm" chart:style-name="ch3">
          <text:p>MPIBcast</text:p>
        </chart:subtitle>
        <chart:plot-area chart:style-name="ch4" table:cell-range-address="'MPIBcast-MED'.B2:'MPIBcast-MED'.E3 'MPIBcast-MED'.H2:'MPIBcast-MED'.K3 'MPIBcast-MED'.N2:'MPIBcast-MED'.Q3 'MPIBcast-MED'.T2:'MPIBcast-MED'.W3 'MPIBcast-MED'.B16:'MPIBcast-MED'.E16 'MPIBcast-MED'.H16:'MPIBcast-MED'.K16 'MPIBcast-MED'.N16:'MPIBcast-MED'.Q16 'MPIBcast-MED'.T16:'MPIBcast-MED'.W16 'MPIBcast-MED'.J25:'MPIBcast-MED'.M25" chart:data-source-has-labels="row" svg:x="0.467cm" svg:y="0.729cm" svg:width="13.123cm" svg:height="8.571cm">
          <chart:coordinate-region svg:x="1.75cm" svg:y="0.928cm" svg:width="11.84cm" svg:height="7.327cm"/>
          <chart:axis chart:dimension="x" chart:name="primary-x" chart:style-name="ch5" chartooo:axis-type="auto">
            <chartooo:date-scale/>
            <chart:title svg:x="6.058cm" svg:y="9.189cm" chart:style-name="ch6">
              <text:p>Experimento</text:p>
            </chart:title>
            <chart:categories table:cell-range-address="'MPIBcast-MED'.B2:'MPIBcast-MED'.E3 'MPIBcast-MED'.H2:'MPIBcast-MED'.K3 'MPIBcast-MED'.N2:'MPIBcast-MED'.Q3 'MPIBcast-MED'.T2:'MPIBcast-MED'.W3"/>
          </chart:axis>
          <chart:axis chart:dimension="x" chart:name="secondary-x" chart:style-name="ch7"/>
          <chart:axis chart:dimension="y" chart:name="primary-y" chart:style-name="ch8">
            <chart:title svg:x="0cm" svg:y="6.434cm" chart:style-name="ch9">
              <text:p>Tempo (segundo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MPIBcast-MED'.B16:'MPIBcast-MED'.E16 'MPIBcast-MED'.H16:'MPIBcast-MED'.K16 'MPIBcast-MED'.N16:'MPIBcast-MED'.Q16 'MPIBcast-MED'.T16:'MPIBcast-MED'.W16" chart:class="chart:bar"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chart:data-point chart:style-name="ch13"/>
            <chart:data-point chart:style-name="ch14"/>
            <chart:data-point chart:style-name="ch15"/>
            <chart:data-point chart:style-name="ch16"/>
            <loext:propertry-mapping loext:property="FillColor" loext:cell-range-address="'MPIBcast-MED'.J25:'MPIBcast-MED'.M2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 processos 8</text:p>
                <text:list>
                  <text:list-item>
                    <text:p>8 processos</text:p>
                  </text:list-item>
                  <text:list-item>
                    <text:p>8</text:p>
                  </text:list-item>
                </text:list>
                <draw:g>
                  <svg:desc>'MPIBcast-MED'.B2:'MPIBcast-MED'.E3 'MPIBcast-MED'.H2:'MPIBcast-MED'.K3 'MPIBcast-MED'.N2:'MPIBcast-MED'.Q3 'MPIBcast-MED'.T2:'MPIBcast-MED'.W3</svg:desc>
                </draw:g>
              </table:table-cell>
              <table:table-cell office:value-type="string">
                <text:p>8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8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8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16 processos 8</text:p>
                <text:list>
                  <text:list-item>
                    <text:p>16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16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16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16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32 processos 8</text:p>
                <text:list>
                  <text:list-item>
                    <text:p>32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32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32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32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  <table:table-cell office:value-type="string">
                <text:p>64 processos 8</text:p>
                <text:list>
                  <text:list-item>
                    <text:p>64 processos</text:p>
                  </text:list-item>
                  <text:list-item>
                    <text:p>8</text:p>
                  </text:list-item>
                </text:list>
              </table:table-cell>
              <table:table-cell office:value-type="string">
                <text:p>64 processos 1K</text:p>
                <text:list>
                  <text:list-item>
                    <text:p/>
                  </text:list-item>
                  <text:list-item>
                    <text:p>1K</text:p>
                  </text:list-item>
                </text:list>
              </table:table-cell>
              <table:table-cell office:value-type="string">
                <text:p>64 processos 4K</text:p>
                <text:list>
                  <text:list-item>
                    <text:p/>
                  </text:list-item>
                  <text:list-item>
                    <text:p>4K</text:p>
                  </text:list-item>
                </text:list>
              </table:table-cell>
              <table:table-cell office:value-type="string">
                <text:p>64 processos 16K</text:p>
                <text:list>
                  <text:list-item>
                    <text:p/>
                  </text:list-item>
                  <text:list-item>
                    <text:p>16K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Linha 16 Linha 16 Linha 16 Linha 16</text:p>
                <draw:g>
                  <svg:desc/>
                </draw:g>
              </table:table-cell>
              <table:table-cell office:value-type="float" office:value="0.00010268533416">
                <text:p>0.00010268533416</text:p>
                <draw:g>
                  <svg:desc>'MPIBcast-MED'.B16:'MPIBcast-MED'.E16 'MPIBcast-MED'.H16:'MPIBcast-MED'.K16 'MPIBcast-MED'.N16:'MPIBcast-MED'.Q16 'MPIBcast-MED'.T16:'MPIBcast-MED'.W16</svg:desc>
                </draw:g>
              </table:table-cell>
              <table:table-cell office:value-type="float" office:value="0.0001292056653">
                <text:p>0.0001292056653</text:p>
              </table:table-cell>
              <table:table-cell office:value-type="float" office:value="0.00012208327868">
                <text:p>0.00012208327868</text:p>
              </table:table-cell>
              <table:table-cell office:value-type="float" office:value="0.00018155610224">
                <text:p>0.00018155610224</text:p>
              </table:table-cell>
              <table:table-cell office:value-type="float" office:value="0.00015127260758">
                <text:p>0.00015127260758</text:p>
              </table:table-cell>
              <table:table-cell office:value-type="float" office:value="0.00018080324718">
                <text:p>0.00018080324718</text:p>
              </table:table-cell>
              <table:table-cell office:value-type="float" office:value="0.00015386959176">
                <text:p>0.00015386959176</text:p>
              </table:table-cell>
              <table:table-cell office:value-type="float" office:value="0.00020368429808">
                <text:p>0.00020368429808</text:p>
              </table:table-cell>
              <table:table-cell office:value-type="float" office:value="0.00012499154823">
                <text:p>0.00012499154823</text:p>
              </table:table-cell>
              <table:table-cell office:value-type="float" office:value="0.00017733075086">
                <text:p>0.00017733075086</text:p>
              </table:table-cell>
              <table:table-cell office:value-type="float" office:value="0.00024433913228">
                <text:p>0.00024433913228</text:p>
              </table:table-cell>
              <table:table-cell office:value-type="float" office:value="0.00033559060736">
                <text:p>0.00033559060736</text:p>
              </table:table-cell>
              <table:table-cell office:value-type="float" office:value="0.00029773765765">
                <text:p>0.00029773765765</text:p>
              </table:table-cell>
              <table:table-cell office:value-type="float" office:value="0.00039282689404">
                <text:p>0.00039282689404</text:p>
              </table:table-cell>
              <table:table-cell office:value-type="float" office:value="0.00043009916288">
                <text:p>0.00043009916288</text:p>
              </table:table-cell>
              <table:table-cell office:value-type="float" office:value="0.00052637884224">
                <text:p>0.00052637884224</text:p>
              </table:table-cell>
            </table:table-row>
            <table:table-row>
              <table:table-cell office:value-type="string">
                <text:p>Linha 25</text:p>
                <draw:g>
                  <svg:desc/>
                </draw:g>
              </table:table-cell>
              <table:table-cell office:value-type="float" office:value="NaN">
                <text:p>NaN</text:p>
                <draw:g>
                  <svg:desc>'MPIBcast-MED'.J25:'MPIBcast-MED'.M2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maximum="0.000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Tempo Mínimo/mensagem em Cada Experimento</text:p>
        </chart:title>
        <chart:subtitle svg:x="0cm" svg:y="0cm" chart:style-name="ch3">
          <text:p/>
        </chart:subtitle>
        <chart:legend chart:legend-position="end" svg:x="2.588cm" svg:y="1.724cm" style:legend-expansion="custom" svg:width="2.43cm" svg:height="1.594cm" style:legend-expansion-aspect-ratio="1.52446675031368" chart:style-name="ch4"/>
        <chart:plot-area chart:style-name="ch5" table:cell-range-address="'ProfBcast-MIN'.B2:'ProfBcast-MIN'.E3 'ProfBcast-MIN'.H2:'ProfBcast-MIN'.K3 'ProfBcast-MIN'.N2:'ProfBcast-MIN'.Q3 'ProfBcast-MIN'.T2:'ProfBcast-MIN'.W3 'ProfBcast-MIN'.P22:'ProfBcast-MIN'.P23 'ProfBcast-MIN'.B16:'ProfBcast-MIN'.E16 'ProfBcast-MIN'.H16:'ProfBcast-MIN'.K16 'ProfBcast-MIN'.N16:'ProfBcast-MIN'.Q16 'ProfBcast-MIN'.T16:'ProfBcast-MIN'.W16 'MPIBcast-MIN'.B16:'MPIBcast-MIN'.E16 'MPIBcast-MIN'.H16:'MPIBcast-MIN'.K16 'MPIBcast-MIN'.N16:'MPIBcast-MIN'.Q16 'MPIBcast-MIN'.T16:'MPIBcast-MIN'.W16" chart:data-source-has-labels="both" svg:x="0.467cm" svg:y="0.728cm" svg:width="13.123cm" svg:height="8.572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6.058cm" svg:y="9.189cm" chart:style-name="ch7">
              <text:p>Experimento</text:p>
            </chart:title>
            <chart:categories table:cell-range-address="'ProfBcast-MIN'.B2:'ProfBcast-MIN'.E3 'ProfBcast-MIN'.H2:'ProfBcast-MIN'.K3 'ProfBcast-MIN'.N2:'ProfBcast-MIN'.Q3 'ProfBcast-MIN'.T2:'ProfBcast-MIN'.W3"/>
          </chart:axis>
          <chart:axis chart:dimension="x" chart:name="secondary-x" chart:style-name="ch8"/>
          <chart:axis chart:dimension="y" chart:name="primary-y" chart:style-name="ch9">
            <chart:title svg:x="0cm" svg:y="6.434cm" chart:style-name="ch10">
              <text:p>Tempo (segundos)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'ProfBcast-MIN'.B16:'ProfBcast-MIN'.E16 'ProfBcast-MIN'.H16:'ProfBcast-MIN'.K16 'ProfBcast-MIN'.N16:'ProfBcast-MIN'.Q16 'ProfBcast-MIN'.T16:'ProfBcast-MIN'.W16" chart:label-cell-address="'ProfBcast-MIN'.P22:'ProfBcast-MIN'.P22" chart:class="chart:line">
            <chart:data-point chart:repeated="16"/>
          </chart:series>
          <chart:series chart:attached-axis="primary-y" chart:style-name="ch13" chart:values-cell-range-address="'MPIBcast-MIN'.B16:'MPIBcast-MIN'.E16 'MPIBcast-MIN'.H16:'MPIBcast-MIN'.K16 'MPIBcast-MIN'.N16:'MPIBcast-MIN'.Q16 'MPIBcast-MIN'.T16:'MPIBcast-MIN'.W16" chart:label-cell-address="'ProfBcast-MIN'.P23:'ProfBcast-MIN'.P23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fBcast</text:p>
                <draw:g>
                  <svg:desc>'ProfBcast-MIN'.P22:'ProfBcast-MIN'.P22</svg:desc>
                </draw:g>
              </table:table-cell>
              <table:table-cell office:value-type="string">
                <text:p>MPIBcast</text:p>
                <draw:g>
                  <svg:desc>'ProfBcast-MIN'.P23:'ProfBcast-MIN'.P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ofBcast</text:p>
                <text:list>
                  <text:list-item>
                    <text:p/>
                  </text:list-item>
                  <text:list-item>
                    <text:p>ProfBcast</text:p>
                  </text:list-item>
                </text:list>
                <draw:g>
                  <svg:desc>'ProfBcast-MIN'.B2:'ProfBcast-MIN'.E3 'ProfBcast-MIN'.H2:'ProfBcast-MIN'.K3 'ProfBcast-MIN'.N2:'ProfBcast-MIN'.Q3 'ProfBcast-MIN'.T2:'ProfBcast-MIN'.W3</svg:desc>
                </draw:g>
              </table:table-cell>
              <table:table-cell office:value-type="float" office:value="0.000095978969">
                <text:p>0.000095978969</text:p>
                <draw:g>
                  <svg:desc>'ProfBcast-MIN'.B16:'ProfBcast-MIN'.E16 'ProfBcast-MIN'.H16:'ProfBcast-MIN'.K16 'ProfBcast-MIN'.N16:'ProfBcast-MIN'.Q16 'ProfBcast-MIN'.T16:'ProfBcast-MIN'.W16</svg:desc>
                </draw:g>
              </table:table-cell>
              <table:table-cell office:value-type="float" office:value="0.0000939073126">
                <text:p>0.0000939073126</text:p>
                <draw:g>
                  <svg:desc>'MPIBcast-MIN'.B16:'MPIBcast-MIN'.E16 'MPIBcast-MIN'.H16:'MPIBcast-MIN'.K16 'MPIBcast-MIN'.N16:'MPIBcast-MIN'.Q16 'MPIBcast-MIN'.T16:'MPIBcast-MIN'.W16</svg:desc>
                </draw:g>
              </table:table-cell>
            </table:table-row>
            <table:table-row>
              <table:table-cell office:value-type="string">
                <text:p>MPIBcast</text:p>
                <text:list>
                  <text:list-item>
                    <text:p/>
                  </text:list-item>
                  <text:list-item>
                    <text:p>MPIBcast</text:p>
                  </text:list-item>
                </text:list>
              </table:table-cell>
              <table:table-cell office:value-type="float" office:value="0.00009732263">
                <text:p>0.00009732263</text:p>
              </table:table-cell>
              <table:table-cell office:value-type="float" office:value="0.0001198633098">
                <text:p>0.0001198633098</text:p>
              </table:table-cell>
            </table:table-row>
            <table:table-row>
              <table:table-cell office:value-type="string"/>
              <table:table-cell office:value-type="float" office:value="0.0001182697236">
                <text:p>0.0001182697236</text:p>
              </table:table-cell>
              <table:table-cell office:value-type="float" office:value="0.0001143027604">
                <text:p>0.0001143027604</text:p>
              </table:table-cell>
            </table:table-row>
            <table:table-row>
              <table:table-cell office:value-type="string"/>
              <table:table-cell office:value-type="float" office:value="0.0001586487144">
                <text:p>0.0001586487144</text:p>
              </table:table-cell>
              <table:table-cell office:value-type="float" office:value="0.0001742089744">
                <text:p>0.0001742089744</text:p>
              </table:table-cell>
            </table:table-row>
            <table:table-row>
              <table:table-cell office:value-type="string"/>
              <table:table-cell office:value-type="float" office:value="0.0000963383652">
                <text:p>0.0000963383652</text:p>
              </table:table-cell>
              <table:table-cell office:value-type="float" office:value="0.0001385805517">
                <text:p>0.0001385805517</text:p>
              </table:table-cell>
            </table:table-row>
            <table:table-row>
              <table:table-cell office:value-type="string"/>
              <table:table-cell office:value-type="float" office:value="0.0001209461884">
                <text:p>0.0001209461884</text:p>
              </table:table-cell>
              <table:table-cell office:value-type="float" office:value="0.0001607517952">
                <text:p>0.0001607517952</text:p>
              </table:table-cell>
            </table:table-row>
            <table:table-row>
              <table:table-cell office:value-type="string"/>
              <table:table-cell office:value-type="float" office:value="0.000146961008">
                <text:p>0.000146961008</text:p>
              </table:table-cell>
              <table:table-cell office:value-type="float" office:value="0.0001463991884">
                <text:p>0.0001463991884</text:p>
              </table:table-cell>
            </table:table-row>
            <table:table-row>
              <table:table-cell office:value-type="string"/>
              <table:table-cell office:value-type="float" office:value="0.0002053556976">
                <text:p>0.0002053556976</text:p>
              </table:table-cell>
              <table:table-cell office:value-type="float" office:value="0.0001904963128">
                <text:p>0.0001904963128</text:p>
              </table:table-cell>
            </table:table-row>
            <table:table-row>
              <table:table-cell office:value-type="string"/>
              <table:table-cell office:value-type="float" office:value="0.000107045131">
                <text:p>0.000107045131</text:p>
              </table:table-cell>
              <table:table-cell office:value-type="float" office:value="0.0001164473165">
                <text:p>0.0001164473165</text:p>
              </table:table-cell>
            </table:table-row>
            <table:table-row>
              <table:table-cell office:value-type="string"/>
              <table:table-cell office:value-type="float" office:value="0.0001438150846">
                <text:p>0.0001438150846</text:p>
              </table:table-cell>
              <table:table-cell office:value-type="float" office:value="0.0001617023974">
                <text:p>0.0001617023974</text:p>
              </table:table-cell>
            </table:table-row>
            <table:table-row>
              <table:table-cell office:value-type="string"/>
              <table:table-cell office:value-type="float" office:value="0.000216899516">
                <text:p>0.000216899516</text:p>
              </table:table-cell>
              <table:table-cell office:value-type="float" office:value="0.000209960814">
                <text:p>0.000209960814</text:p>
              </table:table-cell>
            </table:table-row>
            <table:table-row>
              <table:table-cell office:value-type="string"/>
              <table:table-cell office:value-type="float" office:value="0.000217725488">
                <text:p>0.000217725488</text:p>
              </table:table-cell>
              <table:table-cell office:value-type="float" office:value="0.0002887375624">
                <text:p>0.0002887375624</text:p>
              </table:table-cell>
            </table:table-row>
            <table:table-row>
              <table:table-cell office:value-type="string"/>
              <table:table-cell office:value-type="float" office:value="0.0000835973461">
                <text:p>0.0000835973461</text:p>
              </table:table-cell>
              <table:table-cell office:value-type="float" office:value="0.0002805450842">
                <text:p>0.0002805450842</text:p>
              </table:table-cell>
            </table:table-row>
            <table:table-row>
              <table:table-cell office:value-type="string"/>
              <table:table-cell office:value-type="float" office:value="0.0002443042702">
                <text:p>0.0002443042702</text:p>
              </table:table-cell>
              <table:table-cell office:value-type="float" office:value="0.0003598146314">
                <text:p>0.0003598146314</text:p>
              </table:table-cell>
            </table:table-row>
            <table:table-row>
              <table:table-cell office:value-type="string"/>
              <table:table-cell office:value-type="float" office:value="0.0002806352336">
                <text:p>0.0002806352336</text:p>
              </table:table-cell>
              <table:table-cell office:value-type="float" office:value="0.0003921586788">
                <text:p>0.0003921586788</text:p>
              </table:table-cell>
            </table:table-row>
            <table:table-row>
              <table:table-cell office:value-type="string"/>
              <table:table-cell office:value-type="float" office:value="0.0001613356448">
                <text:p>0.0001613356448</text:p>
              </table:table-cell>
              <table:table-cell office:value-type="float" office:value="0.0004352351928">
                <text:p>0.000435235192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maximum="0.000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0000" draw:fill-color="#ff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Tempo Médio/mensagem em Cada Experimento</text:p>
        </chart:title>
        <chart:subtitle svg:x="0cm" svg:y="0cm" chart:style-name="ch3">
          <text:p/>
        </chart:subtitle>
        <chart:legend chart:legend-position="end" svg:x="2.588cm" svg:y="1.724cm" style:legend-expansion="custom" svg:width="2.43cm" svg:height="1.594cm" style:legend-expansion-aspect-ratio="1.52446675031368" chart:style-name="ch4"/>
        <chart:plot-area chart:style-name="ch5" table:cell-range-address="'ProfBcast-MED'.B2:'ProfBcast-MED'.E3 'ProfBcast-MED'.H2:'ProfBcast-MED'.K3 'ProfBcast-MED'.N2:'ProfBcast-MED'.Q3 'ProfBcast-MED'.T2:'ProfBcast-MED'.W3 'ProfBcast-MED'.P22:'ProfBcast-MED'.P23 'ProfBcast-MED'.B16:'ProfBcast-MED'.E16 'ProfBcast-MED'.H16:'ProfBcast-MED'.K16 'ProfBcast-MED'.N16:'ProfBcast-MED'.Q16 'ProfBcast-MED'.T16:'ProfBcast-MED'.W16 'MPIBcast-MED'.B16:'MPIBcast-MED'.E16 'MPIBcast-MED'.H16:'MPIBcast-MED'.K16 'MPIBcast-MED'.N16:'MPIBcast-MED'.Q16 'MPIBcast-MED'.T16:'MPIBcast-MED'.W16" chart:data-source-has-labels="both" svg:x="0.467cm" svg:y="0.728cm" svg:width="13.123cm" svg:height="8.572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6.058cm" svg:y="9.189cm" chart:style-name="ch7">
              <text:p>Experimento</text:p>
            </chart:title>
            <chart:categories table:cell-range-address="'ProfBcast-MED'.B2:'ProfBcast-MED'.E3 'ProfBcast-MED'.H2:'ProfBcast-MED'.K3 'ProfBcast-MED'.N2:'ProfBcast-MED'.Q3 'ProfBcast-MED'.T2:'ProfBcast-MED'.W3"/>
          </chart:axis>
          <chart:axis chart:dimension="x" chart:name="secondary-x" chart:style-name="ch8"/>
          <chart:axis chart:dimension="y" chart:name="primary-y" chart:style-name="ch9">
            <chart:title svg:x="0cm" svg:y="6.434cm" chart:style-name="ch10">
              <text:p>Tempo (segundos)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'ProfBcast-MED'.B16:'ProfBcast-MED'.E16 'ProfBcast-MED'.H16:'ProfBcast-MED'.K16 'ProfBcast-MED'.N16:'ProfBcast-MED'.Q16 'ProfBcast-MED'.T16:'ProfBcast-MED'.W16" chart:label-cell-address="'ProfBcast-MED'.P22:'ProfBcast-MED'.P22" chart:class="chart:line">
            <chart:data-point chart:repeated="16"/>
          </chart:series>
          <chart:series chart:attached-axis="primary-y" chart:style-name="ch13" chart:values-cell-range-address="'MPIBcast-MED'.B16:'MPIBcast-MED'.E16 'MPIBcast-MED'.H16:'MPIBcast-MED'.K16 'MPIBcast-MED'.N16:'MPIBcast-MED'.Q16 'MPIBcast-MED'.T16:'MPIBcast-MED'.W16" chart:label-cell-address="'ProfBcast-MED'.P23:'ProfBcast-MED'.P23" chart:class="chart:line"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fBcast</text:p>
                <draw:g>
                  <svg:desc>'ProfBcast-MED'.P22:'ProfBcast-MED'.P22</svg:desc>
                </draw:g>
              </table:table-cell>
              <table:table-cell office:value-type="string">
                <text:p>MPIBcast</text:p>
                <draw:g>
                  <svg:desc>'ProfBcast-MED'.P23:'ProfBcast-MED'.P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ofBcast</text:p>
                <text:list>
                  <text:list-item>
                    <text:p/>
                  </text:list-item>
                  <text:list-item>
                    <text:p>ProfBcast</text:p>
                  </text:list-item>
                </text:list>
                <draw:g>
                  <svg:desc>'ProfBcast-MED'.B2:'ProfBcast-MED'.E3 'ProfBcast-MED'.H2:'ProfBcast-MED'.K3 'ProfBcast-MED'.N2:'ProfBcast-MED'.Q3 'ProfBcast-MED'.T2:'ProfBcast-MED'.W3</svg:desc>
                </draw:g>
              </table:table-cell>
              <table:table-cell office:value-type="float" office:value="0.00010174024733">
                <text:p>0.00010174024733</text:p>
                <draw:g>
                  <svg:desc>'ProfBcast-MED'.B16:'ProfBcast-MED'.E16 'ProfBcast-MED'.H16:'ProfBcast-MED'.K16 'ProfBcast-MED'.N16:'ProfBcast-MED'.Q16 'ProfBcast-MED'.T16:'ProfBcast-MED'.W16</svg:desc>
                </draw:g>
              </table:table-cell>
              <table:table-cell office:value-type="float" office:value="0.00010268533416">
                <text:p>0.00010268533416</text:p>
                <draw:g>
                  <svg:desc>'MPIBcast-MED'.B16:'MPIBcast-MED'.E16 'MPIBcast-MED'.H16:'MPIBcast-MED'.K16 'MPIBcast-MED'.N16:'MPIBcast-MED'.Q16 'MPIBcast-MED'.T16:'MPIBcast-MED'.W16</svg:desc>
                </draw:g>
              </table:table-cell>
            </table:table-row>
            <table:table-row>
              <table:table-cell office:value-type="string">
                <text:p>MPIBcast</text:p>
                <text:list>
                  <text:list-item>
                    <text:p/>
                  </text:list-item>
                  <text:list-item>
                    <text:p>MPIBcast</text:p>
                  </text:list-item>
                </text:list>
              </table:table-cell>
              <table:table-cell office:value-type="float" office:value="0.0001049608946">
                <text:p>0.0001049608946</text:p>
              </table:table-cell>
              <table:table-cell office:value-type="float" office:value="0.0001292056653">
                <text:p>0.0001292056653</text:p>
              </table:table-cell>
            </table:table-row>
            <table:table-row>
              <table:table-cell office:value-type="string"/>
              <table:table-cell office:value-type="float" office:value="0.0001251527356">
                <text:p>0.0001251527356</text:p>
              </table:table-cell>
              <table:table-cell office:value-type="float" office:value="0.00012208327868">
                <text:p>0.00012208327868</text:p>
              </table:table-cell>
            </table:table-row>
            <table:table-row>
              <table:table-cell office:value-type="string"/>
              <table:table-cell office:value-type="float" office:value="0.00017020718112">
                <text:p>0.00017020718112</text:p>
              </table:table-cell>
              <table:table-cell office:value-type="float" office:value="0.00018155610224">
                <text:p>0.00018155610224</text:p>
              </table:table-cell>
            </table:table-row>
            <table:table-row>
              <table:table-cell office:value-type="string"/>
              <table:table-cell office:value-type="float" office:value="0.00010749320335">
                <text:p>0.00010749320335</text:p>
              </table:table-cell>
              <table:table-cell office:value-type="float" office:value="0.00015127260758">
                <text:p>0.00015127260758</text:p>
              </table:table-cell>
            </table:table-row>
            <table:table-row>
              <table:table-cell office:value-type="string"/>
              <table:table-cell office:value-type="float" office:value="0.00013353241952">
                <text:p>0.00013353241952</text:p>
              </table:table-cell>
              <table:table-cell office:value-type="float" office:value="0.00018080324718">
                <text:p>0.00018080324718</text:p>
              </table:table-cell>
            </table:table-row>
            <table:table-row>
              <table:table-cell office:value-type="string"/>
              <table:table-cell office:value-type="float" office:value="0.00016631948688">
                <text:p>0.00016631948688</text:p>
              </table:table-cell>
              <table:table-cell office:value-type="float" office:value="0.00015386959176">
                <text:p>0.00015386959176</text:p>
              </table:table-cell>
            </table:table-row>
            <table:table-row>
              <table:table-cell office:value-type="string"/>
              <table:table-cell office:value-type="float" office:value="0.00022172164272">
                <text:p>0.00022172164272</text:p>
              </table:table-cell>
              <table:table-cell office:value-type="float" office:value="0.00020368429808">
                <text:p>0.00020368429808</text:p>
              </table:table-cell>
            </table:table-row>
            <table:table-row>
              <table:table-cell office:value-type="string"/>
              <table:table-cell office:value-type="float" office:value="0.00012028955477">
                <text:p>0.00012028955477</text:p>
              </table:table-cell>
              <table:table-cell office:value-type="float" office:value="0.00012499154823">
                <text:p>0.00012499154823</text:p>
              </table:table-cell>
            </table:table-row>
            <table:table-row>
              <table:table-cell office:value-type="string"/>
              <table:table-cell office:value-type="float" office:value="0.00015873145216">
                <text:p>0.00015873145216</text:p>
              </table:table-cell>
              <table:table-cell office:value-type="float" office:value="0.00017733075086">
                <text:p>0.00017733075086</text:p>
              </table:table-cell>
            </table:table-row>
            <table:table-row>
              <table:table-cell office:value-type="string"/>
              <table:table-cell office:value-type="float" office:value="0.00023397924836">
                <text:p>0.00023397924836</text:p>
              </table:table-cell>
              <table:table-cell office:value-type="float" office:value="0.00024433913228">
                <text:p>0.00024433913228</text:p>
              </table:table-cell>
            </table:table-row>
            <table:table-row>
              <table:table-cell office:value-type="string"/>
              <table:table-cell office:value-type="float" office:value="0.0002634205752">
                <text:p>0.0002634205752</text:p>
              </table:table-cell>
              <table:table-cell office:value-type="float" office:value="0.00033559060736">
                <text:p>0.00033559060736</text:p>
              </table:table-cell>
            </table:table-row>
            <table:table-row>
              <table:table-cell office:value-type="string"/>
              <table:table-cell office:value-type="float" office:value="0.00009256204992">
                <text:p>0.00009256204992</text:p>
              </table:table-cell>
              <table:table-cell office:value-type="float" office:value="0.00029773765765">
                <text:p>0.00029773765765</text:p>
              </table:table-cell>
            </table:table-row>
            <table:table-row>
              <table:table-cell office:value-type="string"/>
              <table:table-cell office:value-type="float" office:value="0.0002550447004">
                <text:p>0.0002550447004</text:p>
              </table:table-cell>
              <table:table-cell office:value-type="float" office:value="0.00039282689404">
                <text:p>0.00039282689404</text:p>
              </table:table-cell>
            </table:table-row>
            <table:table-row>
              <table:table-cell office:value-type="string"/>
              <table:table-cell office:value-type="float" office:value="0.00031951329668">
                <text:p>0.00031951329668</text:p>
              </table:table-cell>
              <table:table-cell office:value-type="float" office:value="0.00043009916288">
                <text:p>0.00043009916288</text:p>
              </table:table-cell>
            </table:table-row>
            <table:table-row>
              <table:table-cell office:value-type="string"/>
              <table:table-cell office:value-type="float" office:value="0.00017454009824">
                <text:p>0.00017454009824</text:p>
              </table:table-cell>
              <table:table-cell office:value-type="float" office:value="0.00052637884224">
                <text:p>0.0005263788422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fill="solid" draw:fill-color="#d9d9d9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series-source="rows" chart:right-angled-axes="true"/>
    </style:style>
    <style:style style:name="ch6" style:family="chart" style:data-style-name="N1000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1000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display-label="true" chart:logarithmic="false" chart:minimum="0" chart:maximum="0.0006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>
      <style:graphic-properties svg:stroke-color="#b3b3b3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6d6d" draw:fill-color="#ff6d6d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c9211e" draw:fill-color="#c9211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127622" draw:fill-color="#127622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81d41a" draw:fill-color="#81d41a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.01cm" svg:height="9.749cm" xlink:href=".." xlink:type="simple" chart:class="chart:line" chart:style-name="ch1">
        <chart:title svg:x="2.898cm" svg:y="0.106cm" chart:style-name="ch2">
          <text:p>Comparando Gráficos</text:p>
        </chart:title>
        <chart:subtitle svg:x="0cm" svg:y="0cm" chart:style-name="ch3">
          <text:p/>
        </chart:subtitle>
        <chart:legend chart:legend-position="end" svg:x="2.102cm" svg:y="1.113cm" style:legend-expansion="custom" svg:width="3.793cm" svg:height="2.682cm" style:legend-expansion-aspect-ratio="1.41424310216257" chart:style-name="ch4"/>
        <chart:plot-area chart:style-name="ch5" table:cell-range-address="'ProfBcast-MED'.B2:'ProfBcast-MED'.E3 'ProfBcast-MED'.H2:'ProfBcast-MED'.K3 'ProfBcast-MED'.N2:'ProfBcast-MED'.Q3 'ProfBcast-MED'.T2:'ProfBcast-MED'.W3 'Compara Gráficos'.Z3:'Compara Gráficos'.Z5 'MPIBcast-MIN'.B16:'MPIBcast-MIN'.E16 'MPIBcast-MIN'.H16:'MPIBcast-MIN'.K16 'MPIBcast-MIN'.N16:'MPIBcast-MIN'.Q16 'MPIBcast-MIN'.T16:'MPIBcast-MIN'.W16 'ProfBcast-MIN'.B16:'ProfBcast-MIN'.E16 'ProfBcast-MIN'.H16:'ProfBcast-MIN'.K16 'ProfBcast-MIN'.N16:'ProfBcast-MIN'.Q16 'ProfBcast-MIN'.T16:'ProfBcast-MIN'.W16 'Compara Gráficos'.Z6:'Compara Gráficos'.Z6 'ProfBcast-MED'.B16:'ProfBcast-MED'.E16 'ProfBcast-MED'.H16:'ProfBcast-MED'.K16 'ProfBcast-MED'.N16:'ProfBcast-MED'.Q16 'ProfBcast-MED'.T16:'ProfBcast-MED'.W16 'MPIBcast-MED'.B16:'MPIBcast-MED'.E16 'MPIBcast-MED'.H16:'MPIBcast-MED'.K16 'MPIBcast-MED'.N16:'MPIBcast-MED'.Q16 'MPIBcast-MED'.T16:'MPIBcast-MED'.W16" chart:data-source-has-labels="both" svg:x="0.467cm" svg:y="0.728cm" svg:width="13.123cm" svg:height="8.572cm">
          <chart:coordinate-region svg:x="1.75cm" svg:y="0.928cm" svg:width="11.84cm" svg:height="7.327cm"/>
          <chart:axis chart:dimension="x" chart:name="primary-x" chart:style-name="ch6" chartooo:axis-type="auto">
            <chartooo:date-scale/>
            <chart:title svg:x="6.058cm" svg:y="9.189cm" chart:style-name="ch7">
              <text:p>Experimento</text:p>
            </chart:title>
            <chart:categories table:cell-range-address="'ProfBcast-MED'.B2:'ProfBcast-MED'.E3 'ProfBcast-MED'.H2:'ProfBcast-MED'.K3 'ProfBcast-MED'.N2:'ProfBcast-MED'.Q3 'ProfBcast-MED'.T2:'ProfBcast-MED'.W3"/>
          </chart:axis>
          <chart:axis chart:dimension="x" chart:name="secondary-x" chart:style-name="ch8"/>
          <chart:axis chart:dimension="y" chart:name="primary-y" chart:style-name="ch9">
            <chart:title svg:x="0cm" svg:y="6.434cm" chart:style-name="ch10">
              <text:p>Tempo (segundos)</text:p>
            </chart:title>
            <chart:grid chart:style-name="ch11" chart:class="major"/>
          </chart:axis>
          <chart:axis chart:dimension="y" chart:name="secondary-y" chart:style-name="ch8"/>
          <chart:series chart:attached-axis="primary-y" chart:style-name="ch12" chart:values-cell-range-address="'MPIBcast-MIN'.B16:'MPIBcast-MIN'.E16 'MPIBcast-MIN'.H16:'MPIBcast-MIN'.K16 'MPIBcast-MIN'.N16:'MPIBcast-MIN'.Q16 'MPIBcast-MIN'.T16:'MPIBcast-MIN'.W16" chart:label-cell-address="'Compara Gráficos'.Z3:'Compara Gráficos'.Z3" chart:class="chart:line">
            <chart:data-point chart:repeated="16"/>
          </chart:series>
          <chart:series chart:attached-axis="primary-y" chart:style-name="ch13" chart:values-cell-range-address="'ProfBcast-MIN'.B16:'ProfBcast-MIN'.E16 'ProfBcast-MIN'.H16:'ProfBcast-MIN'.K16 'ProfBcast-MIN'.N16:'ProfBcast-MIN'.Q16 'ProfBcast-MIN'.T16:'ProfBcast-MIN'.W16" chart:label-cell-address="'Compara Gráficos'.Z4:'Compara Gráficos'.Z4" chart:class="chart:line">
            <chart:data-point chart:repeated="16"/>
          </chart:series>
          <chart:series chart:attached-axis="primary-y" chart:style-name="ch14" chart:values-cell-range-address="'ProfBcast-MED'.B16:'ProfBcast-MED'.E16 'ProfBcast-MED'.H16:'ProfBcast-MED'.K16 'ProfBcast-MED'.N16:'ProfBcast-MED'.Q16 'ProfBcast-MED'.T16:'ProfBcast-MED'.W16" chart:label-cell-address="'Compara Gráficos'.Z6:'Compara Gráficos'.Z6" chart:class="chart:line">
            <chart:data-point chart:repeated="16"/>
          </chart:series>
          <chart:series chart:attached-axis="primary-y" chart:style-name="ch15" chart:values-cell-range-address="'MPIBcast-MED'.B16:'MPIBcast-MED'.E16 'MPIBcast-MED'.H16:'MPIBcast-MED'.K16 'MPIBcast-MED'.N16:'MPIBcast-MED'.Q16 'MPIBcast-MED'.T16:'MPIBcast-MED'.W16" chart:label-cell-address="'Compara Gráficos'.Z5:'Compara Gráficos'.Z5" chart:class="chart:line">
            <chart:data-point chart:repeated="1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ínimo MPI_Bcast</text:p>
                <draw:g>
                  <svg:desc>'Compara Gráficos'.Z3:'Compara Gráficos'.Z3</svg:desc>
                </draw:g>
              </table:table-cell>
              <table:table-cell office:value-type="string">
                <text:p>Mínimo sBBT_Bcast</text:p>
                <draw:g>
                  <svg:desc>'Compara Gráficos'.Z4:'Compara Gráficos'.Z4</svg:desc>
                </draw:g>
              </table:table-cell>
              <table:table-cell office:value-type="string">
                <text:p>Média sBBT_Bcast</text:p>
                <draw:g>
                  <svg:desc>'Compara Gráficos'.Z6:'Compara Gráficos'.Z6</svg:desc>
                </draw:g>
              </table:table-cell>
              <table:table-cell office:value-type="string">
                <text:p>Média MPI_Bcast</text:p>
                <draw:g>
                  <svg:desc>'Compara Gráficos'.Z5:'Compara Gráficos'.Z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ínimo MPI_Bcast</text:p>
                <text:list>
                  <text:list-item>
                    <text:p/>
                  </text:list-item>
                  <text:list-item>
                    <text:p>Mínimo MPI_Bcast</text:p>
                  </text:list-item>
                </text:list>
                <draw:g>
                  <svg:desc>'ProfBcast-MED'.B2:'ProfBcast-MED'.E3 'ProfBcast-MED'.H2:'ProfBcast-MED'.K3 'ProfBcast-MED'.N2:'ProfBcast-MED'.Q3 'ProfBcast-MED'.T2:'ProfBcast-MED'.W3</svg:desc>
                </draw:g>
              </table:table-cell>
              <table:table-cell office:value-type="float" office:value="0.0000939073126">
                <text:p>0.0000939073126</text:p>
                <draw:g>
                  <svg:desc>'MPIBcast-MIN'.B16:'MPIBcast-MIN'.E16 'MPIBcast-MIN'.H16:'MPIBcast-MIN'.K16 'MPIBcast-MIN'.N16:'MPIBcast-MIN'.Q16 'MPIBcast-MIN'.T16:'MPIBcast-MIN'.W16</svg:desc>
                </draw:g>
              </table:table-cell>
              <table:table-cell office:value-type="float" office:value="0.000095978969">
                <text:p>0.000095978969</text:p>
                <draw:g>
                  <svg:desc>'ProfBcast-MIN'.B16:'ProfBcast-MIN'.E16 'ProfBcast-MIN'.H16:'ProfBcast-MIN'.K16 'ProfBcast-MIN'.N16:'ProfBcast-MIN'.Q16 'ProfBcast-MIN'.T16:'ProfBcast-MIN'.W16</svg:desc>
                </draw:g>
              </table:table-cell>
              <table:table-cell office:value-type="float" office:value="0.00010174024733">
                <text:p>0.00010174024733</text:p>
                <draw:g>
                  <svg:desc>'ProfBcast-MED'.B16:'ProfBcast-MED'.E16 'ProfBcast-MED'.H16:'ProfBcast-MED'.K16 'ProfBcast-MED'.N16:'ProfBcast-MED'.Q16 'ProfBcast-MED'.T16:'ProfBcast-MED'.W16</svg:desc>
                </draw:g>
              </table:table-cell>
              <table:table-cell office:value-type="float" office:value="0.00010268533416">
                <text:p>0.00010268533416</text:p>
                <draw:g>
                  <svg:desc>'MPIBcast-MED'.B16:'MPIBcast-MED'.E16 'MPIBcast-MED'.H16:'MPIBcast-MED'.K16 'MPIBcast-MED'.N16:'MPIBcast-MED'.Q16 'MPIBcast-MED'.T16:'MPIBcast-MED'.W16</svg:desc>
                </draw:g>
              </table:table-cell>
            </table:table-row>
            <table:table-row>
              <table:table-cell office:value-type="string">
                <text:p>Mínimo sBBT_Bcast</text:p>
                <text:list>
                  <text:list-item>
                    <text:p/>
                  </text:list-item>
                  <text:list-item>
                    <text:p>Mínimo sBBT_Bcast</text:p>
                  </text:list-item>
                </text:list>
              </table:table-cell>
              <table:table-cell office:value-type="float" office:value="0.0001198633098">
                <text:p>0.0001198633098</text:p>
              </table:table-cell>
              <table:table-cell office:value-type="float" office:value="0.00009732263">
                <text:p>0.00009732263</text:p>
              </table:table-cell>
              <table:table-cell office:value-type="float" office:value="0.0001049608946">
                <text:p>0.0001049608946</text:p>
              </table:table-cell>
              <table:table-cell office:value-type="float" office:value="0.0001292056653">
                <text:p>0.0001292056653</text:p>
              </table:table-cell>
            </table:table-row>
            <table:table-row>
              <table:table-cell office:value-type="string">
                <text:p>Média sBBT_Bcast</text:p>
                <text:list>
                  <text:list-item>
                    <text:p/>
                  </text:list-item>
                  <text:list-item>
                    <text:p>Média sBBT_Bcast</text:p>
                  </text:list-item>
                </text:list>
              </table:table-cell>
              <table:table-cell office:value-type="float" office:value="0.0001143027604">
                <text:p>0.0001143027604</text:p>
              </table:table-cell>
              <table:table-cell office:value-type="float" office:value="0.0001182697236">
                <text:p>0.0001182697236</text:p>
              </table:table-cell>
              <table:table-cell office:value-type="float" office:value="0.0001251527356">
                <text:p>0.0001251527356</text:p>
              </table:table-cell>
              <table:table-cell office:value-type="float" office:value="0.00012208327868">
                <text:p>0.00012208327868</text:p>
              </table:table-cell>
            </table:table-row>
            <table:table-row>
              <table:table-cell office:value-type="string">
                <text:p>Média MPI_Bcast</text:p>
                <text:list>
                  <text:list-item>
                    <text:p/>
                  </text:list-item>
                  <text:list-item>
                    <text:p>Média MPI_Bcast</text:p>
                  </text:list-item>
                </text:list>
              </table:table-cell>
              <table:table-cell office:value-type="float" office:value="0.0001742089744">
                <text:p>0.0001742089744</text:p>
              </table:table-cell>
              <table:table-cell office:value-type="float" office:value="0.0001586487144">
                <text:p>0.0001586487144</text:p>
              </table:table-cell>
              <table:table-cell office:value-type="float" office:value="0.00017020718112">
                <text:p>0.00017020718112</text:p>
              </table:table-cell>
              <table:table-cell office:value-type="float" office:value="0.00018155610224">
                <text:p>0.00018155610224</text:p>
              </table:table-cell>
            </table:table-row>
            <table:table-row>
              <table:table-cell office:value-type="string"/>
              <table:table-cell office:value-type="float" office:value="0.0001385805517">
                <text:p>0.0001385805517</text:p>
              </table:table-cell>
              <table:table-cell office:value-type="float" office:value="0.0000963383652">
                <text:p>0.0000963383652</text:p>
              </table:table-cell>
              <table:table-cell office:value-type="float" office:value="0.00010749320335">
                <text:p>0.00010749320335</text:p>
              </table:table-cell>
              <table:table-cell office:value-type="float" office:value="0.00015127260758">
                <text:p>0.00015127260758</text:p>
              </table:table-cell>
            </table:table-row>
            <table:table-row>
              <table:table-cell office:value-type="string"/>
              <table:table-cell office:value-type="float" office:value="0.0001607517952">
                <text:p>0.0001607517952</text:p>
              </table:table-cell>
              <table:table-cell office:value-type="float" office:value="0.0001209461884">
                <text:p>0.0001209461884</text:p>
              </table:table-cell>
              <table:table-cell office:value-type="float" office:value="0.00013353241952">
                <text:p>0.00013353241952</text:p>
              </table:table-cell>
              <table:table-cell office:value-type="float" office:value="0.00018080324718">
                <text:p>0.00018080324718</text:p>
              </table:table-cell>
            </table:table-row>
            <table:table-row>
              <table:table-cell office:value-type="string"/>
              <table:table-cell office:value-type="float" office:value="0.0001463991884">
                <text:p>0.0001463991884</text:p>
              </table:table-cell>
              <table:table-cell office:value-type="float" office:value="0.000146961008">
                <text:p>0.000146961008</text:p>
              </table:table-cell>
              <table:table-cell office:value-type="float" office:value="0.00016631948688">
                <text:p>0.00016631948688</text:p>
              </table:table-cell>
              <table:table-cell office:value-type="float" office:value="0.00015386959176">
                <text:p>0.00015386959176</text:p>
              </table:table-cell>
            </table:table-row>
            <table:table-row>
              <table:table-cell office:value-type="string"/>
              <table:table-cell office:value-type="float" office:value="0.0001904963128">
                <text:p>0.0001904963128</text:p>
              </table:table-cell>
              <table:table-cell office:value-type="float" office:value="0.0002053556976">
                <text:p>0.0002053556976</text:p>
              </table:table-cell>
              <table:table-cell office:value-type="float" office:value="0.00022172164272">
                <text:p>0.00022172164272</text:p>
              </table:table-cell>
              <table:table-cell office:value-type="float" office:value="0.00020368429808">
                <text:p>0.00020368429808</text:p>
              </table:table-cell>
            </table:table-row>
            <table:table-row>
              <table:table-cell office:value-type="string"/>
              <table:table-cell office:value-type="float" office:value="0.0001164473165">
                <text:p>0.0001164473165</text:p>
              </table:table-cell>
              <table:table-cell office:value-type="float" office:value="0.000107045131">
                <text:p>0.000107045131</text:p>
              </table:table-cell>
              <table:table-cell office:value-type="float" office:value="0.00012028955477">
                <text:p>0.00012028955477</text:p>
              </table:table-cell>
              <table:table-cell office:value-type="float" office:value="0.00012499154823">
                <text:p>0.00012499154823</text:p>
              </table:table-cell>
            </table:table-row>
            <table:table-row>
              <table:table-cell office:value-type="string"/>
              <table:table-cell office:value-type="float" office:value="0.0001617023974">
                <text:p>0.0001617023974</text:p>
              </table:table-cell>
              <table:table-cell office:value-type="float" office:value="0.0001438150846">
                <text:p>0.0001438150846</text:p>
              </table:table-cell>
              <table:table-cell office:value-type="float" office:value="0.00015873145216">
                <text:p>0.00015873145216</text:p>
              </table:table-cell>
              <table:table-cell office:value-type="float" office:value="0.00017733075086">
                <text:p>0.00017733075086</text:p>
              </table:table-cell>
            </table:table-row>
            <table:table-row>
              <table:table-cell office:value-type="string"/>
              <table:table-cell office:value-type="float" office:value="0.000209960814">
                <text:p>0.000209960814</text:p>
              </table:table-cell>
              <table:table-cell office:value-type="float" office:value="0.000216899516">
                <text:p>0.000216899516</text:p>
              </table:table-cell>
              <table:table-cell office:value-type="float" office:value="0.00023397924836">
                <text:p>0.00023397924836</text:p>
              </table:table-cell>
              <table:table-cell office:value-type="float" office:value="0.00024433913228">
                <text:p>0.00024433913228</text:p>
              </table:table-cell>
            </table:table-row>
            <table:table-row>
              <table:table-cell office:value-type="string"/>
              <table:table-cell office:value-type="float" office:value="0.0002887375624">
                <text:p>0.0002887375624</text:p>
              </table:table-cell>
              <table:table-cell office:value-type="float" office:value="0.000217725488">
                <text:p>0.000217725488</text:p>
              </table:table-cell>
              <table:table-cell office:value-type="float" office:value="0.0002634205752">
                <text:p>0.0002634205752</text:p>
              </table:table-cell>
              <table:table-cell office:value-type="float" office:value="0.00033559060736">
                <text:p>0.00033559060736</text:p>
              </table:table-cell>
            </table:table-row>
            <table:table-row>
              <table:table-cell office:value-type="string"/>
              <table:table-cell office:value-type="float" office:value="0.0002805450842">
                <text:p>0.0002805450842</text:p>
              </table:table-cell>
              <table:table-cell office:value-type="float" office:value="0.0000835973461">
                <text:p>0.0000835973461</text:p>
              </table:table-cell>
              <table:table-cell office:value-type="float" office:value="0.00009256204992">
                <text:p>0.00009256204992</text:p>
              </table:table-cell>
              <table:table-cell office:value-type="float" office:value="0.00029773765765">
                <text:p>0.00029773765765</text:p>
              </table:table-cell>
            </table:table-row>
            <table:table-row>
              <table:table-cell office:value-type="string"/>
              <table:table-cell office:value-type="float" office:value="0.0003598146314">
                <text:p>0.0003598146314</text:p>
              </table:table-cell>
              <table:table-cell office:value-type="float" office:value="0.0002443042702">
                <text:p>0.0002443042702</text:p>
              </table:table-cell>
              <table:table-cell office:value-type="float" office:value="0.0002550447004">
                <text:p>0.0002550447004</text:p>
              </table:table-cell>
              <table:table-cell office:value-type="float" office:value="0.00039282689404">
                <text:p>0.00039282689404</text:p>
              </table:table-cell>
            </table:table-row>
            <table:table-row>
              <table:table-cell office:value-type="string"/>
              <table:table-cell office:value-type="float" office:value="0.0003921586788">
                <text:p>0.0003921586788</text:p>
              </table:table-cell>
              <table:table-cell office:value-type="float" office:value="0.0002806352336">
                <text:p>0.0002806352336</text:p>
              </table:table-cell>
              <table:table-cell office:value-type="float" office:value="0.00031951329668">
                <text:p>0.00031951329668</text:p>
              </table:table-cell>
              <table:table-cell office:value-type="float" office:value="0.00043009916288">
                <text:p>0.00043009916288</text:p>
              </table:table-cell>
            </table:table-row>
            <table:table-row>
              <table:table-cell office:value-type="string"/>
              <table:table-cell office:value-type="float" office:value="0.0004352351928">
                <text:p>0.0004352351928</text:p>
              </table:table-cell>
              <table:table-cell office:value-type="float" office:value="0.0001613356448">
                <text:p>0.0001613356448</text:p>
              </table:table-cell>
              <table:table-cell office:value-type="float" office:value="0.00017454009824">
                <text:p>0.00017454009824</text:p>
              </table:table-cell>
              <table:table-cell office:value-type="float" office:value="0.00052637884224">
                <text:p>0.0005263788422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3.2$Windows_X86_64 LibreOffice_project/1048a8393ae2eeec98dff31b5c133c5f1d08b890</meta:generator>
  </office:meta>
</office:document-meta>
</file>

<file path=Object 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